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6000000047F02A1A77C801CEC7.png" manifest:media-type="image/png"/>
  <manifest:file-entry manifest:full-path="Pictures/2000000900003EDF00000759AF7003EF38772D0C.svm" manifest:media-type="image/x-sv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136.15mm"/>
    </style:style>
    <style:style style:name="co16" style:family="table-column">
      <style:table-column-properties fo:break-before="auto" style:column-width="30.2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28.72mm"/>
    </style:style>
    <style:style style:name="co20" style:family="table-column">
      <style:table-column-properties fo:break-before="auto" style:column-width="33.66mm"/>
    </style:style>
    <style:style style:name="co21" style:family="table-column">
      <style:table-column-properties fo:break-before="auto" style:column-width="157.39mm"/>
    </style:style>
    <style:style style:name="co22" style:family="table-column">
      <style:table-column-properties fo:break-before="auto" style:column-width="34.13mm"/>
    </style:style>
    <style:style style:name="co23" style:family="table-column">
      <style:table-column-properties fo:break-before="auto" style:column-width="30.85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30.5mm"/>
    </style:style>
    <style:style style:name="co26" style:family="table-column">
      <style:table-column-properties fo:break-before="auto" style:column-width="33.21mm"/>
    </style:style>
    <style:style style:name="co27" style:family="table-column">
      <style:table-column-properties fo:break-before="auto" style:column-width="73.0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20.3mm"/>
    </style:style>
    <style:style style:name="co31" style:family="table-column">
      <style:table-column-properties fo:break-before="auto" style:column-width="19.81mm"/>
    </style:style>
    <style:style style:name="co32" style:family="table-column">
      <style:table-column-properties fo:break-before="auto" style:column-width="14.85mm"/>
    </style:style>
    <style:style style:name="co33" style:family="table-column">
      <style:table-column-properties fo:break-before="auto" style:column-width="17.34mm"/>
    </style:style>
    <style:style style:name="co34" style:family="table-column">
      <style:table-column-properties fo:break-before="auto" style:column-width="17.69mm"/>
    </style:style>
    <style:style style:name="co35" style:family="table-column">
      <style:table-column-properties fo:break-before="auto" style:column-width="13.37mm"/>
    </style:style>
    <style:style style:name="co36" style:family="table-column">
      <style:table-column-properties fo:break-before="auto" style:column-width="14.61mm"/>
    </style:style>
    <style:style style:name="co37" style:family="table-column">
      <style:table-column-properties fo:break-before="auto" style:column-width="15.13mm"/>
    </style:style>
    <style:style style:name="co38" style:family="table-column">
      <style:table-column-properties fo:break-before="auto" style:column-width="66.53mm"/>
    </style:style>
    <style:style style:name="co39" style:family="table-column">
      <style:table-column-properties fo:break-before="auto" style:column-width="42.03mm"/>
    </style:style>
    <style:style style:name="co40" style:family="table-column">
      <style:table-column-properties fo:break-before="auto" style:column-width="27.52mm"/>
    </style:style>
    <style:style style:name="co41" style:family="table-column">
      <style:table-column-properties fo:break-before="auto" style:column-width="33.18mm"/>
    </style:style>
    <style:style style:name="co42" style:family="table-column">
      <style:table-column-properties fo:break-before="auto" style:column-width="6.97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4.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4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70" style:family="table-cell" style:parent-style-name="Default">
      <style:table-cell-properties fo:background-color="#000000" style:cell-protect="protected formula-hidden" style:print-content="true"/>
      <style:text-properties style:font-name="Times New Roman1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99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8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31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0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2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5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7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30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3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337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1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11" style:family="table-cell" style:parent-style-name="Default">
      <style:text-properties fo:color="#000000" style:font-name="Times New Roman1" fo:font-size="28pt" style:font-size-asian="28pt" style:font-size-complex="28pt"/>
    </style:style>
    <style:style style:name="ce3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8" style:family="table-cell" style:parent-style-name="Default">
      <style:table-cell-properties fo:background-color="#000000"/>
      <style:text-properties style:font-name="Times New Roman1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1" fo:font-size="28pt" style:font-size-asian="28pt" style:font-size-complex="28pt"/>
    </style:style>
    <style:style style:name="ce28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2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29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29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9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0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1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1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1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2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0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2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2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1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3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33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3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33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3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34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34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3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4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336" style:family="table-cell" style:parent-style-name="Default" style:data-style-name="N99">
      <style:text-properties fo:color="#ffffff" style:font-name="Times New Roman1" fo:font-size="28pt" style:font-size-asian="28pt" style:font-size-complex="28pt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50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365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7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7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37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37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380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38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3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8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38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39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39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3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39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40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40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40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40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40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0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41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41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4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41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42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40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4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3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442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44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41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41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22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45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417" style:family="table-cell" style:parent-style-name="FAUX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45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420" style:family="table-cell" style:parent-style-name="Default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5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4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46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4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4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46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4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47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443" style:family="table-cell" style:parent-style-name="Default">
      <style:table-cell-properties style:cell-protect="protected formula-hidden" style:print-content="true"/>
      <style:text-properties fo:font-size="15pt" style:font-size-asian="15pt" style:font-size-complex="15pt"/>
    </style:style>
    <style:style style:name="ce556" style:family="table-cell" style:parent-style-name="Default" style:data-style-name="N14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7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47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47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48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44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3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498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5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16pt" style:font-size-asian="16pt" style:font-size-complex="16pt"/>
    </style:style>
    <style:style style:name="ce52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54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54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54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545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54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47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4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5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5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57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6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62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56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56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7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7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8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7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74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7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8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9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4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60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0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614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2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62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64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4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6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98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1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0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35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ce86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857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5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9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1" style:family="table-cell" style:parent-style-name="Default">
      <style:table-cell-properties style:cell-protect="protected formula-hidden" style:print-content="true"/>
      <style:text-properties style:font-name="Times New Roman1"/>
    </style:style>
    <style:style style:name="ce862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86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86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865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66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97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98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0" style:family="table-cell" style:parent-style-name="Default">
      <style:table-cell-properties style:cell-protect="protected formula-hidden" style:print-content="true"/>
      <style:text-properties style:font-name="Times New Roman1" fo:font-size="6pt" style:font-size-asian="6pt" style:font-size-complex="6pt"/>
    </style:style>
    <style:style style:name="ce871" style:family="table-cell" style:parent-style-name="Default">
      <style:table-cell-properties style:cell-protect="protected formula-hidden" style:print-content="true" fo:border="0.06pt solid #000000"/>
      <style:text-properties style:font-name="Times New Roman1"/>
    </style:style>
    <style:style style:name="ce8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90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7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90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907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908" style:family="table-cell" style:parent-style-name="Default">
      <style:table-cell-properties style:cell-protect="protected formula-hidden" style:print-content="true" fo:background-color="transparent"/>
      <style:text-properties style:font-name="Times New Roman1"/>
    </style:style>
    <style:style style:name="ce87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87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1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ff3300"/>
    </style:style>
    <style:style style:name="T6" style:family="text">
      <style:text-properties fo:color="#ff3300" style:font-name="Times New Roman" style:font-name-asian="Times New Roman" style:font-name-complex="Times New Roman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style:font-name="Symbol" fo:font-weight="bold" style:font-weight-asian="bold" style:font-weight-complex="bold"/>
    </style:style>
    <style:style style:name="T9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3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m/1T0Wq+BDYa2QVUH/Cuwko8Dj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.03mm" svg:y="104.59mm">
            <draw:image xlink:href="Pictures/2000000900003EDF00000759AF7003EF38772D0C.svm" xlink:type="simple" xlink:show="embed" xlink:actuate="onLoad" loext:mime-type="image/x-svm">
              <text:p/>
            </draw:image>
            <draw:image xlink:href="Pictures/100002000000026000000047F02A1A77C801CEC7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3"/>
          <table:covered-table-cell table:style-name="ce26"/>
          <table:covered-table-cell table:number-columns-repeated="5" table:style-name="ce28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1"/>
          <table:table-cell table:style-name="ce23"/>
          <table:table-cell table:style-name="ce26"/>
          <table:table-cell table:style-name="ce28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8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0.1mm" draw:z-index="2" draw:style-name="gr3" draw:text-style-name="P3" svg:width="34.47mm" svg:height="8.02mm" svg:x="10.98mm" svg:y="2.66mm" draw:control="control1"/>
          </table:table-cell>
          <table:table-cell table:number-columns-repeated="2"/>
          <table:table-cell>
            <draw:control table:end-cell-address="Aide.F15" table:end-x="14.98mm" table:end-y="1.24mm" draw:z-index="3" draw:style-name="gr3" draw:text-style-name="P3" svg:width="34.88mm" svg:height="9.2mm" svg:x="2.69mm" svg:y="2.6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m/1T0Wq+BDYa2QVUH/Cuwko8Dj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Niveau 1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line draw:z-index="2" draw:style-name="gr5" draw:text-style-name="P2" svg:x1="165.64mm" svg:y1="59.29mm" svg:x2="165.64mm" svg:y2="103.6mm">
            <text:p/>
          </draw:line>
          <draw:line draw:z-index="3" draw:style-name="gr4" draw:text-style-name="P2" svg:x1="247.22mm" svg:y1="59.31mm" svg:x2="247.22mm" svg:y2="103.43mm">
            <text:p/>
          </draw:line>
          <draw:control draw:z-index="4" draw:style-name="gr3" draw:text-style-name="P4" svg:width="40.19mm" svg:height="16.8mm" svg:x="415.9mm" svg:y="5.82mm" draw:control="control3"/>
          <draw:control draw:z-index="5" draw:style-name="gr3" draw:text-style-name="P4" svg:width="39.9mm" svg:height="16.8mm" svg:x="360.65mm" svg:y="6.17mm" draw:control="control4"/>
          <draw:line draw:z-index="6" draw:style-name="gr5" draw:text-style-name="P2" svg:x1="165.87mm" svg:y1="133.74mm" svg:x2="165.87mm" svg:y2="178.37mm">
            <text:p/>
          </draw:line>
          <draw:line draw:z-index="7" draw:style-name="gr4" draw:text-style-name="P2" svg:x1="246.82mm" svg:y1="134.32mm" svg:x2="247.36mm" svg:y2="178.37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9" table:default-cell-style-name="ce13"/>
        <table:table-column table:style-name="co6" table:number-columns-repeated="11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4" table:default-cell-style-name="ce333"/>
        <table:table-row table:style-name="ro5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70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134"/>
          <table:table-cell table:style-name="ce70" table:number-columns-repeated="3"/>
          <table:table-cell table:style-name="ce317"/>
          <table:table-cell table:style-name="ce178"/>
          <table:table-cell table:style-name="ce198" table:formula="of:=IF(AND([$Synthèse.$G$1];OR([.$X$1];[.$X$2]));[$Données.N61];&quot;&quot;)" office:value-type="float" office:value="0" calcext:value-type="float" table:number-columns-spanned="2" table:number-rows-spanned="2">
            <text:p>0</text:p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5"/>
          <table:table-cell table:style-name="ce335"/>
          <table:table-cell table:style-name="ce337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5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70"/>
          <table:covered-table-cell table:style-name="ce134"/>
          <table:table-cell table:style-name="ce70" table:number-columns-repeated="3"/>
          <table:table-cell table:style-name="ce317"/>
          <table:table-cell table:style-name="ce70"/>
          <table:covered-table-cell table:style-name="ce70"/>
          <table:covered-table-cell table:style-name="ce242"/>
          <table:covered-table-cell table:style-name="ce70"/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69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29"/>
          <table:table-cell table:style-name="ce31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48]" office:value-type="string" office:string-value="(-x-17)(-x-29) = 0" calcext:value-type="string" table:number-columns-spanned="3" table:number-rows-spanned="1">
            <text:p>(-x-17)(-x-29) = 0</text:p>
          </table:table-cell>
          <table:covered-table-cell table:style-name="ce191"/>
          <table:covered-table-cell table:style-name="ce200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4]" office:value-type="string" office:string-value="Signe de (-x-17)" calcext:value-type="string">
            <text:p>Signe de (-x-17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5]" office:value-type="string" office:string-value="Signe de (-x-29)" calcext:value-type="string">
            <text:p>Signe de (-x-29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49];1;0);&quot;&quot;))">
            <text:p/>
          </table:table-cell>
          <table:table-cell table:style-name="ce168" table:formula="of:=IF(ISBLANK([.N5]);&quot;&quot;;IF(AND([.$X$1];[$Synthèse.$G$1]);IF([.N5]=[$Données.C49];1;0);&quot;&quot;))">
            <text:p/>
          </table:table-cell>
          <table:table-cell table:style-name="ce189" table:formula="of:=IF(ISBLANK([.O5]);&quot;&quot;;IF(AND([.$X$1];[$Synthèse.$G$1]);IF([.O5]=[$Données.D49];1;0);&quot;&quot;))">
            <text:p/>
          </table:table-cell>
          <table:table-cell table:style-name="ce209" table:formula="of:=IF(ISBLANK([.P5]);&quot;&quot;;IF(AND([.$X$1];[$Synthèse.$G$1]);IF([.P5]=[$Données.E49];1;0);&quot;&quot;))">
            <text:p/>
          </table:table-cell>
          <table:table-cell table:style-name="ce252" table:formula="of:=IF(ISBLANK([.Q5]);&quot;&quot;;IF(AND([.$X$1];[$Synthèse.$G$1]);IF([.Q5]=[$Données.F49];1;0);&quot;&quot;)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6]" office:value-type="string" office:string-value="Signe de (-x-17)(-x-29)" calcext:value-type="string">
            <text:p>Signe de (-x-17)(-x-29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64" table:formula="of:=IF(AND([.$X$1];[.$X$2];[$Synthèse.$G$1]);[$Données.B49];&quot;&quot;)">
            <text:p/>
          </table:table-cell>
          <table:table-cell table:style-name="ce185" table:formula="of:=IF(AND([.$X$1];[.$X$2];[$Synthèse.$G$1]);[$Données.C49];&quot;&quot;)">
            <text:p/>
          </table:table-cell>
          <table:table-cell table:style-name="ce199" table:formula="of:=IF(AND([.$X$1];[.$X$2];[$Synthèse.$G$1]);[$Données.D49];&quot;&quot;)">
            <text:p/>
          </table:table-cell>
          <table:table-cell table:style-name="ce222" table:formula="of:=IF(AND([.$X$1];[.$X$2];[$Synthèse.$G$1]);[$Données.E49];&quot;&quot;)">
            <text:p/>
          </table:table-cell>
          <table:table-cell table:style-name="ce254" table:formula="of:=IF(AND([.$X$1];[.$X$2];[$Synthèse.$G$1]);[$Données.F49];&quot;&quot;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5">
          <table:table-cell table:style-name="ce71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;[$Synthèse.$G$1]);[$Données.C43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02" table:formula="of:=IF(AND([.$X$1];[.$X$2];[$Synthèse.$G$1]);[$Données.F43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265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56]" office:value-type="string" office:string-value="(-x-17)(-x-29) &gt; 0" calcext:value-type="string" table:number-columns-spanned="4" table:number-rows-spanned="1">
            <text:p>(-x-17)(-x-29) &gt;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table:formula="of:=[.A5]" office:value-type="string" office:string-value="Signe de (-x-17)" calcext:value-type="string">
            <text:p>Signe de (-x-17)</text:p>
          </table:table-cell>
          <table:table-cell table:style-name="ce122" table:formula="of:=IF(AND([.$X$1];[.$X$2];[$Synthèse.$G$1]);[$Données.B44];&quot;&quot;)">
            <text:p/>
          </table:table-cell>
          <table:table-cell table:style-name="ce102" table:formula="of:=IF(AND([.$X$1];[.$X$2];[$Synthèse.$G$1]);[Données.C44];&quot;&quot;)" table:number-columns-spanned="2" table:number-rows-spanned="1">
            <text:p/>
          </table:table-cell>
          <table:covered-table-cell table:style-name="ce102" table:formula="of:=IF([.$X$2];['Niveau 6'.J48];&quot;&quot;)">
            <text:p/>
          </table:covered-table-cell>
          <table:table-cell table:style-name="ce31" table:formula="of:=IF(AND([.$X$1];[.$X$2];[$Synthèse.$G$1]);[Données.E44];&quot;&quot;)">
            <text:p/>
          </table:table-cell>
          <table:table-cell table:style-name="ce102" table:formula="of:=IF(AND([.$X$1];[.$X$2];[$Synthèse.$G$1]);[$Données.F44];&quot;&quot;)" table:number-columns-spanned="2" table:number-rows-spanned="1">
            <text:p/>
          </table:table-cell>
          <table:covered-table-cell table:style-name="ce102" table:formula="of:=IF([.$X$2];['Niveau 6'.M48];&quot;&quot;)">
            <text:p/>
          </table:covered-table-cell>
          <table:table-cell table:style-name="ce226" table:formula="of:=IF(AND([.$X$1];[.$X$2];[$Synthèse.$G$1]);[Données.H44];&quot;&quot;)">
            <text:p/>
          </table:table-cell>
          <table:table-cell table:style-name="ce138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table:formula="of:=[.A6]" office:value-type="string" office:string-value="Signe de (-x-29)" calcext:value-type="string">
            <text:p>Signe de (-x-29)</text:p>
          </table:table-cell>
          <table:table-cell table:style-name="ce122" table:formula="of:=IF(AND([.$X$1];[.$X$2];[$Synthèse.$G$1]);[$Données.B45];&quot;&quot;)">
            <text:p/>
          </table:table-cell>
          <table:table-cell table:style-name="ce102" table:formula="of:=IF(AND([.$X$1];[.$X$2];[$Synthèse.$G$1]);[Données.C45];&quot;&quot;)" table:number-columns-spanned="2" table:number-rows-spanned="1">
            <text:p/>
          </table:table-cell>
          <table:covered-table-cell table:style-name="ce102" table:formula="of:=IF([.$X$2];['Niveau 6'.J49];&quot;&quot;)">
            <text:p/>
          </table:covered-table-cell>
          <table:table-cell table:style-name="ce31" table:formula="of:=IF(AND([.$X$1];[.$X$2];[$Synthèse.$G$1]);[Données.E45];&quot;&quot;)">
            <text:p/>
          </table:table-cell>
          <table:table-cell table:style-name="ce102" table:formula="of:=IF(AND([.$X$1];[.$X$2];[$Synthèse.$G$1]);[$Données.F45];&quot;&quot;)" table:number-columns-spanned="2" table:number-rows-spanned="1">
            <text:p/>
          </table:table-cell>
          <table:covered-table-cell table:style-name="ce102" table:formula="of:=IF([.$X$2];['Niveau 6'.M49];&quot;&quot;)">
            <text:p/>
          </table:covered-table-cell>
          <table:table-cell table:style-name="ce226" table:formula="of:=IF(AND([.$X$1];[.$X$2];[$Synthèse.$G$1]);[Données.H45];&quot;&quot;)">
            <text:p/>
          </table:table-cell>
          <table:table-cell table:style-name="ce289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54" table:formula="of:=IF(ISBLANK([.M10]);&quot;&quot;;IF(AND([.$X$1];[$Synthèse.$G$1]);IF([.M10]=[$Données.B57];1;0);&quot;&quot;))">
            <text:p/>
          </table:table-cell>
          <table:table-cell table:style-name="ce180" table:formula="of:=IF(ISBLANK([.N10]);&quot;&quot;;IF(AND([.$X$1];[$Synthèse.$G$1]);IF([.N10]=[$Données.C57];1;0);&quot;&quot;))">
            <text:p/>
          </table:table-cell>
          <table:table-cell table:style-name="ce194" table:formula="of:=IF(ISBLANK([.O10]);&quot;&quot;;IF(AND([.$X$1];[$Synthèse.$G$1]);IF([.O10]=[$Données.D57];1;0);&quot;&quot;))">
            <text:p/>
          </table:table-cell>
          <table:table-cell table:style-name="ce218" table:formula="of:=IF(ISBLANK([.P10]);&quot;&quot;;IF(AND([.$X$1];[$Synthèse.$G$1]);IF([.P10]=[$Données.E57];1;0);&quot;&quot;))">
            <text:p/>
          </table:table-cell>
          <table:table-cell table:style-name="ce237" table:formula="of:=IF(ISBLANK([.Q10]);&quot;&quot;;IF(AND([.$X$1];[$Synthèse.$G$1]);IF([.Q10]=[$Données.F57];1;0);&quot;&quot;))">
            <text:p/>
          </table:table-cell>
          <table:table-cell table:style-name="ce245" table:formula="of:=IF(ISBLANK([.R10]);&quot;&quot;;IF(AND([.$X$1];[$Synthèse.$G$1]);IF([.R10]=[$Données.G57];1;0);&quot;&quot;))">
            <text:p/>
          </table:table-cell>
          <table:table-cell table:style-name="ce251" table:formula="of:=IF(ISBLANK([.S10]);&quot;&quot;;IF(AND([.$X$1];[$Synthèse.$G$1]);IF([.S10]=[$Données.H57];1;0);&quot;&quot;))">
            <text:p/>
          </table:table-cell>
          <table:table-cell table:style-name="ce259" table:formula="of:=IF(ISBLANK([.T10]);&quot;&quot;;IF(AND([.$X$1];[$Synthèse.$G$1]);IF([.T10]=[$Données.I57];1;0);&quot;&quot;))">
            <text:p/>
          </table:table-cell>
          <table:table-cell table:style-name="ce266" table:formula="of:=IF(ISBLANK([.U10]);&quot;&quot;;IF(AND([.$X$1];[$Synthèse.$G$1]);IF([.U10]=[$Données.J57];1;0);&quot;&quot;))">
            <text:p/>
          </table:table-cell>
          <table:table-cell table:style-name="ce269" table:formula="of:=IF(ISBLANK([.V10]);&quot;&quot;;IF(AND([.$X$1];[$Synthèse.$G$1]);IF([.V10]=[$Données.K57];1;0);&quot;&quot;))">
            <text:p/>
          </table:table-cell>
          <table:table-cell table:style-name="ce275" table:formula="of:=IF(ISBLANK([.W10]);&quot;&quot;;IF(AND([.$X$1];[$Synthèse.$G$1]);IF([.W10]=[$Données.L57];1;0);&quot;&quot;)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table:formula="of:=[.A7]" office:value-type="string" office:string-value="Signe de (-x-17)(-x-29)" calcext:value-type="string">
            <text:p>Signe de (-x-17)(-x-29)</text:p>
          </table:table-cell>
          <table:table-cell table:style-name="ce122" table:formula="of:=IF(AND([.$X$1];[.$X$2];[$Synthèse.$G$1]);[$Données.B46];&quot;&quot;)">
            <text:p/>
          </table:table-cell>
          <table:table-cell table:style-name="ce102" table:formula="of:=IF(AND([.$X$1];[.$X$2];[$Synthèse.$G$1]);[Données.C46];&quot;&quot;)" table:number-columns-spanned="2" table:number-rows-spanned="1">
            <text:p/>
          </table:table-cell>
          <table:covered-table-cell table:style-name="ce102" table:formula="of:=IF([.$X$2];['Niveau 6'.J50];&quot;&quot;)">
            <text:p/>
          </table:covered-table-cell>
          <table:table-cell table:style-name="ce31" table:formula="of:=IF(AND([.$X$1];[.$X$2];[$Synthèse.$G$1]);[Données.E46];&quot;&quot;)">
            <text:p/>
          </table:table-cell>
          <table:table-cell table:style-name="ce102" table:formula="of:=IF(AND([.$X$1];[.$X$2];[$Synthèse.$G$1]);[$Données.F46];&quot;&quot;)" table:number-columns-spanned="2" table:number-rows-spanned="1">
            <text:p/>
          </table:table-cell>
          <table:covered-table-cell table:style-name="ce102" table:formula="of:=IF([.$X$2];['Niveau 6'.M50];&quot;&quot;)">
            <text:p/>
          </table:covered-table-cell>
          <table:table-cell table:style-name="ce226" table:formula="of:=IF(AND([.$X$1];[.$X$2];[$Synthèse.$G$1]);[Données.H46];&quot;&quot;)">
            <text:p/>
          </table:table-cell>
          <table:table-cell table:style-name="ce306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73" table:formula="of:=IF(AND([.$X$1];[.$X$2];[$Synthèse.$G$1]);[$Données.B58];&quot;&quot;)">
            <text:p/>
          </table:table-cell>
          <table:table-cell table:style-name="ce188" table:formula="of:=IF(AND([.$X$1];[.$X$2];[$Synthèse.$G$1]);[$Données.C58];&quot;&quot;)">
            <text:p/>
          </table:table-cell>
          <table:table-cell table:style-name="ce204" table:formula="of:=IF(AND([.$X$1];[.$X$2];[$Synthèse.$G$1]);[$Données.D58];&quot;&quot;)">
            <text:p/>
          </table:table-cell>
          <table:table-cell table:style-name="ce240" table:formula="of:=IF(AND([.$X$1];[.$X$2];[$Synthèse.$G$1]);[$Données.E58];&quot;&quot;)">
            <text:p/>
          </table:table-cell>
          <table:table-cell table:style-name="ce260" table:formula="of:=IF(AND([.$X$1];[.$X$2];[$Synthèse.$G$1]);[$Données.F58];&quot;&quot;)">
            <text:p/>
          </table:table-cell>
          <table:table-cell table:style-name="ce388" table:formula="of:=IF(AND([.$X$1];[.$X$2];[$Synthèse.$G$1]);[$Données.G58];&quot;&quot;)">
            <text:p/>
          </table:table-cell>
          <table:table-cell table:style-name="ce282" table:formula="of:=IF(AND([.$X$1];[.$X$2];[$Synthèse.$G$1]);[$Données.H58];&quot;&quot;)">
            <text:p/>
          </table:table-cell>
          <table:table-cell table:style-name="ce295" table:formula="of:=IF(AND([.$X$1];[.$X$2];[$Synthèse.$G$1]);[$Données.I58];&quot;&quot;)">
            <text:p/>
          </table:table-cell>
          <table:table-cell table:style-name="ce307" table:formula="of:=IF(AND([.$X$1];[.$X$2];[$Synthèse.$G$1]);[$Données.J58];&quot;&quot;)">
            <text:p/>
          </table:table-cell>
          <table:table-cell table:style-name="ce313" table:formula="of:=IF(AND([.$X$1];[.$X$2];[$Synthèse.$G$1]);[$Données.K58];&quot;&quot;)">
            <text:p/>
          </table:table-cell>
          <table:table-cell table:style-name="ce323" table:formula="of:=IF(AND([.$X$1];[.$X$2];[$Synthèse.$G$1]);[$Données.L58];&quot;&quot;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4"/>
        </table:table-row>
        <table:table-row table:style-name="ro5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8"/>
          <table:covered-table-cell table:number-columns-repeated="6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18"/>
          <table:table-cell table:style-name="ce333" table:number-columns-repeated="5"/>
          <table:table-cell table:number-columns-repeated="999"/>
        </table:table-row>
        <table:table-row table:style-name="ro5">
          <table:table-cell table:style-name="ce212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5">
          <table:table-cell table:style-name="ce212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5">
          <table:table-cell table:style-name="ce109"/>
          <table:table-cell table:style-name="ce212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 table:number-columns-repeated="2"/>
          <table:table-cell table:style-name="ce212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5" table:number-rows-repeated="25">
          <table:table-cell table:style-name="ce109" table:number-columns-repeated="960"/>
          <table:table-cell table:style-name="ce212" table:number-columns-repeated="64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1" table:protected="true" table:protection-key="m/1T0Wq+BDYa2QVUH/Cuwko8Dj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94.44mm" svg:y="5.82mm" draw:control="control5"/>
          <draw:control draw:z-index="3" draw:style-name="gr3" draw:text-style-name="P4" svg:width="39.9mm" svg:height="16.8mm" svg:x="331.24mm" svg:y="5.67mm" draw:control="control6"/>
          <draw:line draw:z-index="4" draw:style-name="gr5" draw:text-style-name="P2" svg:x1="161.32mm" svg:y1="59.47mm" svg:x2="161.32mm" svg:y2="89.03mm">
            <text:p/>
          </draw:line>
          <draw:line draw:z-index="5" draw:style-name="gr4" draw:text-style-name="P2" svg:x1="224.64mm" svg:y1="59.49mm" svg:x2="224.64mm" svg:y2="89.43mm">
            <text:p/>
          </draw:line>
          <draw:line draw:z-index="6" draw:style-name="gr5" draw:text-style-name="P2" svg:x1="161.4mm" svg:y1="163.87mm" svg:x2="161.4mm" svg:y2="193.55mm">
            <text:p/>
          </draw:line>
          <draw:line draw:z-index="7" draw:style-name="gr4" draw:text-style-name="P2" svg:x1="224.61mm" svg:y1="163.59mm" svg:x2="224.82mm" svg:y2="193.05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10" table:default-cell-style-name="ce13"/>
        <table:table-column table:style-name="co6" table:number-columns-repeated="14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3" table:default-cell-style-name="ce333"/>
        <table:table-column table:style-name="co9" table:default-cell-style-name="ce227"/>
        <table:table-row table:style-name="ro5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3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318" table:number-columns-repeated="3"/>
          <table:table-cell table:style-name="ce317" table:number-columns-repeated="2"/>
          <table:table-cell table:style-name="ce198" table:formula="of:=IF(AND([$Synthèse.$G$1];OR([.$X$1];[.$X$2]));[$Données.N90];&quot;&quot;)" table:number-columns-spanned="2" table:number-rows-spanned="2">
            <text:p/>
          </table:table-cell>
          <table:covered-table-cell table:style-name="ce333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6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5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3"/>
          <table:covered-table-cell table:style-name="ce316"/>
          <table:table-cell table:style-name="ce318" table:number-columns-repeated="3"/>
          <table:table-cell table:style-name="ce317" table:number-columns-repeated="2"/>
          <table:covered-table-cell table:style-name="ce55"/>
          <table:covered-table-cell table:number-columns-repeated="2" table:style-name="ce70"/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7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102"/>
          <table:table-cell table:style-name="ce102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77]" office:value-type="string" office:string-value="(x-22) / (x-26) = 0" calcext:value-type="string" table:number-columns-spanned="3" table:number-rows-spanned="1">
            <text:p>(x-22) / (x-26) = 0</text:p>
          </table:table-cell>
          <table:covered-table-cell table:style-name="ce191"/>
          <table:covered-table-cell table:style-name="ce200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3]" office:value-type="string" office:string-value="(x-22)" calcext:value-type="string">
            <text:p>(x-22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4]" office:value-type="string" office:string-value="(x-26)" calcext:value-type="string">
            <text:p>(x-26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4" table:formula="of:=IF(ISBLANK([.M5]);&quot;&quot;;IF(AND([.$X$1];[$Synthèse.$G$1]);IF([.M5]=[$Données.B78];1;0);&quot;&quot;))">
            <text:p/>
          </table:table-cell>
          <table:table-cell table:style-name="ce291" table:formula="of:=IF(ISBLANK([.N5]);&quot;&quot;;IF(AND([.$X$1];[$Synthèse.$G$1]);IF([.N5]=[$Données.C78];1;0);&quot;&quot;))">
            <text:p/>
          </table:table-cell>
          <table:table-cell table:style-name="ce301" table:formula="of:=IF(ISBLANK([.O5]);&quot;&quot;;IF(AND([.$X$1];[$Synthèse.$G$1]);IF([.O5]=[$Données.D78];1;0);&quot;&quot;))">
            <text:p/>
          </table:table-cell>
          <table:table-cell table:style-name="ce312" table:formula="of:=IF(ISBLANK([.P5]);&quot;&quot;;IF(AND([.$X$1];[$Synthèse.$G$1]);IF([.P5]=[$Données.E78];1;0);&quot;&quot;))">
            <text:p/>
          </table:table-cell>
          <table:table-cell table:style-name="ce321" table:formula="of:=IF(ISBLANK([.Q5]);&quot;&quot;;IF([.$X$1];IF([.Q5]=[$Données.F78];1;0);&quot;&quot;)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5]" office:value-type="string" office:string-value="Signe de (x-22) / (x-26)" calcext:value-type="string">
            <text:p>Signe de (x-22) / (x-26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5" table:formula="of:=IF(AND([.$X$1];[.$X$2];[$Synthèse.$G$1]);[$Données.B78];&quot;&quot;)">
            <text:p/>
          </table:table-cell>
          <table:table-cell table:style-name="ce292" table:formula="of:=IF(AND([.$X$1];[.$X$2];[$Synthèse.$G$1]);[$Données.C78];&quot;&quot;)">
            <text:p/>
          </table:table-cell>
          <table:table-cell table:style-name="ce302" table:formula="of:=IF(AND([.$X$1];[.$X$2];[$Synthèse.$G$1]);[$Données.D78];&quot;&quot;)">
            <text:p/>
          </table:table-cell>
          <table:table-cell table:style-name="ce302" table:formula="of:=IF(AND([.$X$1];[.$X$2];[$Synthèse.$G$1]);[$Données.E78];&quot;&quot;)">
            <text:p/>
          </table:table-cell>
          <table:table-cell table:style-name="ce309" table:formula="of:=IF(AND([.$X$1];[.$X$2];[$Synthèse.$G$1]);[$Données.F78];&quot;&quot;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5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Default"/>
          <table:covered-table-cell table:number-columns-repeated="6"/>
          <table:table-cell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style-name="ce333" table:number-columns-repeated="2"/>
          <table:table-cell table:number-columns-repeated="999"/>
        </table:table-row>
        <table:table-row table:style-name="ro5">
          <table:table-cell table:number-columns-repeated="9"/>
          <table:table-cell table:style-name="Default" table:number-columns-repeated="14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;[$Synthèse.$G$1]);[Données.C72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102"/>
          <table:table-cell table:style-name="ce102" table:formula="of:=IF(AND([.$X$1];[.$X$2];[$Synthèse.$G$1]);[Données.F7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85]" office:value-type="string" office:string-value="(x-22) / (x-26) ≤ 0" calcext:value-type="string" table:number-columns-spanned="4" table:number-rows-spanned="1">
            <text:p>(x-22) / (x-26) ≤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5]" office:value-type="string" office:string-value="(x-22)" calcext:value-type="string">
            <text:p>(x-22)</text:p>
          </table:table-cell>
          <table:table-cell table:style-name="ce122" table:formula="of:=IF(AND([.$X$1];[.$X$2];[$Synthèse.$G$1]);[Données.B73];&quot;&quot;)">
            <text:p/>
          </table:table-cell>
          <table:table-cell table:style-name="ce102" table:formula="of:=IF(AND([.$X$1];[.$X$2];[$Synthèse.$G$1]);[Données.C73];&quot;&quot;)" table:number-columns-spanned="2" table:number-rows-spanned="1">
            <text:p/>
          </table:table-cell>
          <table:covered-table-cell table:style-name="ce102" table:formula="of:=IF([.B12]&lt;&gt;&quot;&quot;;IF(VALUE(COM.MICROSOFT.CONCAT(#REF!;[.B12]))=-#REF!;0;&quot;&quot;);&quot;&quot;)">
            <text:p/>
          </table:covered-table-cell>
          <table:table-cell table:style-name="ce102" table:formula="of:=IF(AND([.$X$1];[.$X$2];[$Synthèse.$G$1]);[Données.E73];&quot;&quot;)">
            <text:p/>
          </table:table-cell>
          <table:table-cell table:style-name="ce102" table:formula="of:=IF(AND([.$X$1];[.$X$2];[$Synthèse.$G$1]);[Données.F7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73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6]" office:value-type="string" office:string-value="(x-26)" calcext:value-type="string">
            <text:p>(x-26)</text:p>
          </table:table-cell>
          <table:table-cell table:style-name="ce122" table:formula="of:=IF(AND([.$X$1];[.$X$2];[$Synthèse.$G$1]);[Données.B74];&quot;&quot;)">
            <text:p/>
          </table:table-cell>
          <table:table-cell table:style-name="ce102" table:formula="of:=IF(AND([.$X$1];[.$X$2];[$Synthèse.$G$1]);[Données.C74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;[$Synthèse.$G$1]);[Données.E74];&quot;&quot;)">
            <text:p/>
          </table:table-cell>
          <table:table-cell table:style-name="ce102" table:formula="of:=IF(AND([.$X$1];[.$X$2];[$Synthèse.$G$1]);[Données.F74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74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90" table:formula="of:=IF(ISBLANK([.M12]);&quot;&quot;;IF(AND([.$X$1];[$Synthèse.$G$1]);IF([.M12]=[$Données.B86];1;0);&quot;&quot;))">
            <text:p/>
          </table:table-cell>
          <table:table-cell table:style-name="ce297" table:formula="of:=IF(ISBLANK([.N12]);&quot;&quot;;IF(AND([.$X$1];[$Synthèse.$G$1]);IF([.N12]=[$Données.C86];1;0);&quot;&quot;))">
            <text:p/>
          </table:table-cell>
          <table:table-cell table:style-name="ce308" table:formula="of:=IF(ISBLANK([.O12]);&quot;&quot;;IF(AND([.$X$1];[$Synthèse.$G$1]);IF([.O12]=[$Données.D86];1;0);&quot;&quot;))">
            <text:p/>
          </table:table-cell>
          <table:table-cell table:style-name="ce314" table:formula="of:=IF(ISBLANK([.P12]);&quot;&quot;;IF(AND([.$X$1];[$Synthèse.$G$1]);IF([.P12]=[$Données.E86];1;0);&quot;&quot;))">
            <text:p/>
          </table:table-cell>
          <table:table-cell table:style-name="ce324" table:formula="of:=IF(ISBLANK([.Q12]);&quot;&quot;;IF(AND([.$X$1];[$Synthèse.$G$1]);IF([.Q12]=[$Données.F86];1;0);&quot;&quot;))">
            <text:p/>
          </table:table-cell>
          <table:table-cell table:style-name="ce328" table:formula="of:=IF(ISBLANK([.R12]);&quot;&quot;;IF(AND([.$X$1];[$Synthèse.$G$1]);IF([.R12]=[$Données.G86];1;0);&quot;&quot;))">
            <text:p/>
          </table:table-cell>
          <table:table-cell table:style-name="ce332" table:formula="of:=IF(ISBLANK([.S12]);&quot;&quot;;IF(AND([.$X$1];[$Synthèse.$G$1]);IF([.S12]=[$Données.H86];1;0);&quot;&quot;))">
            <text:p/>
          </table:table-cell>
          <table:table-cell table:style-name="ce338" table:formula="of:=IF(ISBLANK([.T12]);&quot;&quot;;IF(AND([.$X$1];[$Synthèse.$G$1]);IF([.T12]=[$Données.I86];1;0);&quot;&quot;))">
            <text:p/>
          </table:table-cell>
          <table:table-cell table:style-name="ce340" table:formula="of:=IF(ISBLANK([.U12]);&quot;&quot;;IF(AND([.$X$1];[$Synthèse.$G$1]);IF([.U12]=[$Données.J86];1;0);&quot;&quot;))">
            <text:p/>
          </table:table-cell>
          <table:table-cell table:style-name="ce342" table:formula="of:=IF(ISBLANK([.V12]);&quot;&quot;;IF(AND([.$X$1];[$Synthèse.$G$1]);IF([.V12]=[$Données.K86];1;0);&quot;&quot;))">
            <text:p/>
          </table:table-cell>
          <table:table-cell table:style-name="ce346" table:formula="of:=IF(ISBLANK([.W12]);&quot;&quot;;IF(AND([.$X$1];[$Synthèse.$G$1]);IF([.W12]=[$Données.L86];1;0);&quot;&quot;)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7]" office:value-type="string" office:string-value="Signe de (x-22) / (x-26)" calcext:value-type="string">
            <text:p>Signe de (x-22) / (x-26)</text:p>
          </table:table-cell>
          <table:table-cell table:style-name="ce122" table:formula="of:=IF(AND([.$X$1];[.$X$2];[$Synthèse.$G$1]);[Données.B75];&quot;&quot;)">
            <text:p/>
          </table:table-cell>
          <table:table-cell table:style-name="ce102" table:formula="of:=IF(AND([.$X$1];[.$X$2];[$Synthèse.$G$1]);[Données.C75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;[$Synthèse.$G$1]);[Données.E75];&quot;&quot;)">
            <text:p/>
          </table:table-cell>
          <table:table-cell table:style-name="ce102" table:formula="of:=IF(AND([.$X$1];[.$X$2];[$Synthèse.$G$1]);[Données.F75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75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7" table:formula="of:=IF(AND([.$X$1];[.$X$2];[$Synthèse.$G$1]);[$Données.B87];&quot;&quot;)">
            <text:p/>
          </table:table-cell>
          <table:table-cell table:style-name="ce293" table:formula="of:=IF(AND([.$X$1];[.$X$2];[$Synthèse.$G$1]);[$Données.C87];&quot;&quot;)">
            <text:p/>
          </table:table-cell>
          <table:table-cell table:style-name="ce299" table:formula="of:=IF(AND([.$X$1];[.$X$2];[$Synthèse.$G$1]);[$Données.D87];&quot;&quot;)">
            <text:p/>
          </table:table-cell>
          <table:table-cell table:style-name="ce315" table:formula="of:=IF(AND([.$X$1];[.$X$2];[$Synthèse.$G$1]);[$Données.E87];&quot;&quot;)">
            <text:p/>
          </table:table-cell>
          <table:table-cell table:style-name="ce326" table:formula="of:=IF(AND([.$X$1];[.$X$2];[$Synthèse.$G$1]);[$Données.F87];&quot;&quot;)">
            <text:p/>
          </table:table-cell>
          <table:table-cell table:style-name="ce319" table:formula="of:=IF(AND([.$X$1];[.$X$2];[$Synthèse.$G$1]);[$Données.G87];&quot;&quot;)">
            <text:p/>
          </table:table-cell>
          <table:table-cell table:style-name="ce334" table:formula="of:=IF(AND([.$X$1];[.$X$2];[$Synthèse.$G$1]);[$Données.H87];&quot;&quot;)">
            <text:p/>
          </table:table-cell>
          <table:table-cell table:style-name="ce325" table:formula="of:=IF(AND([.$X$1];[.$X$2];[$Synthèse.$G$1]);[$Données.I87];&quot;&quot;)">
            <text:p/>
          </table:table-cell>
          <table:table-cell table:style-name="ce341" table:formula="of:=IF(AND([.$X$1];[.$X$2];[$Synthèse.$G$1]);[$Données.J87];&quot;&quot;)">
            <text:p/>
          </table:table-cell>
          <table:table-cell table:style-name="ce343" table:formula="of:=IF(AND([.$X$1];[.$X$2];[$Synthèse.$G$1]);[$Données.K87];&quot;&quot;)">
            <text:p/>
          </table:table-cell>
          <table:table-cell table:style-name="ce331" table:formula="of:=IF(AND([.$X$1];[.$X$2];[$Synthèse.$G$1]);[$Données.L87];&quot;&quot;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Default"/>
          <table:table-cell table:style-name="ce111" table:number-columns-repeated="7"/>
          <table:table-cell table:style-name="ce109" table:number-columns-repeated="4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300"/>
          <table:table-cell table:style-name="ce305"/>
          <table:table-cell table:style-name="ce327"/>
          <table:table-cell table:style-name="ce330"/>
          <table:table-cell table:style-name="ce109" table:number-columns-repeated="2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327"/>
          <table:table-cell table:style-name="ce330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1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5">
          <table:table-cell table:style-name="ce109"/>
          <table:table-cell table:style-name="ce111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 table:number-columns-repeated="2"/>
          <table:table-cell table:style-name="ce111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5" table:number-rows-repeated="25">
          <table:table-cell table:style-name="ce109" table:number-columns-repeated="960"/>
          <table:table-cell table:style-name="ce212" table:number-columns-repeated="63"/>
          <table:table-cell table:style-name="ce111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1" table:protected="true" table:protection-key="m/1T0Wq+BDYa2QVUH/Cuwko8Dj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7" form:id="control7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9" form:id="control9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161.18mm" svg:y1="59.54mm" svg:x2="161.18mm" svg:y2="104.64mm">
            <text:p/>
          </draw:line>
          <draw:line draw:z-index="2" draw:style-name="gr4" draw:text-style-name="P2" svg:x1="206.8mm" svg:y1="59.49mm" svg:x2="206.8mm" svg:y2="104.41mm">
            <text:p/>
          </draw:line>
          <draw:line draw:z-index="3" draw:style-name="gr5" draw:text-style-name="P2" svg:x1="160.15mm" svg:y1="133.84mm" svg:x2="160.15mm" svg:y2="178.78mm">
            <text:p/>
          </draw:line>
          <draw:line draw:z-index="4" draw:style-name="gr4" draw:text-style-name="P2" svg:x1="206.08mm" svg:y1="134.28mm" svg:x2="206.08mm" svg:y2="179.02mm">
            <text:p/>
          </draw:line>
          <draw:control draw:z-index="5" draw:style-name="gr6" draw:text-style-name="P5" svg:width="6.08mm" svg:height="1.07mm" svg:x="213.32mm" svg:y="232.11mm" draw:control="control7"/>
          <draw:control draw:z-index="6" draw:style-name="gr3" draw:text-style-name="P4" svg:width="39.9mm" svg:height="16.8mm" svg:x="293.83mm" svg:y="6.03mm" draw:control="control8"/>
          <draw:control draw:z-index="7" draw:style-name="gr3" draw:text-style-name="P4" svg:width="40.19mm" svg:height="16.8mm" svg:x="356.34mm" svg:y="6.67mm" draw:control="control9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1000" table:default-cell-style-name="ce41"/>
        <table:table-row table:style-name="ro7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50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50"/>
          <table:covered-table-cell table:style-name="ce316"/>
          <table:table-cell table:style-name="ce317" table:number-columns-repeated="4"/>
          <table:table-cell table:style-name="ce419"/>
          <table:covered-table-cell table:style-name="ce317"/>
          <table:covered-table-cell table:style-name="ce465"/>
          <table:covered-table-cell table:style-name="ce350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7x-1)(4x-1) = 0" calcext:value-type="string" table:number-columns-spanned="3" table:number-rows-spanned="1">
            <text:p>(7x-1)(4x-1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6"/>
        </table:table-row>
        <table:table-row table:style-name="ro7">
          <table:table-cell table:style-name="ce5" table:formula="of:=[$Données.A101]" office:value-type="string" office:string-value="Signe de (7x-1)" calcext:value-type="string">
            <text:p>Signe de (7x-1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6"/>
        </table:table-row>
        <table:table-row table:style-name="ro7">
          <table:table-cell table:style-name="ce5" table:formula="of:=[$Données.A102]" office:value-type="string" office:string-value="Signe de (4x-1)" calcext:value-type="string">
            <text:p>Signe de (4x-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65" table:formula="of:=IF(ISBLANK([.M5]);&quot;&quot;;IF(AND([.$X$1];[$Synthèse.$G$1]);IF([.M5]=[$Données.B106];1;0);&quot;&quot;))">
            <text:p/>
          </table:table-cell>
          <table:table-cell table:style-name="ce373" table:formula="of:=IF(ISBLANK([.N5]);&quot;&quot;;IF(AND([.$X$1];[$Synthèse.$G$1]);IF([.N5]=[$Données.F96];1;0);&quot;&quot;))">
            <text:p/>
          </table:table-cell>
          <table:table-cell table:style-name="ce379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6"/>
        </table:table-row>
        <table:table-row table:style-name="ro7">
          <table:table-cell table:style-name="ce5" table:formula="of:=[$Données.A103]" office:value-type="string" office:string-value="Signe de (7x-1)(4x-1)" calcext:value-type="string">
            <text:p>Signe de (7x-1)(4x-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380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6"/>
        </table:table-row>
        <table:table-row table:style-name="ro7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0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357"/>
          <table:table-cell table:style-name="ce357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358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7x-1)(4x-1) &gt; 0" calcext:value-type="string" table:number-columns-spanned="4" table:number-rows-spanned="1">
            <text:p>(7x-1)(4x-1) &gt;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0" table:number-columns-repeated="38"/>
          <table:table-cell table:number-columns-repeated="7"/>
        </table:table-row>
        <table:table-row table:style-name="ro7">
          <table:table-cell table:style-name="ce391" table:formula="of:=[.A5]" office:value-type="string" office:string-value="Signe de (7x-1)" calcext:value-type="string">
            <text:p>Signe de (7x-1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357" table:formula="of:=IF(AND([.$X$1];[.$X$2];[$Synthèse.$G$1]);[Données.C101];&quot;&quot;)" table:number-columns-spanned="2" table:number-rows-spanned="1">
            <text:p/>
          </table:table-cell>
          <table:covered-table-cell table:style-name="ce357"/>
          <table:table-cell table:style-name="ce358" table:formula="of:=IF(AND([.$X$1];[.$X$2];[$Synthèse.$G$1]);[Données.E101];&quot;&quot;)">
            <text:p/>
          </table:table-cell>
          <table:table-cell table:style-name="ce357" table:formula="of:=IF(AND([.$X$1];[.$X$2];[$Synthèse.$G$1]);[Données.F101];&quot;&quot;)" table:number-columns-spanned="2" table:number-rows-spanned="1">
            <text:p/>
          </table:table-cell>
          <table:covered-table-cell table:style-name="ce358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0" table:number-columns-repeated="38"/>
          <table:table-cell table:number-columns-repeated="7"/>
        </table:table-row>
        <table:table-row table:style-name="ro7">
          <table:table-cell table:style-name="ce5" table:formula="of:=[.A6]" office:value-type="string" office:string-value="Signe de (4x-1)" calcext:value-type="string">
            <text:p>Signe de (4x-1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357" table:formula="of:=IF(AND([.$X$1];[.$X$2];[$Synthèse.$G$1]);[Données.C102];&quot;&quot;)" table:number-columns-spanned="2" table:number-rows-spanned="1">
            <text:p/>
          </table:table-cell>
          <table:covered-table-cell table:style-name="ce358"/>
          <table:table-cell table:style-name="ce358" table:formula="of:=IF(AND([.$X$1];[.$X$2];[$Synthèse.$G$1]);[Données.E102];&quot;&quot;)">
            <text:p/>
          </table:table-cell>
          <table:table-cell table:style-name="ce357" table:formula="of:=IF(AND([.$X$1];[.$X$2];[$Synthèse.$G$1]);[Données.F102];&quot;&quot;)" table:number-columns-spanned="2" table:number-rows-spanned="1">
            <text:p/>
          </table:table-cell>
          <table:covered-table-cell table:style-name="ce358"/>
          <table:table-cell table:style-name="ce96" table:formula="of:=IF(AND([.$X$1];[.$X$2];[$Synthèse.$G$1]);[Données.H102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76" table:formula="of:=IF(ISBLANK([.N10]);&quot;&quot;;IF(AND([.$X$1];[$Synthèse.$G$1]);IF([.N10]=[$Données.C114];1;0);&quot;&quot;))">
            <text:p/>
          </table:table-cell>
          <table:table-cell table:style-name="ce381" table:formula="of:=IF(ISBLANK([.O10]);&quot;&quot;;IF(AND([.$X$1];[$Synthèse.$G$1]);IF([.O10]=[$Données.D114];1;0);&quot;&quot;))">
            <text:p/>
          </table:table-cell>
          <table:table-cell table:style-name="ce389" table:formula="of:=IF(ISBLANK([.P10]);&quot;&quot;;IF(AND([.$X$1];[$Synthèse.$G$1]);IF([.P10]=[$Données.E114];1;0);&quot;&quot;))">
            <text:p/>
          </table:table-cell>
          <table:table-cell table:style-name="ce397" table:formula="of:=IF(ISBLANK([.Q10]);&quot;&quot;;IF(AND([.$X$1];[$Synthèse.$G$1]);IF([.Q10]=[$Données.F114];1;0);&quot;&quot;))">
            <text:p/>
          </table:table-cell>
          <table:table-cell table:style-name="ce400" table:formula="of:=IF(ISBLANK([.R10]);&quot;&quot;;IF(AND([.$X$1];[$Synthèse.$G$1]);IF([.R10]=[$Données.G114];1;0);&quot;&quot;))">
            <text:p/>
          </table:table-cell>
          <table:table-cell table:style-name="ce405" table:formula="of:=IF(ISBLANK([.S10]);&quot;&quot;;IF(AND([.$X$1];[$Synthèse.$G$1]);IF([.S10]=[$Données.H114];1;0);&quot;&quot;))">
            <text:p/>
          </table:table-cell>
          <table:table-cell table:style-name="ce407" table:formula="of:=IF(ISBLANK([.T10]);&quot;&quot;;IF(AND([.$X$1];[$Synthèse.$G$1]);IF([.T10]=[$Données.I114];1;0);&quot;&quot;))">
            <text:p/>
          </table:table-cell>
          <table:table-cell table:style-name="ce409" table:formula="of:=IF(ISBLANK([.U10]);&quot;&quot;;IF(AND([.$X$1];[$Synthèse.$G$1]);IF([.U10]=[$Données.J114];1;0);&quot;&quot;))">
            <text:p/>
          </table:table-cell>
          <table:table-cell table:style-name="ce413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1000"/>
        </table:table-row>
        <table:table-row table:style-name="ro7">
          <table:table-cell table:style-name="ce5" table:formula="of:=[.A7]" office:value-type="string" office:string-value="Signe de (7x-1)(4x-1)" calcext:value-type="string">
            <text:p>Signe de (7x-1)(4x-1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102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102" table:formula="of:=IF(AND([.$X$1];[.$X$2];[$Synthèse.$G$1]);[Données.E103];&quot;&quot;)">
            <text:p/>
          </table:table-cell>
          <table:table-cell table:style-name="ce102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7" table:formula="of:=IF(AND([.$X$1];[.$X$2];[$Synthèse.$G$1]);[$Données.B115];&quot;&quot;)">
            <text:p/>
          </table:table-cell>
          <table:table-cell table:style-name="ce377" table:formula="of:=IF(AND([.$X$1];[.$X$2];[$Synthèse.$G$1]);[$Données.C115];&quot;&quot;)">
            <text:p/>
          </table:table-cell>
          <table:table-cell table:style-name="ce382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398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406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411" table:formula="of:=IF(AND([.$X$1];[.$X$2];[$Synthèse.$G$1]);[$Données.J115];&quot;&quot;)">
            <text:p/>
          </table:table-cell>
          <table:table-cell table:style-name="ce414" table:formula="of:=IF(AND([.$X$1];[.$X$2];[$Synthèse.$G$1]);[$Données.K115];&quot;&quot;)">
            <text:p/>
          </table:table-cell>
          <table:table-cell table:style-name="ce418" table:formula="of:=IF(AND([.$X$1];[.$X$2];[$Synthèse.$G$1]);[$Données.L115];&quot;&quot;)">
            <text:p/>
          </table:table-cell>
          <table:table-cell table:number-columns-repeated="1000"/>
        </table:table-row>
        <table:table-row table:style-name="ro7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7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Default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333" table:number-columns-repeated="3"/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383"/>
          <table:table-cell table:style-name="ce393"/>
          <table:table-cell table:style-name="ce399"/>
          <table:table-cell table:style-name="ce402"/>
          <table:table-cell table:style-name="ce109" table:number-columns-repeated="5"/>
          <table:table-cell table:number-columns-repeated="1000"/>
        </table:table-row>
        <table:table-row table:style-name="ro7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383"/>
          <table:table-cell table:style-name="ce393"/>
          <table:table-cell table:style-name="ce399"/>
          <table:table-cell table:style-name="ce402"/>
          <table:table-cell table:style-name="ce109" table:number-columns-repeated="5"/>
          <table:table-cell table:number-columns-repeated="1000"/>
        </table:table-row>
        <table:table-row table:style-name="ro7">
          <table:table-cell table:number-columns-repeated="2"/>
          <table:table-cell table:style-name="Default"/>
          <table:table-cell table:style-name="ce90"/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2"/>
          <table:table-cell table:style-name="Default"/>
          <table:table-cell table:number-columns-repeated="1020"/>
        </table:table-row>
        <table:table-row table:style-name="ro7" table:number-rows-repeated="1048556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1" table:protected="true" table:protection-key="m/1T0Wq+BDYa2QVUH/Cuwko8Dj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0" form:id="control10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control draw:z-index="1" draw:style-name="gr6" draw:text-style-name="P5" svg:width="6.08mm" svg:height="1.07mm" svg:x="213.32mm" svg:y="232.11mm" draw:control="control10"/>
          <draw:control draw:z-index="2" draw:style-name="gr3" draw:text-style-name="P4" svg:width="39.9mm" svg:height="16.8mm" svg:x="330.83mm" svg:y="6.03mm" draw:control="control11"/>
          <draw:control draw:z-index="3" draw:style-name="gr3" draw:text-style-name="P4" svg:width="40.19mm" svg:height="16.8mm" svg:x="393.34mm" svg:y="6.67mm" draw:control="control12"/>
          <draw:line draw:z-index="4" draw:style-name="gr5" draw:text-style-name="P2" svg:x1="185.63mm" svg:y1="59.3mm" svg:x2="185.63mm" svg:y2="89.41mm">
            <text:p/>
          </draw:line>
          <draw:line draw:z-index="5" draw:style-name="gr4" draw:text-style-name="P2" svg:x1="249mm" svg:y1="58.86mm" svg:x2="249mm" svg:y2="88.85mm">
            <text:p/>
          </draw:line>
          <draw:line draw:z-index="6" draw:style-name="gr4" draw:text-style-name="P2" svg:x1="185.99mm" svg:y1="164.5mm" svg:x2="185.99mm" svg:y2="194.4mm">
            <text:p/>
          </draw:line>
          <draw:line draw:z-index="7" draw:style-name="gr4" draw:text-style-name="P2" svg:x1="249.38mm" svg:y1="163.72mm" svg:x2="249.38mm" svg:y2="194.08mm">
            <text:p/>
          </draw:line>
        </table:shapes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number-columns-repeated="2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14" table:default-cell-style-name="ce41"/>
        <table:table-column table:style-name="co6" table:number-columns-repeated="3" table:default-cell-style-name="ce41"/>
        <table:table-column table:style-name="co20" table:number-columns-repeated="11" table:default-cell-style-name="ce41"/>
        <table:table-column table:style-name="co6" table:default-cell-style-name="ce41"/>
        <table:table-column table:style-name="co1" table:number-columns-repeated="999" table:default-cell-style-name="ce41"/>
        <table:table-row table:style-name="ro7">
          <table:table-cell table:style-name="ce43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50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covered-table-cell/>
          <table:table-cell table:style-name="ce430"/>
          <table:table-cell table:style-name="ce317" table:number-columns-repeated="2"/>
          <table:table-cell table:style-name="ce178"/>
          <table:table-cell table:style-name="ce198" table:formula="of:=IF(AND([$Synthèse.$G$1];OR([.$X$1];[.$X$2])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64" office:value-type="string" calcext:value-type="string" table:number-columns-spanned="10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50"/>
          <table:covered-table-cell table:style-name="ce316"/>
          <table:covered-table-cell table:style-name="ce335"/>
          <table:table-cell table:style-name="ce317" table:number-columns-repeated="4"/>
          <table:covered-table-cell table:style-name="ce317"/>
          <table:covered-table-cell table:style-name="ce465"/>
          <table:covered-table-cell table:style-name="ce350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133]" office:value-type="string" office:string-value="(-4x+5) / (7x+2) = 0" calcext:value-type="string" table:number-columns-spanned="3" table:number-rows-spanned="1">
            <text:p>(-4x+5) / (7x+2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6"/>
        </table:table-row>
        <table:table-row table:style-name="ro7">
          <table:table-cell table:style-name="ce5" table:formula="of:=[$Données.A129]" office:value-type="string" office:string-value="Signe de (-4x+5)" calcext:value-type="string">
            <text:p>Signe de (-4x+5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6"/>
        </table:table-row>
        <table:table-row table:style-name="ro7">
          <table:table-cell table:style-name="ce5" table:formula="of:=[$Données.A130]" office:value-type="string" office:string-value="Signe de (7x+2)" calcext:value-type="string">
            <text:p>Signe de (7x+2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29" table:formula="of:=IF(ISBLANK([.M5]);&quot;&quot;;IF(AND([.$X$1];[$Synthèse.$G$1]);IF([.M5]=[$Données.B134];1;0);&quot;&quot;))">
            <text:p/>
          </table:table-cell>
          <table:table-cell table:style-name="ce436" table:formula="of:=IF(ISBLANK([.N5]);&quot;&quot;;IF(AND([.$X$1];[$Synthèse.$G$1]);IF([.N5]=[$Données.C134];1;0);&quot;&quot;))">
            <text:p/>
          </table:table-cell>
          <table:table-cell table:style-name="ce447" table:formula="of:=IF(ISBLANK([.O5]);&quot;&quot;;IF(AND([.$X$1];[$Synthèse.$G$1]);IF([.O5]=[$Données.D134];1;0);&quot;&quot;))">
            <text:p/>
          </table:table-cell>
          <table:table-cell table:style-name="ce454" table:formula="of:=IF(ISBLANK([.P5]);&quot;&quot;;IF(AND([.$X$1];[$Synthèse.$G$1]);IF([.P5]=[$Données.E134];1;0);&quot;&quot;))">
            <text:p/>
          </table:table-cell>
          <table:table-cell table:style-name="ce462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6"/>
        </table:table-row>
        <table:table-row table:style-name="ro7">
          <table:table-cell table:style-name="ce5" table:formula="of:=[$Données.A131]" office:value-type="string" office:string-value="Signe de (-4x+5) / (7x+2)" calcext:value-type="string">
            <text:p>Signe de (-4x+5) / (7x+2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04" table:formula="of:=IF(AND([.$X$1];[.$X$2];[$Synthèse.$G$1]);[$Données.B134];&quot;&quot;)">
            <text:p/>
          </table:table-cell>
          <table:table-cell table:style-name="ce442" table:formula="of:=IF(AND([.$X$1];[.$X$2];[$Synthèse.$G$1]);[$Données.C134];&quot;&quot;)">
            <text:p/>
          </table:table-cell>
          <table:table-cell table:style-name="ce412" table:formula="of:=IF(AND([.$X$1];[.$X$2];[$Synthèse.$G$1]);[$Données.D134];&quot;&quot;)">
            <text:p/>
          </table:table-cell>
          <table:table-cell table:style-name="ce417" table:formula="of:=IF(AND([.$X$1];[.$X$2];[$Synthèse.$G$1]);[$Données.E134];&quot;&quot;)">
            <text:p/>
          </table:table-cell>
          <table:table-cell table:style-name="ce468" table:formula="of:=IF(AND([.$X$1];[.$X$2];[$Synthèse.$G$1]);[$Données.F134];&quot;&quot;)">
            <text:p/>
          </table:table-cell>
          <table:table-cell table:number-columns-repeated="2"/>
          <table:table-cell table:style-name="ce443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6"/>
        </table:table-row>
        <table:table-row table:style-name="ro7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0" table:number-columns-repeated="38"/>
          <table:table-cell table:number-columns-repeated="7"/>
        </table:table-row>
        <table:table-row table:style-name="ro7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style-name="ce13"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0" table:number-columns-repeated="38"/>
          <table:table-cell table:number-columns-repeated="7"/>
        </table:table-row>
        <table:table-row table:style-name="ro7">
          <table:table-cell table:style-name="ce13" table:number-columns-repeated="9"/>
          <table:table-cell table:style-name="Default" table:number-columns-repeated="1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0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28];&quot;&quot;)" table:number-columns-spanned="2" table:number-rows-spanned="1">
            <text:p/>
          </table:table-cell>
          <table:covered-table-cell table:style-name="ce357"/>
          <table:table-cell table:style-name="ce357"/>
          <table:table-cell table:style-name="ce86" table:formula="of:=IF(AND([.$X$1];[.$X$2];[$Synthèse.$G$1]);[Données.F128];&quot;&quot;)" table:number-columns-spanned="2" table:number-rows-spanned="1">
            <text:p/>
          </table:table-cell>
          <table:covered-table-cell table:style-name="ce358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table-cell table:style-name="ce225" table:formula="of:=[$Données.H141]" office:value-type="string" office:string-value="(-4x+5) / (7x+2) &lt; 0" calcext:value-type="string" table:number-columns-spanned="3" table:number-rows-spanned="1">
            <text:p>(-4x+5) / (7x+2) &lt; 0</text:p>
          </table:table-cell>
          <table:covered-table-cell table:number-columns-repeated="2" table:style-name="ce166"/>
          <table:table-cell table:style-name="ce166"/>
          <table: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1000"/>
        </table:table-row>
        <table:table-row table:style-name="ro7">
          <table:table-cell table:style-name="ce5" table:formula="of:=[.A5]" office:value-type="string" office:string-value="Signe de (-4x+5)" calcext:value-type="string">
            <text:p>Signe de (-4x+5)</text:p>
          </table:table-cell>
          <table:table-cell table:style-name="ce75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358" table:formula="of:=IF(AND([.$X$1];[.$X$2];[$Synthèse.$G$1]);[Données.C129];&quot;&quot;)" table:number-columns-spanned="2" table:number-rows-spanned="1">
            <text:p/>
          </table:table-cell>
          <table:covered-table-cell table:style-name="ce357"/>
          <table:table-cell table:style-name="ce358" table:formula="of:=IF(AND([.$X$1];[.$X$2];[$Synthèse.$G$1]);[Données.E129];&quot;&quot;)">
            <text:p/>
          </table:table-cell>
          <table:table-cell table:style-name="ce357" table:formula="of:=IF(AND([.$X$1];[.$X$2];[$Synthèse.$G$1]);[Données.F129];&quot;&quot;)" table:number-columns-spanned="2" table:number-rows-spanned="1">
            <text:p/>
          </table:table-cell>
          <table:covered-table-cell table:style-name="ce358"/>
          <table:table-cell table:style-name="ce96" table:formula="of:=IF(AND([.$X$1];[.$X$2];[$Synthèse.$G$1]);[Données.H129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556"/>
          <table:table-cell table:style-name="ce184" table:number-columns-repeated="2"/>
          <table:table-cell table:style-name="ce224"/>
          <table:table-cell table:number-columns-repeated="1000"/>
        </table:table-row>
        <table:table-row table:style-name="ro7">
          <table:table-cell table:style-name="ce5" table:formula="of:=[.A6]" office:value-type="string" office:string-value="Signe de (7x+2)" calcext:value-type="string">
            <text:p>Signe de (7x+2)</text:p>
          </table:table-cell>
          <table:table-cell table:style-name="ce75" table:formula="of:=IF(AND([.$X$1];[.$X$2];[$Synthèse.$G$1]);[Données.B130];&quot;&quot;)">
            <text:p/>
          </table:table-cell>
          <table:table-cell table:style-name="ce357" table:formula="of:=IF(AND([.$X$1];[.$X$2];[$Synthèse.$G$1]);[Données.C130];&quot;&quot;)" table:number-columns-spanned="2" table:number-rows-spanned="1">
            <text:p/>
          </table:table-cell>
          <table:covered-table-cell table:style-name="ce358"/>
          <table:table-cell table:style-name="ce358" table:formula="of:=IF(AND([.$X$1];[.$X$2];[$Synthèse.$G$1]);[Données.E130];&quot;&quot;)">
            <text:p/>
          </table:table-cell>
          <table:table-cell table:style-name="ce358" table:formula="of:=IF(AND([.$X$1];[.$X$2];[$Synthèse.$G$1]);[Données.F130];&quot;&quot;)" table:number-columns-spanned="2" table:number-rows-spanned="1">
            <text:p/>
          </table:table-cell>
          <table:covered-table-cell table:style-name="ce358"/>
          <table:table-cell table:style-name="ce96" table:formula="of:=IF(AND([.$X$1];[.$X$2];[$Synthèse.$G$1]);[Données.H130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39" table:formula="of:=IF(ISBLANK([.M12]);&quot;&quot;;IF(AND([.$X$1];[$Synthèse.$G$1]);IF([.M12]=[$Données.B142];1;0);&quot;&quot;))">
            <text:p/>
          </table:table-cell>
          <table:table-cell table:style-name="ce449" table:formula="of:=IF(ISBLANK([.N12]);&quot;&quot;;IF(AND([.$X$1];[$Synthèse.$G$1]);IF([.N12]=[$Données.C142];1;0);&quot;&quot;))">
            <text:p/>
          </table:table-cell>
          <table:table-cell table:style-name="ce455" table:formula="of:=IF(ISBLANK([.O12]);&quot;&quot;;IF(AND([.$X$1];[$Synthèse.$G$1]);IF([.O12]=[$Données.D142];1;0);&quot;&quot;))">
            <text:p/>
          </table:table-cell>
          <table:table-cell table:style-name="ce458" table:formula="of:=IF(ISBLANK([.P12]);&quot;&quot;;IF(AND([.$X$1];[$Synthèse.$G$1]);IF([.P12]=[$Données.E142];1;0);&quot;&quot;))">
            <text:p/>
          </table:table-cell>
          <table:table-cell table:style-name="ce466" table:formula="of:=IF(ISBLANK([.Q12]);&quot;&quot;;IF(AND([.$X$1];[$Synthèse.$G$1]);IF([.Q12]=[$Données.F142];1;0);&quot;&quot;))">
            <text:p/>
          </table:table-cell>
          <table:table-cell table:style-name="ce469" table:formula="of:=IF(ISBLANK([.R12]);&quot;&quot;;IF(AND([.$X$1];[$Synthèse.$G$1]);IF([.R12]=[$Données.G142];1;0);&quot;&quot;))">
            <text:p/>
          </table:table-cell>
          <table:table-cell table:style-name="ce473" table:formula="of:=IF(ISBLANK([.S12]);&quot;&quot;;IF(AND([.$X$1];[$Synthèse.$G$1]);IF([.S12]=[$Données.H142];1;0);&quot;&quot;))">
            <text:p/>
          </table:table-cell>
          <table:table-cell table:style-name="ce477" table:formula="of:=IF(ISBLANK([.T12]);&quot;&quot;;IF(AND([.$X$1];[$Synthèse.$G$1]);IF([.T12]=[$Données.I142];1;0);&quot;&quot;))">
            <text:p/>
          </table:table-cell>
          <table:table-cell table:style-name="ce478" table:formula="of:=IF(ISBLANK([.U12]);&quot;&quot;;IF(AND([.$X$1];[$Synthèse.$G$1]);IF([.U12]=[$Données.J142];1;0);&quot;&quot;))">
            <text:p/>
          </table:table-cell>
          <table:table-cell table:style-name="ce479" table:formula="of:=IF(ISBLANK([.V12]);&quot;&quot;;IF(AND([.$X$1];[$Synthèse.$G$1]);IF([.V12]=[$Données.K142];1;0);&quot;&quot;))">
            <text:p/>
          </table:table-cell>
          <table:table-cell table:style-name="ce485" table:formula="of:=IF(ISBLANK([.W12]);&quot;&quot;;IF(AND([.$X$1];[$Synthèse.$G$1]);IF([.W12]=[$Données.L142];1;0);&quot;&quot;))">
            <text:p/>
          </table:table-cell>
          <table:table-cell table:number-columns-repeated="1000"/>
        </table:table-row>
        <table:table-row table:style-name="ro7">
          <table:table-cell table:style-name="ce5" table:formula="of:=[.A7]" office:value-type="string" office:string-value="Signe de (-4x+5) / (7x+2)" calcext:value-type="string">
            <text:p>Signe de (-4x+5) / (7x+2)</text:p>
          </table:table-cell>
          <table:table-cell table:style-name="ce80" table:formula="of:=IF(AND([.$X$1];[.$X$2];[$Synthèse.$G$1]);[Données.B131];&quot;&quot;)">
            <text:p/>
          </table:table-cell>
          <table:table-cell table:style-name="ce102" table:formula="of:=IF(AND([.$X$1];[.$X$2];[$Synthèse.$G$1]);[Données.C131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02" table:formula="of:=IF(AND([.$X$1];[.$X$2];[$Synthèse.$G$1]);[Données.E131];&quot;&quot;)">
            <text:p/>
          </table:table-cell>
          <table:table-cell table:style-name="ce102" table:formula="of:=IF(AND([.$X$1];[.$X$2];[$Synthèse.$G$1]);[Données.F131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31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4" table:formula="of:=IF(AND([.$X$1];[.$X$2];[$Synthèse.$G$1]);[$Données.B143];&quot;&quot;)">
            <text:p/>
          </table:table-cell>
          <table:table-cell table:style-name="ce410" table:formula="of:=IF(AND([.$X$1];[.$X$2];[$Synthèse.$G$1]);[$Données.C143];&quot;&quot;)">
            <text:p/>
          </table:table-cell>
          <table:table-cell table:style-name="ce410" table:formula="of:=IF(AND([.$X$1];[.$X$2];[$Synthèse.$G$1]);[$Données.D143];&quot;&quot;)">
            <text:p/>
          </table:table-cell>
          <table:table-cell table:style-name="ce420" table:formula="of:=IF(AND([.$X$1];[.$X$2];[$Synthèse.$G$1]);[$Données.E143];&quot;&quot;)">
            <text:p/>
          </table:table-cell>
          <table:table-cell table:style-name="ce410" table:formula="of:=IF(AND([.$X$1];[.$X$2];[$Synthèse.$G$1]);[$Données.F143];&quot;&quot;)">
            <text:p/>
          </table:table-cell>
          <table:table-cell table:style-name="ce426" table:formula="of:=IF(AND([.$X$1];[.$X$2];[$Synthèse.$G$1]);[$Données.G143];&quot;&quot;)">
            <text:p/>
          </table:table-cell>
          <table:table-cell table:style-name="ce410" table:formula="of:=IF(AND([.$X$1];[.$X$2];[$Synthèse.$G$1]);[$Données.H143];&quot;&quot;)">
            <text:p/>
          </table:table-cell>
          <table:table-cell table:style-name="ce410" table:formula="of:=IF(AND([.$X$1];[.$X$2];[$Synthèse.$G$1]);[$Données.I143];&quot;&quot;)">
            <text:p/>
          </table:table-cell>
          <table:table-cell table:style-name="ce410" table:formula="of:=IF(AND([.$X$1];[.$X$2];[$Synthèse.$G$1]);[$Données.J143];&quot;&quot;)">
            <text:p/>
          </table:table-cell>
          <table:table-cell table:style-name="ce410" table:formula="of:=IF(AND([.$X$1];[.$X$2];[$Synthèse.$G$1]);[$Données.K143];&quot;&quot;)">
            <text:p/>
          </table:table-cell>
          <table:table-cell table:style-name="ce448" table:formula="of:=IF(AND([.$X$1];[.$X$2];[$Synthèse.$G$1]);[$Données.L143];&quot;&quot;)">
            <text:p/>
          </table:table-cell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4"/>
          <table:table-cell table:number-columns-repeated="5"/>
          <table:table-cell table:style-name="ce109" table:number-columns-repeated="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3"/>
          <table:table-cell table:number-columns-repeated="1000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0"/>
          <table:table-cell table:number-columns-repeated="5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553"/>
          <table:table-cell table:style-name="ce559"/>
          <table:table-cell table:style-name="ce424"/>
          <table:table-cell table:style-name="ce427"/>
          <table:table-cell table:style-name="ce109" table:number-columns-repeated="2"/>
          <table:table-cell table:style-name="ce212" table:number-columns-repeated="3"/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553"/>
          <table:table-cell table:style-name="ce559"/>
          <table:table-cell table:style-name="ce424"/>
          <table:table-cell table:style-name="ce427"/>
          <table:table-cell table:style-name="ce109" table:number-columns-repeated="5"/>
          <table:table-cell table:number-columns-repeated="1000"/>
        </table:table-row>
        <table:table-row table:style-name="ro7">
          <table:table-cell table:style-name="ce73" table:number-columns-spanned="5" table:number-rows-spanned="1"/>
          <table:covered-table-cell/>
          <table:covered-table-cell table:style-name="Default"/>
          <table:covered-table-cell table:number-columns-repeated="2"/>
          <table:table-cell table:number-columns-repeated="1018"/>
        </table:table-row>
        <table:table-row table:style-name="ro7" table:number-rows-repeated="1048556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W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1" table:protected="true" table:protection-key="m/1T0Wq+BDYa2QVUH/Cuwko8Dj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96mm" svg:x2="222.1mm" svg:y2="119.93mm">
            <text:p/>
          </draw:line>
          <draw:line draw:z-index="2" draw:style-name="gr4" draw:text-style-name="P2" svg:x1="304.54mm" svg:y1="59.26mm" svg:x2="304.54mm" svg:y2="119.45mm">
            <text:p/>
          </draw:line>
          <draw:line draw:z-index="3" draw:style-name="gr5" draw:text-style-name="P2" svg:x1="222.11mm" svg:y1="149.32mm" svg:x2="222.11mm" svg:y2="209.28mm">
            <text:p/>
          </draw:line>
          <draw:line draw:z-index="4" draw:style-name="gr4" draw:text-style-name="P2" svg:x1="304.89mm" svg:y1="149.21mm" svg:x2="304.89mm" svg:y2="208.22mm">
            <text:p/>
          </draw:line>
          <draw:line draw:z-index="5" draw:style-name="gr5" draw:text-style-name="P2" svg:x1="387.74mm" svg:y1="59.4mm" svg:x2="387.74mm" svg:y2="119.18mm">
            <text:p/>
          </draw:line>
          <draw:line draw:z-index="6" draw:style-name="gr4" draw:text-style-name="P2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13"/>
          <draw:control draw:z-index="8" draw:style-name="gr3" draw:text-style-name="P4" svg:width="39.9mm" svg:height="16.8mm" svg:x="276.58mm" svg:y="5.64mm" draw:control="control14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1008" table:default-cell-style-name="ce41"/>
        <table:table-row table:style-name="ro7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50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9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12"/>
        </table:table-row>
        <table:table-row table:style-name="ro7">
          <table:table-cell table:style-name="ce5" table:formula="of:=[$Données.A157]" office:value-type="string" office:string-value="Signe de (-10x+7)" calcext:value-type="string">
            <text:p>Signe de (-10x+7)</text:p>
          </table:table-cell>
          <table:table-cell table:style-name="ce89"/>
          <table:table-cell table:style-name="ce493" table:number-columns-spanned="2" table:number-rows-spanned="1"/>
          <table:covered-table-cell table:style-name="ce498"/>
          <table:table-cell table:style-name="ce498"/>
          <table:table-cell table:style-name="ce498" table:number-columns-spanned="2" table:number-rows-spanned="1"/>
          <table:covered-table-cell table:style-name="ce493"/>
          <table:table-cell table:style-name="ce493"/>
          <table:table-cell table:style-name="ce493" table:number-columns-spanned="2" table:number-rows-spanned="1"/>
          <table:covered-table-cell table:style-name="ce493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12"/>
        </table:table-row>
        <table:table-row table:style-name="ro7">
          <table:table-cell table:style-name="ce5" table:formula="of:=[$Données.A158]" office:value-type="string" office:string-value="Signe de (-3x+5)" calcext:value-type="string">
            <text:p>Signe de (-3x+5)</text:p>
          </table:table-cell>
          <table:table-cell table:style-name="ce89"/>
          <table:table-cell table:style-name="ce493" table:number-columns-spanned="2" table:number-rows-spanned="1"/>
          <table:covered-table-cell table:style-name="ce493"/>
          <table:table-cell table:style-name="ce493"/>
          <table:table-cell table:style-name="ce493" table:number-columns-spanned="2" table:number-rows-spanned="1"/>
          <table:covered-table-cell table:style-name="ce493"/>
          <table:table-cell table:style-name="ce493"/>
          <table:table-cell table:style-name="ce493" table:number-columns-spanned="2" table:number-rows-spanned="1"/>
          <table:covered-table-cell table:style-name="ce493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12"/>
        </table:table-row>
        <table:table-row table:style-name="ro7">
          <table:table-cell table:style-name="ce5" table:formula="of:=[$Données.A159]" office:value-type="string" office:string-value="Signe de (-5x-2)" calcext:value-type="string">
            <text:p>Signe de (-5x-2)</text:p>
          </table:table-cell>
          <table:table-cell table:style-name="ce89"/>
          <table:table-cell table:style-name="ce493" table:number-columns-spanned="2" table:number-rows-spanned="1"/>
          <table:covered-table-cell table:style-name="ce493"/>
          <table:table-cell table:style-name="ce493"/>
          <table:table-cell table:style-name="ce493" table:number-columns-spanned="2" table:number-rows-spanned="1"/>
          <table:covered-table-cell table:style-name="ce493"/>
          <table:table-cell table:style-name="ce493"/>
          <table:table-cell table:style-name="ce493" table:number-columns-spanned="2" table:number-rows-spanned="1"/>
          <table:covered-table-cell table:style-name="ce493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12"/>
        </table:table-row>
        <table:table-row table:style-name="ro7">
          <table:table-cell table:style-name="ce5" table:formula="of:=[$Données.A160]" office:value-type="string" office:string-value="Signe de (-10x+7)(-3x+5)(-5x-2)" calcext:value-type="string">
            <text:p>Signe de (-10x+7)(-3x+5)(-5x-2)</text:p>
          </table:table-cell>
          <table:table-cell table:style-name="ce89"/>
          <table:table-cell table:style-name="ce493" table:number-columns-spanned="2" table:number-rows-spanned="1"/>
          <table:covered-table-cell table:style-name="ce493"/>
          <table:table-cell table:style-name="ce493"/>
          <table:table-cell table:style-name="ce493" table:number-columns-spanned="2" table:number-rows-spanned="1"/>
          <table:covered-table-cell table:style-name="ce493"/>
          <table:table-cell table:style-name="ce493"/>
          <table:table-cell table:style-name="ce493" table:number-columns-spanned="2" table:number-rows-spanned="1"/>
          <table:covered-table-cell table:style-name="ce493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12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50" table:number-columns-repeated="38"/>
          <table:table-cell table:number-columns-repeated="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357"/>
          <table:table-cell table:style-name="ce357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358"/>
          <table:table-cell table:style-name="ce358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7">
          <table:table-cell table:style-name="ce5" table:formula="of:=[.A5]" office:value-type="string" office:string-value="Signe de (-10x+7)" calcext:value-type="string">
            <text:p>Signe de (-10x+7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357" table:formula="of:=IF(AND([.$X$1];[.$X$2];[$Synthèse.$G$1]);[Données.C157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;[$Synthèse.$G$1]);[Données.E157];&quot;&quot;)">
            <text:p/>
          </table:table-cell>
          <table:table-cell table:style-name="ce357" table:formula="of:=IF(AND([.$X$1];[.$X$2];[$Synthèse.$G$1]);[Données.F157];&quot;&quot;)" table:number-columns-spanned="2" table:number-rows-spanned="1">
            <text:p/>
          </table:table-cell>
          <table:covered-table-cell table:style-name="ce358"/>
          <table:table-cell table:style-name="ce357" table:formula="of:=IF(AND([.$X$1];[.$X$2];[$Synthèse.$G$1]);[Données.H157];&quot;&quot;)">
            <text:p/>
          </table:table-cell>
          <table:table-cell table:style-name="ce357" table:formula="of:=IF(AND([.$X$1];[.$X$2];[$Synthèse.$G$1]);[Données.I157];&quot;&quot;)" table:number-columns-spanned="2" table:number-rows-spanned="1">
            <text:p/>
          </table:table-cell>
          <table:covered-table-cell table:style-name="ce358"/>
          <table:table-cell table:style-name="ce157" table:formula="of:=IF(AND([.$X$1];[.$X$2];[$Synthèse.$G$1]);[Données.K157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-3x+5)" calcext:value-type="string">
            <text:p>Signe de (-3x+5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357" table:formula="of:=IF(AND([.$X$1];[.$X$2];[$Synthèse.$G$1]);[Données.C158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;[$Synthèse.$G$1]);[Données.E158];&quot;&quot;)">
            <text:p/>
          </table:table-cell>
          <table:table-cell table:style-name="ce357" table:formula="of:=IF(AND([.$X$1];[.$X$2];[$Synthèse.$G$1]);[Données.F158];&quot;&quot;)" table:number-columns-spanned="2" table:number-rows-spanned="1">
            <text:p/>
          </table:table-cell>
          <table:covered-table-cell table:style-name="ce358"/>
          <table:table-cell table:style-name="ce357" table:formula="of:=IF(AND([.$X$1];[.$X$2];[$Synthèse.$G$1]);[Données.H158];&quot;&quot;)">
            <text:p/>
          </table:table-cell>
          <table:table-cell table:style-name="ce357" table:formula="of:=IF(AND([.$X$1];[.$X$2];[$Synthèse.$G$1]);[Données.I158];&quot;&quot;)" table:number-columns-spanned="2" table:number-rows-spanned="1">
            <text:p/>
          </table:table-cell>
          <table:covered-table-cell table:style-name="ce358"/>
          <table:table-cell table:style-name="ce96" table:formula="of:=IF(AND([.$X$1];[.$X$2];[$Synthèse.$G$1]);[Données.K158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-5x-2)" calcext:value-type="string">
            <text:p>Signe de (-5x-2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357" table:formula="of:=IF(AND([.$X$1];[.$X$2];[$Synthèse.$G$1]);[Données.C159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;[$Synthèse.$G$1]);[Données.E159];&quot;&quot;)">
            <text:p/>
          </table:table-cell>
          <table:table-cell table:style-name="ce357" table:formula="of:=IF(AND([.$X$1];[.$X$2];[$Synthèse.$G$1]);[Données.F159];&quot;&quot;)" table:number-columns-spanned="2" table:number-rows-spanned="1">
            <text:p/>
          </table:table-cell>
          <table:covered-table-cell table:style-name="ce358"/>
          <table:table-cell table:style-name="ce357" table:formula="of:=IF(AND([.$X$1];[.$X$2];[$Synthèse.$G$1]);[Données.H159];&quot;&quot;)">
            <text:p/>
          </table:table-cell>
          <table:table-cell table:style-name="ce357" table:formula="of:=IF(AND([.$X$1];[.$X$2];[$Synthèse.$G$1]);[Données.I159];&quot;&quot;)" table:number-columns-spanned="2" table:number-rows-spanned="1">
            <text:p/>
          </table:table-cell>
          <table:covered-table-cell table:style-name="ce358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12"/>
        </table:table-row>
        <table:table-row table:style-name="ro7">
          <table:table-cell table:style-name="ce5" table:formula="of:=[.A8]" office:value-type="string" office:string-value="Signe de (-10x+7)(-3x+5)(-5x-2)" calcext:value-type="string">
            <text:p>Signe de (-10x+7)(-3x+5)(-5x-2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357" table:formula="of:=IF(AND([.$X$1];[.$X$2];[$Synthèse.$G$1]);[Données.C160];&quot;&quot;)" table:number-columns-spanned="2" table:number-rows-spanned="1">
            <text:p/>
          </table:table-cell>
          <table:covered-table-cell table:style-name="ce153"/>
          <table:table-cell table:style-name="ce357" table:formula="of:=IF(AND([.$X$1];[.$X$2];[$Synthèse.$G$1]);[Données.E160];&quot;&quot;)">
            <text:p/>
          </table:table-cell>
          <table:table-cell table:style-name="ce153" table:formula="of:=IF(AND([.$X$1];[.$X$2];[$Synthèse.$G$1]);[Données.F160];&quot;&quot;)" table:number-columns-spanned="2" table:number-rows-spanned="1">
            <text:p/>
          </table:table-cell>
          <table:covered-table-cell table:style-name="ce97"/>
          <table:table-cell table:style-name="ce97" table:formula="of:=IF(AND([.$X$1];[.$X$2];[$Synthèse.$G$1]);[Données.H160];&quot;&quot;)">
            <text:p/>
          </table:table-cell>
          <table:table-cell table:style-name="ce153" table:formula="of:=IF(AND([.$X$1];[.$X$2];[$Synthèse.$G$1]);[Données.I160];&quot;&quot;)" table:number-columns-spanned="2" table:number-rows-spanned="1">
            <text:p/>
          </table:table-cell>
          <table:covered-table-cell table:style-name="ce97"/>
          <table:table-cell table:style-name="ce158" table:formula="of:=IF(AND([.$X$1];[.$X$2];[$Synthèse.$G$1]);[Données.K160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62]" office:value-type="string" office:string-value="(-10x+7)(-3x+5)(-5x-2) = 0" calcext:value-type="string" table:number-columns-spanned="9" table:number-rows-spanned="1">
            <text:p>(-10x+7)(-3x+5)(-5x-2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8"/>
          <table:covered-table-cell/>
          <table:covered-table-cell table:style-name="ce68"/>
          <table:covered-table-cell table:number-columns-repeated="2"/>
          <table:table-cell table:number-columns-repeated="1004"/>
          <table:table-cell table:style-name="Default" table:number-columns-repeated="2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70]" office:value-type="string" office:string-value="(-10x+7)(-3x+5)(-5x-2) ≥ 0" calcext:value-type="string" table:number-columns-spanned="11" table:number-rows-spanned="1">
            <text:p>(-10x+7)(-3x+5)(-5x-2) ≥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1010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1010"/>
        </table:table-row>
        <table:table-row table:style-name="ro7">
          <table:table-cell table:style-name="ce109" table:number-columns-repeated="6"/>
          <table:table-cell table:style-name="ce212" table:number-columns-repeated="8"/>
          <table:table-cell table:number-columns-repeated="1010"/>
        </table:table-row>
        <table:table-row table:style-name="ro7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1010"/>
        </table:table-row>
        <table:table-row table:style-name="ro7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1010"/>
        </table:table-row>
        <table:table-row table:style-name="ro7" table:number-rows-repeated="104854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1" table:protected="true" table:protection-key="m/1T0Wq+BDYa2QVUH/Cuwko8Dj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41mm" svg:x2="222.1mm" svg:y2="103.93mm">
            <text:p/>
          </draw:line>
          <draw:line draw:z-index="2" draw:style-name="gr4" draw:text-style-name="P2" svg:x1="304.54mm" svg:y1="59.76mm" svg:x2="304.54mm" svg:y2="104.45mm">
            <text:p/>
          </draw:line>
          <draw:line draw:z-index="3" draw:style-name="gr5" draw:text-style-name="P2" svg:x1="222.11mm" svg:y1="178.57mm" svg:x2="222.11mm" svg:y2="224.28mm">
            <text:p/>
          </draw:line>
          <draw:line draw:z-index="4" draw:style-name="gr4" draw:text-style-name="P2" svg:x1="304.89mm" svg:y1="178.93mm" svg:x2="304.89mm" svg:y2="223.22mm">
            <text:p/>
          </draw:line>
          <draw:line draw:z-index="5" draw:style-name="gr5" draw:text-style-name="P2" svg:x1="387.74mm" svg:y1="59.41mm" svg:x2="387.74mm" svg:y2="104.18mm">
            <text:p/>
          </draw:line>
          <draw:line draw:z-index="6" draw:style-name="gr4" draw:text-style-name="P2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5"/>
          <draw:control draw:z-index="8" draw:style-name="gr3" draw:text-style-name="P4" svg:width="39.9mm" svg:height="16.8mm" svg:x="276.58mm" svg:y="6.64mm" draw:control="control16"/>
          <draw:line draw:z-index="9" draw:style-name="gr4" draw:text-style-name="P2" svg:x1="81.35mm" svg:y1="5.56mm" svg:x2="81.35mm" svg:y2="23.68mm">
            <text:p/>
          </draw:line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6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1008" table:default-cell-style-name="ce41"/>
        <table:table-row table:style-name="ro7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50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51" table:formula="of:=IF(AND([$Synthèse.$G$1];OR([.$X$2];[.$X$1]));[Données.N204]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64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465" table:number-columns-repeated="3"/>
          <table:covered-table-cell table:style-name="ce52"/>
          <table:covered-table-cell table:style-name="ce54"/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12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12"/>
        </table:table-row>
        <table:table-row table:style-name="ro7">
          <table:table-cell table:style-name="ce5" table:formula="of:=[$Données.A186]" office:value-type="string" office:string-value="Signe de (6x+2)" calcext:value-type="string">
            <text:p>Signe de (6x+2)</text:p>
          </table:table-cell>
          <table:table-cell table:style-name="ce89"/>
          <table:table-cell table:style-name="ce493" table:number-columns-spanned="2" table:number-rows-spanned="1"/>
          <table:covered-table-cell table:style-name="ce498"/>
          <table:table-cell table:style-name="ce498"/>
          <table:table-cell table:style-name="ce498" table:number-columns-spanned="2" table:number-rows-spanned="1"/>
          <table:covered-table-cell table:style-name="ce493"/>
          <table:table-cell table:style-name="ce493"/>
          <table:table-cell table:style-name="ce493" table:number-columns-spanned="2" table:number-rows-spanned="1"/>
          <table:covered-table-cell table:style-name="ce493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12"/>
        </table:table-row>
        <table:table-row table:style-name="ro7">
          <table:table-cell table:style-name="ce5" table:formula="of:=[$Données.A187]" office:value-type="string" office:string-value="Signe de (3x-7)" calcext:value-type="string">
            <text:p>Signe de (3x-7)</text:p>
          </table:table-cell>
          <table:table-cell table:style-name="ce89"/>
          <table:table-cell table:style-name="ce493" table:number-columns-spanned="2" table:number-rows-spanned="1"/>
          <table:covered-table-cell table:style-name="ce493"/>
          <table:table-cell table:style-name="ce493"/>
          <table:table-cell table:style-name="ce493" table:number-columns-spanned="2" table:number-rows-spanned="1"/>
          <table:covered-table-cell table:style-name="ce493"/>
          <table:table-cell table:style-name="ce493"/>
          <table:table-cell table:style-name="ce493" table:number-columns-spanned="2" table:number-rows-spanned="1"/>
          <table:covered-table-cell table:style-name="ce493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12"/>
        </table:table-row>
        <table:table-row table:style-name="ro7">
          <table:table-cell table:style-name="ce5" table:formula="of:=[$Données.A188]" office:value-type="string" office:string-value="Signe de (-3x-8)" calcext:value-type="string">
            <text:p>Signe de (-3x-8)</text:p>
          </table:table-cell>
          <table:table-cell table:style-name="ce89"/>
          <table:table-cell table:style-name="ce493" table:number-columns-spanned="2" table:number-rows-spanned="1"/>
          <table:covered-table-cell table:style-name="ce493"/>
          <table:table-cell table:style-name="ce493"/>
          <table:table-cell table:style-name="ce493" table:number-columns-spanned="2" table:number-rows-spanned="1"/>
          <table:covered-table-cell table:style-name="ce493"/>
          <table:table-cell table:style-name="ce493"/>
          <table:table-cell table:style-name="ce493" table:number-columns-spanned="2" table:number-rows-spanned="1"/>
          <table:covered-table-cell table:style-name="ce493"/>
          <table:table-cell table:style-name="ce107"/>
          <table:table-cell/>
          <table:table-cell table:style-name="Default" table:number-columns-repeated="10"/>
          <table:table-cell table:style-name="ce13" table:number-columns-repeated="934"/>
          <table:table-cell table:style-name="ce333" table:number-columns-repeated="18"/>
          <table:table-cell table:style-name="ce350" table:number-columns-repeated="38"/>
          <table:table-cell table:number-columns-repeated="12"/>
        </table:table-row>
        <table:table-row table:style-name="ro7">
          <table:table-cell table:style-name="ce5" table:formula="of:=[$Données.A189]" office:value-type="string" office:string-value="Signe de 1 / [(6x+2)(3x-7)(-3x-8)]" calcext:value-type="string">
            <text:p>Signe de 1 / [(6x+2)(3x-7)(-3x-8)]</text:p>
          </table:table-cell>
          <table:table-cell table:style-name="ce89"/>
          <table:table-cell table:style-name="ce493" table:number-columns-spanned="2" table:number-rows-spanned="1"/>
          <table:covered-table-cell table:style-name="ce493"/>
          <table:table-cell table:style-name="ce493"/>
          <table:table-cell table:style-name="ce493" table:number-columns-spanned="2" table:number-rows-spanned="1"/>
          <table:covered-table-cell table:style-name="ce493"/>
          <table:table-cell table:style-name="ce493"/>
          <table:table-cell table:style-name="ce493" table:number-columns-spanned="2" table:number-rows-spanned="1"/>
          <table:covered-table-cell table:style-name="ce493"/>
          <table:table-cell table:style-name="ce107"/>
          <table:table-cell/>
          <table:table-cell table:style-name="Default"/>
          <table:table-cell table:number-columns-repeated="7"/>
          <table:table-cell table:style-name="ce13" table:number-columns-repeated="935"/>
          <table:table-cell table:style-name="ce333" table:number-columns-repeated="18"/>
          <table:table-cell table:style-name="ce350" table:number-columns-repeated="38"/>
          <table:table-cell table:number-columns-repeated="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20" office:value-type="string" calcext:value-type="string">
            <text:p><text:a xlink:href="https://github.com/KELLERStephane/Tests2math" xlink:type="simple">https://github.com/KELLERStephane/Tests2math</text:a></text:p>
          </table:table-cell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85];&quot;&quot;)" table:number-columns-spanned="2" table:number-rows-spanned="1">
            <text:p/>
          </table:table-cell>
          <table:covered-table-cell table:style-name="ce357"/>
          <table:table-cell table:style-name="ce357"/>
          <table:table-cell table:style-name="ce86" table:formula="of:=IF(AND([.$X$1];[.$X$2];[$Synthèse.$G$1]);[Données.F185];&quot;&quot;)" table:number-columns-spanned="2" table:number-rows-spanned="1">
            <text:p/>
          </table:table-cell>
          <table:covered-table-cell table:style-name="ce358"/>
          <table:table-cell table:style-name="ce358"/>
          <table:table-cell table:style-name="ce86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Default"/>
          <table:table-cell table:number-columns-repeated="7"/>
          <table:table-cell table:style-name="ce13" table:number-columns-repeated="936"/>
          <table:table-cell table:style-name="ce333" table:number-columns-repeated="18"/>
          <table:table-cell table:style-name="ce350" table:number-columns-repeated="38"/>
          <table:table-cell table:number-columns-repeated="12"/>
        </table:table-row>
        <table:table-row table:style-name="ro7">
          <table:table-cell table:style-name="ce5" table:formula="of:=[.A5]" office:value-type="string" office:string-value="Signe de (6x+2)" calcext:value-type="string">
            <text:p>Signe de (6x+2)</text:p>
          </table:table-cell>
          <table:table-cell table:style-name="ce75" table:formula="of:=IF(AND([.$X$1];[.$X$2];[$Synthèse.$G$1]);[Données.B186];&quot;&quot;)">
            <text:p/>
          </table:table-cell>
          <table:table-cell table:style-name="ce357" table:formula="of:=IF(AND([.$X$1];[.$X$2];[$Synthèse.$G$1]);[Données.C186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;[$Synthèse.$G$1]);[Données.E186];&quot;&quot;)">
            <text:p/>
          </table:table-cell>
          <table:table-cell table:style-name="ce357" table:formula="of:=IF(AND([.$X$1];[.$X$2];[$Synthèse.$G$1]);[Données.F186];&quot;&quot;)" table:number-columns-spanned="2" table:number-rows-spanned="1">
            <text:p/>
          </table:table-cell>
          <table:covered-table-cell table:style-name="ce358"/>
          <table:table-cell table:style-name="ce357" table:formula="of:=IF(AND([.$X$1];[.$X$2];[$Synthèse.$G$1]);[Données.H186];&quot;&quot;)">
            <text:p/>
          </table:table-cell>
          <table:table-cell table:style-name="ce357" table:formula="of:=IF(AND([.$X$1];[.$X$2];[$Synthèse.$G$1]);[Données.I186];&quot;&quot;)" table:number-columns-spanned="2" table:number-rows-spanned="1">
            <text:p/>
          </table:table-cell>
          <table:covered-table-cell table:style-name="ce358"/>
          <table:table-cell table:style-name="ce157" table:formula="of:=IF(AND([.$X$1];[.$X$2];[$Synthèse.$G$1]);[Données.K186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" table:formula="of:=[.A6]" office:value-type="string" office:string-value="Signe de (3x-7)" calcext:value-type="string">
            <text:p>Signe de (3x-7)</text:p>
          </table:table-cell>
          <table:table-cell table:style-name="ce75" table:formula="of:=IF(AND([.$X$1];[.$X$2];[$Synthèse.$G$1]);[Données.B187];&quot;&quot;)">
            <text:p/>
          </table:table-cell>
          <table:table-cell table:style-name="ce357" table:formula="of:=IF(AND([.$X$1];[.$X$2];[$Synthèse.$G$1]);[Données.C187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;[$Synthèse.$G$1]);[Données.E187];&quot;&quot;)">
            <text:p/>
          </table:table-cell>
          <table:table-cell table:style-name="ce357" table:formula="of:=IF(AND([.$X$1];[.$X$2];[$Synthèse.$G$1]);[Données.F187];&quot;&quot;)" table:number-columns-spanned="2" table:number-rows-spanned="1">
            <text:p/>
          </table:table-cell>
          <table:covered-table-cell table:style-name="ce358"/>
          <table:table-cell table:style-name="ce357" table:formula="of:=IF(AND([.$X$1];[.$X$2];[$Synthèse.$G$1]);[Données.H187];&quot;&quot;)">
            <text:p/>
          </table:table-cell>
          <table:table-cell table:style-name="ce357" table:formula="of:=IF(AND([.$X$1];[.$X$2];[$Synthèse.$G$1]);[Données.I187];&quot;&quot;)" table:number-columns-spanned="2" table:number-rows-spanned="1">
            <text:p/>
          </table:table-cell>
          <table:covered-table-cell table:style-name="ce358"/>
          <table:table-cell table:style-name="ce157" table:formula="of:=IF(AND([.$X$1];[.$X$2];[$Synthèse.$G$1]);[Données.K187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" table:formula="of:=[.A7]" office:value-type="string" office:string-value="Signe de (-3x-8)" calcext:value-type="string">
            <text:p>Signe de (-3x-8)</text:p>
          </table:table-cell>
          <table:table-cell table:style-name="ce75" table:formula="of:=IF(AND([.$X$1];[.$X$2];[$Synthèse.$G$1]);[Données.B188];&quot;&quot;)">
            <text:p/>
          </table:table-cell>
          <table:table-cell table:style-name="ce357" table:formula="of:=IF(AND([.$X$1];[.$X$2];[$Synthèse.$G$1]);[Données.C188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;[$Synthèse.$G$1]);[Données.E188];&quot;&quot;)">
            <text:p/>
          </table:table-cell>
          <table:table-cell table:style-name="ce357" table:formula="of:=IF(AND([.$X$1];[.$X$2];[$Synthèse.$G$1]);[Données.F188];&quot;&quot;)" table:number-columns-spanned="2" table:number-rows-spanned="1">
            <text:p/>
          </table:table-cell>
          <table:covered-table-cell table:style-name="ce358"/>
          <table:table-cell table:style-name="ce357" table:formula="of:=IF(AND([.$X$1];[.$X$2];[$Synthèse.$G$1]);[Données.H188];&quot;&quot;)">
            <text:p/>
          </table:table-cell>
          <table:table-cell table:style-name="ce357" table:formula="of:=IF(AND([.$X$1];[.$X$2];[$Synthèse.$G$1]);[Données.I188];&quot;&quot;)" table:number-columns-spanned="2" table:number-rows-spanned="1">
            <text:p/>
          </table:table-cell>
          <table:covered-table-cell table:style-name="ce358"/>
          <table:table-cell table:style-name="ce157" table:formula="of:=IF(AND([.$X$1];[.$X$2];[$Synthèse.$G$1]);[Données.K188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" table:formula="of:=[.A8]" office:value-type="string" office:string-value="Signe de 1 / [(6x+2)(3x-7)(-3x-8)]" calcext:value-type="string">
            <text:p>Signe de 1 / [(6x+2)(3x-7)(-3x-8)]</text:p>
          </table:table-cell>
          <table:table-cell table:style-name="ce75" table:formula="of:=IF(AND([.$X$1];[.$X$2];[$Synthèse.$G$1]);[Données.B189];&quot;&quot;)">
            <text:p/>
          </table:table-cell>
          <table:table-cell table:style-name="ce357" table:formula="of:=IF(AND([.$X$1];[.$X$2];[$Synthèse.$G$1]);[Données.C189];&quot;&quot;)" table:number-columns-spanned="2" table:number-rows-spanned="1">
            <text:p/>
          </table:table-cell>
          <table:covered-table-cell table:style-name="ce153"/>
          <table:table-cell table:style-name="ce357" table:formula="of:=IF(AND([.$X$1];[.$X$2];[$Synthèse.$G$1]);[Données.E189];&quot;&quot;)">
            <text:p/>
          </table:table-cell>
          <table:table-cell table:style-name="ce357" table:formula="of:=IF(AND([.$X$1];[.$X$2];[$Synthèse.$G$1]);[Données.F189];&quot;&quot;)" table:number-columns-spanned="2" table:number-rows-spanned="1">
            <text:p/>
          </table:table-cell>
          <table:covered-table-cell table:style-name="ce97"/>
          <table:table-cell table:style-name="ce357" table:formula="of:=IF(AND([.$X$1];[.$X$2];[$Synthèse.$G$1]);[Données.H189];&quot;&quot;)">
            <text:p/>
          </table:table-cell>
          <table:table-cell table:style-name="ce357" table:formula="of:=IF(AND([.$X$1];[.$X$2];[$Synthèse.$G$1]);[Données.I189];&quot;&quot;)" table:number-columns-spanned="2" table:number-rows-spanned="1">
            <text:p/>
          </table:table-cell>
          <table:covered-table-cell table:style-name="ce97"/>
          <table:table-cell table:style-name="ce157" table:formula="of:=IF(AND([.$X$1];[.$X$2];[$Synthèse.$G$1]);[Données.K189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91]" office:value-type="string" office:string-value="1 / [(6x+2)(3x-7)(-3x-8)] = 0" calcext:value-type="string" table:number-columns-spanned="6" table:number-rows-spanned="1">
            <text:p>1 / [(6x+2)(3x-7)(-3x-8)]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table-cell table:style-name="Default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2" table:style-name="ce568"/>
          <table:covered-table-cell table:style-name="ce574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52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570"/>
          <table:table-cell table:style-name="ce573"/>
          <table:table-cell table:style-name="ce575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540" table:formula="of:=IF(ISBLANK([.B19]);&quot;&quot;;IF(AND([.$X$1];[$Synthèse.$G$1]);IF([.B19]=[$Données.B192];1;0);&quot;&quot;))">
            <text:p/>
          </table:table-cell>
          <table:table-cell table:style-name="ce544" table:formula="of:=IF(ISBLANK([.C19]);&quot;&quot;;IF(AND([.$X$1];[$Synthèse.$G$1]);IF([.C19]=[$Données.C192];1;0);&quot;&quot;))">
            <text:p/>
          </table:table-cell>
          <table:table-cell table:style-name="ce548" table:formula="of:=IF(ISBLANK([.D19]);&quot;&quot;;IF(AND([.$X$1];[$Synthèse.$G$1]);IF([.D19]=[$Données.D192];1;0);&quot;&quot;))">
            <text:p/>
          </table:table-cell>
          <table:table-cell table:style-name="ce552" table:formula="of:=IF(ISBLANK([.E19]);&quot;&quot;;IF(AND([.$X$1];[$Synthèse.$G$1]);IF([.E19]=[$Données.E192];1;0);&quot;&quot;))" table:number-columns-spanned="2" table:number-rows-spanned="1">
            <text:p/>
          </table:table-cell>
          <table:covered-table-cell table:style-name="ce558"/>
          <table:table-cell table:style-name="ce563" table:formula="of:=IF(ISBLANK([.G19]);&quot;&quot;;IF(AND([.$X$1];[$Synthèse.$G$1]);IF([.G19]=[$Données.F192];1;0);&quot;&quot;)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4"/>
          <table:table-cell table:style-name="ce109" table:number-columns-repeated="2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541" table:formula="of:=IF(AND([.$X$1];[.$X$2];[$Synthèse.$G$1]);[$Données.B192];&quot;&quot;)">
            <text:p/>
          </table:table-cell>
          <table:table-cell table:style-name="ce545" table:formula="of:=IF(AND([.$X$1];[.$X$2];[$Synthèse.$G$1]);[$Données.C192];&quot;&quot;)">
            <text:p/>
          </table:table-cell>
          <table:table-cell table:style-name="ce549" table:formula="of:=IF(AND([.$X$1];[.$X$2];[$Synthèse.$G$1]);[$Données.D192];&quot;&quot;)">
            <text:p/>
          </table:table-cell>
          <table:table-cell table:style-name="ce554" table:formula="of:=IF(AND([.$X$1];[.$X$2];[$Synthèse.$G$1]);[$Données.E192];&quot;&quot;)" table:number-columns-spanned="2" table:number-rows-spanned="1">
            <text:p/>
          </table:table-cell>
          <table:covered-table-cell table:style-name="ce560"/>
          <table:table-cell table:style-name="ce564" table:formula="of:=IF(AND([.$X$1];[.$X$2];[$Synthèse.$G$1]);[$Données.F192];&quot;&quot;)">
            <text:p/>
          </table:table-cell>
          <table:table-cell table:style-name="Default"/>
          <table:table-cell table:style-name="ce550" office:value-type="string" calcext:value-type="string" table:number-columns-spanned="6" table:number-rows-spanned="1">
            <text:p><text:span text:style-name="T13">Taper </text:span><text:span text:style-name="T14">Alt + 0216</text:span><text:span text:style-name="T15"> </text:span><text:span text:style-name="T16">pour</text:span><text:span text:style-name="T15"> </text:span><text:span text:style-name="T14">Ø</text:span>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99]" office:value-type="string" office:string-value="1 / [(6x+2)(3x-7)(-3x-8)] ≤ 0" calcext:value-type="string" table:number-columns-spanned="11" table:number-rows-spanned="1">
            <text:p>1 / [(6x+2)(3x-7)(-3x-8)] ≤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542" table:formula="of:=IF(ISBLANK([.B24]);&quot;&quot;;IF(AND([.$X$1];[$Synthèse.$G$1]);IF([.B24]=[$Données.B200];1;0);&quot;&quot;))">
            <text:p/>
          </table:table-cell>
          <table:table-cell table:style-name="ce546" table:formula="of:=IF(ISBLANK([.C24]);&quot;&quot;;IF(AND([.$X$1];[$Synthèse.$G$1]);IF([.C24]=[$Données.C200];1;0);&quot;&quot;))">
            <text:p/>
          </table:table-cell>
          <table:table-cell table:style-name="ce546" table:formula="of:=IF(ISBLANK([.D24]);&quot;&quot;;IF(AND([.$X$1];[$Synthèse.$G$1]);IF([.D24]=[$Données.D200];1;0);&quot;&quot;))">
            <text:p/>
          </table:table-cell>
          <table:table-cell table:style-name="ce555" table:formula="of:=IF(ISBLANK([.E24]);&quot;&quot;;IF(AND([.$X$1];[$Synthèse.$G$1]);IF([.E24]=[$Données.E200];1;0);&quot;&quot;))" table:number-columns-spanned="2" table:number-rows-spanned="1">
            <text:p/>
          </table:table-cell>
          <table:covered-table-cell table:style-name="ce561"/>
          <table:table-cell table:style-name="ce546" table:formula="of:=IF(ISBLANK([.G24]);&quot;&quot;;IF(AND([.$X$1];[$Synthèse.$G$1]);IF([.G24]=[$Données.F200];1;0);&quot;&quot;))">
            <text:p/>
          </table:table-cell>
          <table:table-cell table:style-name="ce555" table:formula="of:=IF(ISBLANK([.H24]);&quot;&quot;;IF(AND([.$X$1];[$Synthèse.$G$1]);IF([.H24]=[$Données.G200];1;0);&quot;&quot;))" table:number-columns-spanned="2" table:number-rows-spanned="1">
            <text:p/>
          </table:table-cell>
          <table:covered-table-cell table:style-name="ce561"/>
          <table:table-cell table:style-name="ce546" table:formula="of:=IF(ISBLANK([.J24]);&quot;&quot;;IF(AND([.$X$1];[$Synthèse.$G$1]);IF([.J24]=[$Données.H200];1;0);&quot;&quot;))">
            <text:p/>
          </table:table-cell>
          <table:table-cell table:style-name="ce546" table:formula="of:=IF(ISBLANK([.K24]);&quot;&quot;;IF(AND([.$X$1];[$Synthèse.$G$1]);IF([.K24]=[$Données.I200];1;0);&quot;&quot;))">
            <text:p/>
          </table:table-cell>
          <table:table-cell table:style-name="ce546" table:formula="of:=IF(ISBLANK([.L24]);&quot;&quot;;IF(AND([.$X$1];[$Synthèse.$G$1]);IF([.L24]=[$Données.J200];1;0);&quot;&quot;))">
            <text:p/>
          </table:table-cell>
          <table:table-cell table:style-name="ce546" table:formula="of:=IF(ISBLANK([.M24]);&quot;&quot;;IF(AND([.$X$1];[$Synthèse.$G$1]);IF([.M24]=[$Données.K200];1;0);&quot;&quot;))">
            <text:p/>
          </table:table-cell>
          <table:table-cell table:style-name="ce579" table:formula="of:=IF(ISBLANK([.N24]);&quot;&quot;;IF(AND([.$X$1];[$Synthèse.$G$1]);IF([.N24]=[$Données.L200];1;0);&quot;&quot;))">
            <text:p/>
          </table:table-cell>
          <table:table-cell table:number-columns-repeated="1010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543" table:formula="of:=IF(AND([.$X$1];[.$X$2];[$Synthèse.$G$1]);[$Données.B201];&quot;&quot;)">
            <text:p/>
          </table:table-cell>
          <table:table-cell table:style-name="ce547" table:formula="of:=IF(AND([.$X$1];[.$X$2];[$Synthèse.$G$1]);[$Données.C201];&quot;&quot;)">
            <text:p/>
          </table:table-cell>
          <table:table-cell table:style-name="ce551" table:formula="of:=IF(AND([.$X$1];[.$X$2];[$Synthèse.$G$1]);[$Données.D201];&quot;&quot;)">
            <text:p/>
          </table:table-cell>
          <table:table-cell table:style-name="ce557" table:formula="of:=IF(AND([.$X$1];[.$X$2];[$Synthèse.$G$1]);[$Données.E201];&quot;&quot;)" table:number-columns-spanned="2" table:number-rows-spanned="1">
            <text:p/>
          </table:table-cell>
          <table:covered-table-cell table:style-name="ce562"/>
          <table:table-cell table:style-name="ce551" table:formula="of:=IF(AND([.$X$1];[.$X$2];[$Synthèse.$G$1]);[$Données.F201];&quot;&quot;)">
            <text:p/>
          </table:table-cell>
          <table:table-cell table:style-name="ce565" table:formula="of:=IF(AND([.$X$1];[.$X$2];[$Synthèse.$G$1]);[$Données.G201];&quot;&quot;)" table:number-columns-spanned="2" table:number-rows-spanned="1">
            <text:p/>
          </table:table-cell>
          <table:covered-table-cell table:style-name="ce567"/>
          <table:table-cell table:style-name="ce551" table:formula="of:=IF(AND([.$X$1];[.$X$2];[$Synthèse.$G$1]);[$Données.H201];&quot;&quot;)">
            <text:p/>
          </table:table-cell>
          <table:table-cell table:style-name="ce547" table:formula="of:=IF(AND([.$X$1];[.$X$2];[$Synthèse.$G$1]);[$Données.I201];&quot;&quot;)">
            <text:p/>
          </table:table-cell>
          <table:table-cell table:style-name="ce551" table:formula="of:=IF(AND([.$X$1];[.$X$2];[$Synthèse.$G$1]);[$Données.J201];&quot;&quot;)">
            <text:p/>
          </table:table-cell>
          <table:table-cell table:style-name="ce547" table:formula="of:=IF(AND([.$X$1];[.$X$2];[$Synthèse.$G$1]);[$Données.K201];&quot;&quot;)">
            <text:p/>
          </table:table-cell>
          <table:table-cell table:style-name="ce580" table:formula="of:=IF(AND([.$X$1];[.$X$2];[$Synthèse.$G$1]);[$Données.L201];&quot;&quot;)">
            <text:p/>
          </table:table-cell>
          <table:table-cell table:number-columns-repeated="1010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G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G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N18:'Niveau 6'.P19">
            <calcext:condition calcext:apply-style-name="VRAI" calcext:value="formula-is(IF([.P18]=0))" calcext:base-cell-address="'Niveau 6'.N19"/>
            <calcext:condition calcext:apply-style-name="FAUX" calcext:value="formula-is(IF([.P18]=1))" calcext:base-cell-address="'Niveau 6'.N19"/>
          </calcext:conditional-format>
          <calcext:conditional-format calcext:target-range-address="'Niveau 6'.P18:'Niveau 6'.P19">
            <calcext:condition calcext:apply-style-name="VRAI" calcext:value="formula-is(IF([.R18]=0))" calcext:base-cell-address="'Niveau 6'.P19"/>
            <calcext:condition calcext:apply-style-name="FAUX" calcext:value="formula-is(IF([.R18]=1))" calcext:base-cell-address="'Niveau 6'.P19"/>
          </calcext:conditional-format>
          <calcext:conditional-format calcext:target-range-address="'Niveau 6'.N18:'Niveau 6'.P19">
            <calcext:condition calcext:apply-style-name="FAUX" calcext:value="formula-is(IF([.P18]=1))" calcext:base-cell-address="'Niveau 6'.N19"/>
            <calcext:condition calcext:apply-style-name="VRAI" calcext:value="formula-is(IF([.P18]=0))" calcext:base-cell-address="'Niveau 6'.N19"/>
          </calcext:conditional-format>
        </calcext:conditional-formats>
      </table:table>
      <table:table table:name="Données" table:style-name="ta2" table:protected="true" table:protection-key="m/1T0Wq+BDYa2QVUH/Cuwko8Dj4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7" table:default-cell-style-name="ce589"/>
        <table:table-column table:style-name="co28" table:default-cell-style-name="ce589"/>
        <table:table-column table:style-name="co29" table:default-cell-style-name="ce589"/>
        <table:table-column table:style-name="co30" table:default-cell-style-name="ce589"/>
        <table:table-column table:style-name="co31" table:default-cell-style-name="ce589"/>
        <table:table-column table:style-name="co32" table:default-cell-style-name="ce589"/>
        <table:table-column table:style-name="co33" table:number-columns-repeated="2" table:default-cell-style-name="ce589"/>
        <table:table-column table:style-name="co34" table:number-columns-repeated="5" table:default-cell-style-name="ce589"/>
        <table:table-column table:style-name="co35" table:default-cell-style-name="ce589"/>
        <table:table-column table:style-name="co36" table:default-cell-style-name="ce589"/>
        <table:table-column table:style-name="co36" table:default-cell-style-name="ce790"/>
        <table:table-column table:style-name="co36" table:number-columns-repeated="5" table:default-cell-style-name="ce589"/>
        <table:table-column table:style-name="co1" table:number-columns-repeated="1003" table:default-cell-style-name="ce589"/>
        <table:table-row table:style-name="ro3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592"/>
          <table:table-cell table:style-name="ce824"/>
          <table:table-cell table:style-name="ce592" table:number-columns-repeated="951"/>
          <table:table-cell table:number-columns-repeated="57"/>
        </table:table-row>
        <table:table-row table:style-name="ro3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416574" calcext:value-type="float">
            <text:p>416574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17" calcext:value-type="float">
            <text:p>17</text:p>
          </table:table-cell>
          <table:table-cell table:style-name="ce677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63500" calcext:value-type="float">
            <text:p>63500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29" calcext:value-type="float">
            <text:p>29</text:p>
          </table:table-cell>
          <table:table-cell table:style-name="ce677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263382" calcext:value-type="float">
            <text:p>263382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2" calcext:value-type="float">
            <text:p>22</text:p>
          </table:table-cell>
          <table:table-cell table:style-name="ce677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170719" calcext:value-type="float">
            <text:p>170719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26" calcext:value-type="float">
            <text:p>26</text:p>
          </table:table-cell>
          <table:table-cell table:style-name="ce677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984102" calcext:value-type="float">
            <text:p>984102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1" calcext:value-type="float">
            <text:p>1</text:p>
          </table:table-cell>
          <table:table-cell table:style-name="ce677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772776" calcext:value-type="float">
            <text:p>772776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10" calcext:value-type="float">
            <text:p>10</text:p>
          </table:table-cell>
          <table:table-cell table:style-name="ce677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880356" calcext:value-type="float">
            <text:p>880356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6" calcext:value-type="float">
            <text:p>6</text:p>
          </table:table-cell>
          <table:table-cell table:style-name="ce677"/>
          <table:table-cell table:style-name="ce594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480771" calcext:value-type="float">
            <text:p>480771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16" calcext:value-type="float">
            <text:p>16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762552" calcext:value-type="float">
            <text:p>762552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11" calcext:value-type="float">
            <text:p>11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237986" calcext:value-type="float">
            <text:p>237986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23" calcext:value-type="float">
            <text:p>23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38417" calcext:value-type="float">
            <text:p>38417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30" calcext:value-type="float">
            <text:p>30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754487" calcext:value-type="float">
            <text:p>754487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13" calcext:value-type="float">
            <text:p>13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190236" calcext:value-type="float">
            <text:p>190236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25" calcext:value-type="float">
            <text:p>25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962849" calcext:value-type="float">
            <text:p>962849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3" calcext:value-type="float">
            <text:p>3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831538" calcext:value-type="float">
            <text:p>831538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8" calcext:value-type="float">
            <text:p>8</text:p>
          </table:table-cell>
          <table:table-cell table:style-name="ce677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884258" calcext:value-type="float">
            <text:p>884258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5" calcext:value-type="float">
            <text:p>5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61540" calcext:value-type="float">
            <text:p>761540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12" calcext:value-type="float">
            <text:p>12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401306" calcext:value-type="float">
            <text:p>401306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8" calcext:value-type="float">
            <text:p>18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236260" calcext:value-type="float">
            <text:p>236260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24" calcext:value-type="float">
            <text:p>24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292207" calcext:value-type="float">
            <text:p>292207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9" calcext:value-type="float">
            <text:p>19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284548" calcext:value-type="float">
            <text:p>284548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21" calcext:value-type="float">
            <text:p>21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31428" calcext:value-type="float">
            <text:p>931428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4" calcext:value-type="float">
            <text:p>4</text:p>
          </table:table-cell>
          <table:table-cell table:style-name="ce677"/>
          <table:table-cell/>
          <table:table-cell table:style-name="ce594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103366" calcext:value-type="float">
            <text:p>103366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27" calcext:value-type="float">
            <text:p>27</text:p>
          </table:table-cell>
          <table:table-cell table:style-name="ce677"/>
          <table:table-cell/>
          <table:table-cell table:style-name="ce594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669618" calcext:value-type="float">
            <text:p>669618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14" calcext:value-type="float">
            <text:p>14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286463" calcext:value-type="float">
            <text:p>286463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20" calcext:value-type="float">
            <text:p>20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27732" calcext:value-type="float">
            <text:p>827732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9" calcext:value-type="float">
            <text:p>9</text:p>
          </table:table-cell>
          <table:table-cell table:style-name="ce677"/>
          <table:table-cell/>
          <table:table-cell table:style-name="ce594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70724" calcext:value-type="float">
            <text:p>970724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" calcext:value-type="float">
            <text:p>2</text:p>
          </table:table-cell>
          <table:table-cell table:style-name="ce677"/>
          <table:table-cell table:number-columns-repeated="5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645521" calcext:value-type="float">
            <text:p>645521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15" calcext:value-type="float">
            <text:p>15</text:p>
          </table:table-cell>
          <table:table-cell table:style-name="ce677"/>
          <table:table-cell table:number-columns-repeated="5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5121" calcext:value-type="float">
            <text:p>95121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28" calcext:value-type="float">
            <text:p>28</text:p>
          </table:table-cell>
          <table:table-cell table:style-name="ce677"/>
          <table:table-cell table:number-columns-repeated="5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33196" calcext:value-type="float">
            <text:p>833196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7" calcext:value-type="float">
            <text:p>7</text:p>
          </table:table-cell>
          <table:table-cell table:style-name="ce677"/>
          <table:table-cell table:number-columns-repeated="5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594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706"/>
          <table:table-cell table:style-name="ce726" table:number-columns-repeated="14"/>
          <table:table-cell/>
          <table:table-cell table:style-name="ce790" table:number-columns-repeated="5"/>
          <table:table-cell table:style-name="ce795" table:number-columns-repeated="2"/>
          <table:table-cell table:style-name="ce790" table:number-columns-repeated="1001"/>
        </table:table-row>
        <table:table-row table:style-name="ro3">
          <table:table-cell table:style-name="ce592"/>
          <table:table-cell table:style-name="ce614" office:value-type="string" calcext:value-type="string">
            <text:p>a₁</text:p>
          </table:table-cell>
          <table:table-cell table:style-name="ce614" office:value-type="string" calcext:value-type="string">
            <text:p>b₁</text:p>
          </table:table-cell>
          <table:table-cell table:style-name="ce676" office:value-type="string" calcext:value-type="string">
            <text:p>Facteur 1</text:p>
          </table:table-cell>
          <table:table-cell table:style-name="ce614" office:value-type="string" calcext:value-type="string">
            <text:p>rac 1</text:p>
          </table:table-cell>
          <table:table-cell table:style-name="ce676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94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835"/>
          <table:table-cell table:number-columns-repeated="9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3];[.$B$3:.$N$32];1)" office:value-type="float" office:value="-17" calcext:value-type="float">
            <text:p>-17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-x-17)" calcext:value-type="string">
            <text:p>(-x-17)</text:p>
          </table:table-cell>
          <table:table-cell table:style-name="ce722" table:formula="of:=-[.C38]/[.B38]" office:value-type="float" office:value="-17" calcext:value-type="float">
            <text:p>-17</text:p>
          </table:table-cell>
          <table:table-cell table:style-name="ce708" table:formula="of:=IF(SIGN([.B38]*([.E38]-1)+[.C38])&lt;0;&quot;-&quot;;&quot;+&quot;)" office:value-type="string" office:string-value="+" calcext:value-type="string">
            <text:p>+</text:p>
          </table:table-cell>
          <table:table-cell table:style-name="ce708" table:formula="of:=IF(SIGN([.B38]*AVERAGE([.E38];[.E40])+[.C38])&lt;0;&quot;-&quot;;&quot;+&quot;)" office:value-type="string" office:string-value="+" calcext:value-type="string">
            <text:p>+</text:p>
          </table:table-cell>
          <table:table-cell table:style-name="ce708" table:formula="of:=IF(SIGN([.B38]*([.E38]+1)+[.C38])&lt;0;&quot;-&quot;;&quot;+&quot;)" office:value-type="string" office:string-value="-" calcext:value-type="string">
            <text:p>-</text:p>
          </table:table-cell>
          <table:table-cell table:style-name="ce594"/>
          <table:table-cell table:style-name="ce722" table:formula="of:=MIN([.E38];[.E40])" office:value-type="float" office:value="-29" calcext:value-type="float">
            <text:p>-29</text:p>
          </table:table-cell>
          <table:table-cell table:style-name="ce722" table:formula="of:=MAX([.E38];[.E40])" office:value-type="float" office:value="-17" calcext:value-type="float">
            <text:p>-17</text:p>
          </table:table-cell>
          <table:table-cell table:style-name="ce835"/>
          <table:table-cell table:number-columns-repeated="9"/>
          <table:table-cell table:style-name="ce594"/>
          <table:table-cell table:number-columns-repeated="1002"/>
        </table:table-row>
        <table:table-row table:style-name="ro3">
          <table:table-cell/>
          <table:table-cell table:style-name="ce614" office:value-type="string" calcext:value-type="string">
            <text:p>a₂</text:p>
          </table:table-cell>
          <table:table-cell table:style-name="ce614" office:value-type="string" calcext:value-type="string">
            <text:p>b₂</text:p>
          </table:table-cell>
          <table:table-cell table:style-name="ce676" office:value-type="string" calcext:value-type="string">
            <text:p>Facteur 2</text:p>
          </table:table-cell>
          <table:table-cell table:style-name="ce614" office:value-type="string" calcext:value-type="string">
            <text:p>rac 2</text:p>
          </table:table-cell>
          <table:table-cell table:style-name="ce676" office:value-type="string" calcext:value-type="string" table:number-columns-spanned="3" table:number-rows-spanned="1">
            <text:p>Signes</text:p>
          </table:table-cell>
          <table:covered-table-cell table:number-columns-repeated="2" table:style-name="ce614"/>
          <table:table-cell table:style-name="ce594"/>
          <table:table-cell table:style-name="ce614" office:value-type="string" calcext:value-type="string">
            <text:p>choix</text:p>
          </table:table-cell>
          <table:table-cell table:style-name="ce722" table:formula="of:=RANDBETWEEN(1;2)" office:value-type="float" office:value="1" calcext:value-type="float">
            <text:p>1</text:p>
          </table:table-cell>
          <table:table-cell table:number-columns-repeated="10"/>
          <table:table-cell table:style-name="ce594"/>
          <table:table-cell/>
          <table:table-cell table:style-name="ce834"/>
          <table:table-cell table:number-columns-repeated="1000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4];[.$B$3:.$N$32];1)" office:value-type="float" office:value="-29" calcext:value-type="float">
            <text:p>-29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-x-29)" calcext:value-type="string">
            <text:p>(-x-29)</text:p>
          </table:table-cell>
          <table:table-cell table:style-name="ce722" table:formula="of:=-[.C40]/[.B40]" office:value-type="float" office:value="-29" calcext:value-type="float">
            <text:p>-29</text:p>
          </table:table-cell>
          <table:table-cell table:style-name="ce708" table:formula="of:=IF(SIGN([.B40]*([.E40]-1)+[.C40]&lt;0);&quot;-&quot;;&quot;+&quot;)" office:value-type="string" office:string-value="+" calcext:value-type="string">
            <text:p>+</text:p>
          </table:table-cell>
          <table:table-cell table:style-name="ce722" table:formula="of:=IF(SIGN([.B40]*AVERAGE([.E38];[.E40])+[.C40]&lt;0);&quot;-&quot;;&quot;+&quot;)" office:value-type="string" office:string-value="-" calcext:value-type="string">
            <text:p>-</text:p>
          </table:table-cell>
          <table:table-cell table:style-name="ce722" table:formula="of:=IF(SIGN([.B40]*([.E40]+1)+[.C40]&lt;0);&quot;-&quot;;&quot;+&quot;)" office:value-type="string" office:string-value="-" calcext:value-type="string">
            <text:p>-</text:p>
          </table:table-cell>
          <table:table-cell table:style-name="ce594" table:number-columns-repeated="2"/>
          <table:table-cell table:number-columns-repeated="11"/>
          <table:table-cell table:style-name="ce594"/>
          <table:table-cell table:number-columns-repeated="1002"/>
        </table:table-row>
        <table:table-row table:style-name="ro3">
          <table:table-cell table:style-name="ce594" table:number-columns-repeated="15"/>
          <table:table-cell table:number-columns-repeated="4"/>
          <table:table-cell table:style-name="ce832"/>
          <table:table-cell table:style-name="ce831"/>
          <table:table-cell table:number-columns-repeated="100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594"/>
          <table:covered-table-cell table:style-name="ce803"/>
          <table:covered-table-cell table:number-columns-repeated="3"/>
          <table:table-cell table:style-name="ce594"/>
          <table:table-cell table:number-columns-repeated="4"/>
          <table:table-cell table:style-name="ce833"/>
          <table:table-cell table:style-name="ce831"/>
          <table:table-cell table:number-columns-repeated="1003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25" table:formula="of:=[.J38]" office:value-type="float" office:value="-29" calcext:value-type="float" table:number-columns-spanned="2" table:number-rows-spanned="1">
            <text:p>-29</text:p>
          </table:table-cell>
          <table:covered-table-cell table:style-name="ce625" table:formula="of:=#REF!" office:value-type="string" office:string-value="" calcext:value-type="error">
            <text:p>#RÉF !</text:p>
          </table:covered-table-cell>
          <table:table-cell table:style-name="ce625"/>
          <table:table-cell table:style-name="ce625" table:formula="of:=[.K38]" office:value-type="float" office:value="-17" calcext:value-type="float" table:number-columns-spanned="2" table:number-rows-spanned="1">
            <text:p>-17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594"/>
          <table:table-cell table:number-columns-repeated="5"/>
          <table:table-cell table:style-name="ce831"/>
          <table:table-cell table:number-columns-repeated="1003"/>
        </table:table-row>
        <table:table-row table:style-name="ro3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-x-17)" calcext:value-type="string">
            <text:p>Signe de (-x-17)</text:p>
          </table:table-cell>
          <table:table-cell table:style-name="ce729" table:formula="of:=IF([.K39]=1;[.F38];[.F40])" office:value-type="string" office:string-value="+" calcext:value-type="string">
            <text:p>+</text:p>
          </table:table-cell>
          <table:table-cell table:style-name="ce625" table:formula="of:=IF([.K39]=1;IF([.E38]=[.J38];0;&quot;&quot;);IF([.E40]=[.J38];0;&quot;&quot;))" table:number-columns-spanned="2" table:number-rows-spanned="1">
            <text:p/>
          </table:table-cell>
          <table:covered-table-cell table:style-name="ce625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625" table:formula="of:=IF([.K39]=1;[.G38];[.G40])" office:value-type="string" office:string-value="+" calcext:value-type="string">
            <text:p>+</text:p>
          </table:table-cell>
          <table:table-cell table:style-name="ce625" table:formula="of:=IF([.K39]=1;IF([.E38]=[.K38];0;&quot;&quot;);IF([.E40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1;[.H38];[.H40])" office:value-type="string" office:string-value="-" calcext:value-type="string">
            <text:p>-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594"/>
          <table:table-cell table:number-columns-repeated="1009"/>
        </table:table-row>
        <table:table-row table:style-name="ro3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-x-29)" calcext:value-type="string">
            <text:p>Signe de (-x-29)</text:p>
          </table:table-cell>
          <table:table-cell table:style-name="ce729" table:formula="of:=IF([.K39]=2;[.F38];[.F40])" office:value-type="string" office:string-value="+" calcext:value-type="string">
            <text:p>+</text:p>
          </table:table-cell>
          <table:table-cell table:style-name="ce625" table:formula="of:=IF([.K39]=2;IF([.E40]=[.K38];0;&quot;&quot;);IF([.E38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25" table:formula="of:=IF([.K39]=2;[.G38];[.G40])" office:value-type="string" office:string-value="-" calcext:value-type="string">
            <text:p>-</text:p>
          </table:table-cell>
          <table:table-cell table:style-name="ce625" table:formula="of:=IF([.K39]=2;IF([.E40]=[.J38];0;&quot;&quot;);IF([.E38]=[.J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2;[.H38];[.H40])" office:value-type="string" office:string-value="-" calcext:value-type="string">
            <text:p>-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594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1002"/>
        </table:table-row>
        <table:table-row table:style-name="ro3">
          <table:table-cell table:style-name="ce712" table:formula="of:=COM.MICROSOFT.CONCAT(&quot;Signe de &quot;;[.D38];[.D40])" office:value-type="string" office:string-value="Signe de (-x-17)(-x-29)" calcext:value-type="string">
            <text:p>Signe de (-x-17)(-x-29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62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62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594"/>
          <table:table-cell table:number-columns-repeated="1009"/>
        </table:table-row>
        <table:table-row table:style-name="ro3">
          <table:table-cell table:style-name="ce594" table:number-columns-repeated="14"/>
          <table:table-cell table:number-columns-repeated="1010"/>
        </table:table-row>
        <table:table-row table:style-name="ro3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594"/>
          <table:table-cell table:style-name="ce661" table:formula="of:=COM.MICROSOFT.CONCAT([.D38];[.D40];&quot; = 0&quot;)" office:value-type="string" office:string-value="(-x-17)(-x-29) = 0" calcext:value-type="string" table:number-columns-spanned="4" table:number-rows-spanned="1">
            <text:p>(-x-17)(-x-29) = 0</text:p>
          </table:table-cell>
          <table:covered-table-cell table:number-columns-repeated="3" table:style-name="ce594"/>
          <table:table-cell table:style-name="ce771" office:value-type="string" calcext:value-type="string">
            <text:p>Pts</text:p>
          </table:table-cell>
          <table:table-cell table:style-name="ce594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29" calcext:value-type="float">
            <text:p>-29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-17" calcext:value-type="float">
            <text:p>-17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4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4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4"/>
          <table:table-cell table:style-name="ce795"/>
          <table:table-cell table:style-name="ce809"/>
          <table:table-cell table:style-name="ce795" table:number-columns-repeated="2"/>
          <table:table-cell table:number-columns-repeated="1010"/>
        </table:table-row>
        <table:table-row table:style-name="ro3">
          <table:table-cell table:style-name="ce594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$F$52]=1;&quot;≥&quot;;IF([.$F$52]=2;&quot;&gt;&quot;;IF([.$F$52]=3;&quot;≤&quot;;&quot;&lt;&quot;)))" office:value-type="string" office:string-value="&gt;" calcext:value-type="string">
            <text:p>&gt;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4" table:number-columns-repeated="3"/>
          <table:table-cell table:number-columns-repeated="1008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7"/>
          <table:table-cell table:style-name="ce795" table:number-columns-repeated="6"/>
          <table:table-cell table:style-name="ce594"/>
          <table:table-cell table:number-columns-repeated="1009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677"/>
          <table:table-cell table:style-name="ce795" table:number-columns-repeated="6"/>
          <table:table-cell table:style-name="ce594"/>
          <table:table-cell table:number-columns-repeated="1009"/>
        </table:table-row>
        <table:table-row table:style-name="ro3">
          <table:table-cell table:style-name="ce715" table:number-columns-repeated="7"/>
          <table:table-cell table:style-name="ce677"/>
          <table:table-cell table:style-name="ce795" table:number-columns-repeated="6"/>
          <table:table-cell table:style-name="ce594"/>
          <table:table-cell table:number-columns-repeated="1009"/>
        </table:table-row>
        <table:table-row table:style-name="ro3">
          <table:table-cell table:style-name="ce598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-x-17)(-x-29) &gt; 0" calcext:value-type="string" table:number-columns-spanned="5" table:number-rows-spanned="1">
            <text:p>(-x-17)(-x-29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4" table:number-columns-repeated="3"/>
          <table:table-cell table:number-columns-repeated="1009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5" table:formula="of:=IF(OR([.F52]=2;[.F52]=4;[.H52]=2);&quot;]&quot;;&quot;[&quot;)" office:value-type="string" office:string-value="]" calcext:value-type="string">
            <text:p>]</text:p>
          </table:table-cell>
          <table:table-cell table:style-name="ce625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29" calcext:value-type="float">
            <text:p>-29</text:p>
          </table:table-cell>
          <table:table-cell table:style-name="ce731" table:formula="of:=IF(OR([.F52]=2;[.F52]=4);&quot;[&quot;;&quot;]&quot;)" office:value-type="string" office:string-value="[" calcext:value-type="string">
            <text:p>[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]" calcext:value-type="string">
            <text:p>]</text:p>
          </table:table-cell>
          <table:table-cell table:style-name="ce625" table:formula="of:=IF([.H52]=1;&quot;&quot;;[.F43])" office:value-type="float" office:value="-17" calcext:value-type="float">
            <text:p>-17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625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4" table:number-columns-repeated="2"/>
          <table:table-cell table:number-columns-repeated="1009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29" calcext:value-type="float">
            <text:p>-29</text:p>
          </table:table-cell>
          <table:table-cell table:style-name="ce736" table:formula="of:=[.F57]" office:value-type="string" office:string-value="[" calcext:value-type="string">
            <text:p>[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]" calcext:value-type="string">
            <text:p>]</text:p>
          </table:table-cell>
          <table:table-cell table:style-name="ce749" table:formula="of:=[.I57]" office:value-type="float" office:value="-17" calcext:value-type="float">
            <text:p>-17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594" table:number-columns-repeated="2"/>
          <table:table-cell table:number-columns-repeated="1009"/>
        </table:table-row>
        <table:table-row table:style-name="ro3">
          <table:table-cell table:style-name="ce715" table:number-columns-repeated="8"/>
          <table:table-cell table:style-name="ce594" table:number-columns-repeated="7"/>
          <table:table-cell table:number-columns-repeated="1009"/>
        </table:table-row>
        <table:table-row table:style-name="ro3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594"/>
          <table:table-cell table:number-columns-repeated="1009"/>
        </table:table-row>
        <table:table-row table:style-name="ro3">
          <table:table-cell table:style-name="ce718" table:formula="of:=[.C48]" office:value-type="string" office:string-value="(-x-17)(-x-29) = 0" calcext:value-type="string">
            <text:p>(-x-17)(-x-29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698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594"/>
          <table:table-cell table:number-columns-repeated="1009"/>
        </table:table-row>
        <table:table-row table:style-name="ro3">
          <table:table-cell table:style-name="ce719" table:formula="of:=[.H56]" office:value-type="string" office:string-value="(-x-17)(-x-29) &gt; 0" calcext:value-type="string">
            <text:p>(-x-17)(-x-29) &gt;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594" table:number-columns-repeated="2"/>
          <table:table-cell table:number-columns-repeated="1009"/>
        </table:table-row>
        <table:table-row table:style-name="ro3">
          <table:table-cell table:style-name="ce605" table:number-columns-repeated="12"/>
          <table:table-cell table:style-name="ce835"/>
          <table:table-cell table:style-name="ce795"/>
          <table:table-cell table:style-name="ce594"/>
          <table:table-cell table:number-columns-repeated="1009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594" table:number-columns-repeated="2"/>
          <table:table-cell table:number-columns-repeated="1001"/>
        </table:table-row>
        <table:table-row table:style-name="ro3">
          <table:table-cell table:style-name="ce605"/>
          <table:table-cell table:style-name="ce739"/>
          <table:table-cell table:style-name="ce605"/>
          <table:table-cell table:style-name="ce677" table:number-columns-repeated="2"/>
          <table:table-cell table:style-name="ce605"/>
          <table:table-cell table:style-name="ce677"/>
          <table:table-cell table:style-name="ce785"/>
          <table:table-cell table:style-name="ce677" table:number-columns-repeated="5"/>
          <table:table-cell table:style-name="ce835"/>
          <table:table-cell table:number-columns-repeated="1010"/>
        </table:table-row>
        <table:table-row table:style-name="ro3">
          <table:table-cell table:style-name="ce592"/>
          <table:table-cell table:style-name="ce614" office:value-type="string" calcext:value-type="string">
            <text:p>a₁</text:p>
          </table:table-cell>
          <table:table-cell table:style-name="ce614" office:value-type="string" calcext:value-type="string">
            <text:p>b₁</text:p>
          </table:table-cell>
          <table:table-cell table:style-name="ce676" office:value-type="string" calcext:value-type="string">
            <text:p>Facteur 1</text:p>
          </table:table-cell>
          <table:table-cell table:style-name="ce614" office:value-type="string" calcext:value-type="string">
            <text:p>rac 1</text:p>
          </table:table-cell>
          <table:table-cell table:style-name="ce676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94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835"/>
          <table:table-cell table:number-columns-repeated="1012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5];[.$B$3:.$N$32];1)" office:value-type="float" office:value="-22" calcext:value-type="float">
            <text:p>-22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2)" calcext:value-type="string">
            <text:p>(x-22)</text:p>
          </table:table-cell>
          <table:table-cell table:style-name="ce722" table:formula="of:=-[.C67]/[.B67]" office:value-type="float" office:value="22" calcext:value-type="float">
            <text:p>22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+" calcext:value-type="string">
            <text:p>+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594"/>
          <table:table-cell table:style-name="ce722" table:formula="of:=MIN([.E67];[.E69])" office:value-type="float" office:value="22" calcext:value-type="float">
            <text:p>22</text:p>
          </table:table-cell>
          <table:table-cell table:style-name="ce722" table:formula="of:=MAX([.E67];[.E69])" office:value-type="float" office:value="26" calcext:value-type="float">
            <text:p>26</text:p>
          </table:table-cell>
          <table:table-cell table:style-name="ce835"/>
          <table:table-cell table:number-columns-repeated="1012"/>
        </table:table-row>
        <table:table-row table:style-name="ro3">
          <table:table-cell/>
          <table:table-cell table:style-name="ce614" office:value-type="string" calcext:value-type="string">
            <text:p>a₂</text:p>
          </table:table-cell>
          <table:table-cell table:style-name="ce614" office:value-type="string" calcext:value-type="string">
            <text:p>b₂</text:p>
          </table:table-cell>
          <table:table-cell table:style-name="ce676" office:value-type="string" calcext:value-type="string">
            <text:p>Facteur 2</text:p>
          </table:table-cell>
          <table:table-cell table:style-name="ce614" office:value-type="string" calcext:value-type="string">
            <text:p>rac 2</text:p>
          </table:table-cell>
          <table:table-cell table:style-name="ce676" office:value-type="string" calcext:value-type="string" table:number-columns-spanned="3" table:number-rows-spanned="1">
            <text:p>Signes</text:p>
          </table:table-cell>
          <table:covered-table-cell table:number-columns-repeated="2" table:style-name="ce614"/>
          <table:table-cell table:style-name="ce594"/>
          <table:table-cell table:style-name="ce614" office:value-type="string" calcext:value-type="string">
            <text:p>choix</text:p>
          </table:table-cell>
          <table:table-cell table:style-name="ce722" table:formula="of:=RANDBETWEEN(1;2)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6];[.$B$3:.$N$32];1)" office:value-type="float" office:value="-26" calcext:value-type="float">
            <text:p>-26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-26)" calcext:value-type="string">
            <text:p>(x-26)</text:p>
          </table:table-cell>
          <table:table-cell table:style-name="ce722" table:formula="of:=-[.C69]/[.B69]" office:value-type="float" office:value="26" calcext:value-type="float">
            <text:p>26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-" calcext:value-type="string">
            <text:p>-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594" table:number-columns-repeated="2"/>
          <table:table-cell table:style-name="ce790"/>
          <table:table-cell table:number-columns-repeated="1013"/>
        </table:table-row>
        <table:table-row table:style-name="ro3">
          <table:table-cell/>
          <table:table-cell table:style-name="ce594" table:number-columns-repeated="2"/>
          <table:table-cell table:number-columns-repeated="5"/>
          <table:table-cell table:style-name="ce594" table:number-columns-repeated="2"/>
          <table:table-cell table:style-name="ce790"/>
          <table:table-cell table:number-columns-repeated="101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594"/>
          <table:covered-table-cell table:style-name="ce803"/>
          <table:covered-table-cell table:number-columns-repeated="3"/>
          <table:table-cell table:number-columns-repeated="1010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25" table:formula="of:=[.J67]" office:value-type="float" office:value="22" calcext:value-type="float" table:number-columns-spanned="2" table:number-rows-spanned="1">
            <text:p>22</text:p>
          </table:table-cell>
          <table:covered-table-cell table:style-name="ce625" table:formula="of:=#REF!" office:value-type="string" office:string-value="" calcext:value-type="error">
            <text:p>#RÉF !</text:p>
          </table:covered-table-cell>
          <table:table-cell table:style-name="ce625"/>
          <table:table-cell table:style-name="ce625" table:formula="of:=[.K67]" office:value-type="float" office:value="26" calcext:value-type="float" table:number-columns-spanned="2" table:number-rows-spanned="1">
            <text:p>2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2" table:formula="of:=[.D67]" office:value-type="string" office:string-value="(x-22)" calcext:value-type="string">
            <text:p>(x-22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625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625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625" table:formula="of:=[.G67]" office:value-type="string" office:string-value="+" calcext:value-type="string">
            <text:p>+</text:p>
          </table:table-cell>
          <table:table-cell table:style-name="ce625" table:formula="of:=IF([.E67]=[.K67];0;&quot;&quot;)" table:number-columns-spanned="2" table:number-rows-spanned="1">
            <text:p/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12" table:formula="of:=[.D69]" office:value-type="string" office:string-value="(x-26)" calcext:value-type="string">
            <text:p>(x-26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625" table:formula="of:=IF([.E67]=[.K67];0;&quot;&quot;)" table:number-columns-spanned="2" table:number-rows-spanned="1">
            <text:p/>
          </table:table-cell>
          <table:covered-table-cell table:style-name="ce731"/>
          <table:table-cell table:style-name="ce625" table:formula="of:=[.G69]" office:value-type="string" office:string-value="-" calcext:value-type="string">
            <text:p>-</text:p>
          </table:table-cell>
          <table:table-cell table:style-name="ce625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10"/>
        </table:table-row>
        <table:table-row table:style-name="ro3">
          <table:table-cell table:style-name="ce712" table:formula="of:=COM.MICROSOFT.CONCAT(&quot;Signe de &quot;;[.A73];&quot; / &quot;;[.A74])" office:value-type="string" office:string-value="Signe de (x-22) / (x-26)" calcext:value-type="string">
            <text:p>Signe de (x-22) / (x-26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625" table:formula="of:=IF([.$C$14];IF([.C7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625" table:formula="of:=IF([.F7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605"/>
          <table:table-cell table:style-name="ce739"/>
          <table:table-cell table:style-name="ce605"/>
          <table:table-cell table:style-name="ce677" table:number-columns-repeated="2"/>
          <table:table-cell table:style-name="ce605"/>
          <table:table-cell table:style-name="ce677"/>
          <table:table-cell table:style-name="ce785"/>
          <table:table-cell table:style-name="ce677" table:number-columns-repeated="5"/>
          <table:table-cell table:style-name="ce835"/>
          <table:table-cell table:number-columns-repeated="1010"/>
        </table:table-row>
        <table:table-row table:style-name="ro3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594"/>
          <table:table-cell table:style-name="ce661" table:formula="of:=COM.MICROSOFT.CONCAT([.A73];&quot; / &quot;;[.A74];&quot; = 0&quot;)" office:value-type="string" office:string-value="(x-22) / (x-26) = 0" calcext:value-type="string" table:number-columns-spanned="4" table:number-rows-spanned="1">
            <text:p>(x-22) / (x-26) = 0</text:p>
          </table:table-cell>
          <table:covered-table-cell table:number-columns-repeated="3" table:style-name="ce594"/>
          <table:table-cell table:style-name="ce771" office:value-type="string" calcext:value-type="string">
            <text:p>Pts</text:p>
          </table:table-cell>
          <table:table-cell table:style-name="ce594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22" calcext:value-type="float">
            <text:p>22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4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4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4"/>
          <table:table-cell table:style-name="ce795" table:number-columns-repeated="4"/>
          <table:table-cell table:number-columns-repeated="1010"/>
        </table:table-row>
        <table:table-row table:style-name="ro3">
          <table:table-cell table:style-name="ce594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3" calcext:value-type="float">
            <text:p>3</text:p>
          </table:table-cell>
          <table:table-cell table:style-name="ce766" table:formula="of:=IF([.F81]=1;&quot;≥&quot;;IF([.$F81]=2;&quot;&gt;&quot;;IF([.F81]=3;&quot;≤&quot;;&quot;&lt;&quot;)))" office:value-type="string" office:string-value="≤" calcext:value-type="string">
            <text:p>≤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594"/>
          <table:table-cell table:number-columns-repeated="1010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7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677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 table:number-columns-repeated="7"/>
          <table:table-cell table:style-name="ce677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8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22) / (x-26) ≤ 0" calcext:value-type="string" table:number-columns-spanned="5" table:number-rows-spanned="1">
            <text:p>(x-22) / (x-26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4" table:number-columns-repeated="2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5" table:formula="of:=IF([.H81]=2;&quot;]&quot;;IF(OR([.F81]=2;[.F81]=4;[.C75]=&quot;||&quot;);&quot;]&quot;;&quot;[&quot;))" office:value-type="string" office:string-value="[" calcext:value-type="string">
            <text:p>[</text:p>
          </table:table-cell>
          <table:table-cell table:style-name="ce625" table:formula="of:=IF([.H81]=2;&quot;-infini&quot;;[.C72])" office:value-type="float" office:value="22" calcext:value-type="float">
            <text:p>2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26" calcext:value-type="float">
            <text:p>26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625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625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594"/>
          <table:table-cell table:number-columns-repeated="1010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[" calcext:value-type="string">
            <text:p>[</text:p>
          </table:table-cell>
          <table:table-cell table:style-name="ce749" table:formula="of:=IF([.H81]=2;[.B72];[.C72])" office:value-type="float" office:value="22" calcext:value-type="float">
            <text:p>22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26" calcext:value-type="float">
            <text:p>26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594"/>
          <table:table-cell table:number-columns-repeated="1010"/>
        </table:table-row>
        <table:table-row table:style-name="ro3">
          <table:table-cell table:style-name="ce715" table:number-columns-repeated="8"/>
          <table:table-cell table:style-name="ce594" table:number-columns-repeated="6"/>
          <table:table-cell table:number-columns-repeated="1010"/>
        </table:table-row>
        <table:table-row table:style-name="ro3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8" table:formula="of:=[.C77]" office:value-type="string" office:string-value="(x-22) / (x-26) = 0" calcext:value-type="string">
            <text:p>(x-22) / (x-26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698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719" table:formula="of:=[.H85]" office:value-type="string" office:string-value="(x-22) / (x-26) ≤ 0" calcext:value-type="string">
            <text:p>(x-22) / (x-26) ≤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594"/>
          <table:table-cell table:number-columns-repeated="1010"/>
        </table:table-row>
        <table:table-row table:style-name="ro3">
          <table:table-cell table:style-name="ce605"/>
          <table:table-cell table:style-name="ce739"/>
          <table:table-cell table:style-name="ce605"/>
          <table:table-cell table:style-name="ce677" table:number-columns-repeated="2"/>
          <table:table-cell table:style-name="ce605"/>
          <table:table-cell table:style-name="ce677"/>
          <table:table-cell table:style-name="ce785"/>
          <table:table-cell table:style-name="ce677" table:number-columns-repeated="5"/>
          <table:table-cell table:style-name="ce835"/>
          <table:table-cell table:number-columns-repeated="1010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3];[.$B$3:.$N$32];13)" office:value-type="string" office:string-value="1/7" calcext:value-type="string">
            <text:p>1/7</text:p>
          </table:table-cell>
          <table:table-cell table:style-name="ce752" table:formula="of:=VLOOKUP([.O3];[.$B$3:.$N$32];10)" office:value-type="float" office:value="0.142857142857143" calcext:value-type="float">
            <text:p>0,142857142857143</text:p>
          </table:table-cell>
          <table:table-cell table:style-name="ce752" table:formula="of:=IF([.D96]&lt;[.D97];VLOOKUP([.O3];[.$B$3:.$N$32];13);VLOOKUP([.O4];[.$B$3:.$N$32];13))" office:value-type="string" office:string-value="1/7" calcext:value-type="string">
            <text:p>1/7</text:p>
          </table:table-cell>
          <table:table-cell table:style-name="ce752" table:formula="of:=MIN([.D96:.D97])" office:value-type="float" office:value="0.142857142857143" calcext:value-type="float">
            <text:p>0,142857142857143</text:p>
          </table:table-cell>
          <table:table-cell table:style-name="ce747" table:formula="of:=VLOOKUP([.O3];[.$B$3:.$N$32];4)" office:value-type="string" office:string-value="(7x-1)" calcext:value-type="string">
            <text:p>(7x-1)</text:p>
          </table:table-cell>
          <table:table-cell table:style-name="ce786" table:formula="of:=VLOOKUP([.O4];[.$B$3:.$N$32];4)" office:value-type="string" office:string-value="(4x-1)" calcext:value-type="string">
            <text:p>(4x-1)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4];[.$B$3:.$N$32];13)" office:value-type="string" office:string-value="1/4" calcext:value-type="string">
            <text:p>1/4</text:p>
          </table:table-cell>
          <table:table-cell table:style-name="ce752" table:formula="of:=VLOOKUP([.O4];[.$B$3:.$N$32];10)" office:value-type="float" office:value="0.25" calcext:value-type="float">
            <text:p>0,25</text:p>
          </table:table-cell>
          <table:table-cell table:style-name="ce752" table:formula="of:=IF([.D96]&lt;[.D97];VLOOKUP([.O4];[.$B$3:.$N$32];13);VLOOKUP([.O3];[.$B$3:.$N$32];13))" office:value-type="string" office:string-value="1/4" calcext:value-type="string">
            <text:p>1/4</text:p>
          </table:table-cell>
          <table:table-cell table:style-name="ce752" table:formula="of:=MAX([.D96:.D97])" office:value-type="float" office:value="0.25" calcext:value-type="float">
            <text:p>0,25</text:p>
          </table:table-cell>
          <table:table-cell table:number-columns-repeated="1018"/>
        </table:table-row>
        <table:table-row table:style-name="ro8">
          <table:table-cell table:style-name="ce594" table:number-columns-repeated="1024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594"/>
          <table:covered-table-cell table:style-name="ce803"/>
          <table:covered-table-cell table:number-columns-repeated="3"/>
          <table:table-cell table:style-name="ce790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1/7" calcext:value-type="string" table:number-columns-spanned="2" table:number-rows-spanned="1">
            <text:p>1/7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1/4" calcext:value-type="string" table:number-columns-spanned="2" table:number-rows-spanned="1">
            <text:p>1/4</text:p>
          </table:table-cell>
          <table:covered-table-cell table:style-name="ce674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594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90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712" table:formula="of:=COM.MICROSOFT.CONCAT(&quot;Signe de &quot;;[.G96])" office:value-type="string" office:string-value="Signe de (7x-1)" calcext:value-type="string">
            <text:p>Signe de (7x-1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table:number-columns-spanned="2" table:number-rows-spanned="1">
            <text:p/>
          </table:table-cell>
          <table:covered-table-cell table:style-name="ce674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790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712" table:formula="of:=COM.MICROSOFT.CONCAT(&quot;Signe de &quot;;[.H96])" office:value-type="string" office:string-value="Signe de (4x-1)" calcext:value-type="string">
            <text:p>Signe de (4x-1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table:number-columns-spanned="2" table:number-rows-spanned="1">
            <text:p/>
          </table:table-cell>
          <table:covered-table-cell table:style-name="ce674"/>
          <table:table-cell table:style-name="ce75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674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90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712" table:formula="of:=COM.MICROSOFT.CONCAT(&quot;Signe de &quot;;[.G96];[.H96])" office:value-type="string" office:string-value="Signe de (7x-1)(4x-1)" calcext:value-type="string">
            <text:p>Signe de (7x-1)(4x-1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62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25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62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90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594" table:number-columns-repeated="14"/>
          <table:table-cell table:style-name="ce790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594"/>
          <table:table-cell table:style-name="ce661" table:formula="of:=COM.MICROSOFT.CONCAT([.G96];[.H96];&quot; = 0&quot;)" office:value-type="string" office:string-value="(7x-1)(4x-1) = 0" calcext:value-type="string" table:number-columns-spanned="4" table:number-rows-spanned="1">
            <text:p>(7x-1)(4x-1) = 0</text:p>
          </table:table-cell>
          <table:covered-table-cell table:number-columns-repeated="3" table:style-name="ce594"/>
          <table:table-cell table:style-name="ce771" office:value-type="string" calcext:value-type="string">
            <text:p>Pts</text:p>
          </table:table-cell>
          <table:table-cell table:style-name="ce594" table:number-columns-repeated="7"/>
          <table:table-cell table:style-name="ce790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0.142857142857143" calcext:value-type="float">
            <text:p><text:s/>1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0.25" calcext:value-type="float">
            <text:p><text:s/>1/4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790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594" table:number-columns-repeated="6"/>
          <table:table-cell table:style-name="ce772" table:number-columns-repeated="2"/>
          <table:table-cell table:style-name="ce795" table:number-columns-repeated="6"/>
          <table:table-cell table:style-name="ce790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594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4"/>
          <table:table-cell table:style-name="ce795" table:number-columns-repeated="4"/>
          <table:table-cell table:style-name="ce790"/>
          <table:table-cell table:style-name="ce589"/>
          <table:table-cell table:number-columns-repeated="1007"/>
          <table:table-cell table:style-name="ce594"/>
        </table:table-row>
        <table:table-row table:style-name="ro3">
          <table:table-cell table:style-name="ce594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F109]=1;&quot;≥&quot;;IF([.F109]=2;&quot;&gt;&quot;;IF([.F109]=3;&quot;≤&quot;;&quot;&lt;&quot;)))" office:value-type="string" office:string-value="&gt;" calcext:value-type="string">
            <text:p>&gt;</text:p>
          </table:table-cell>
          <table:table-cell table:style-name="ce782" table:formula="of:=IF(OR(AND([.F109]&lt;=2;[.F111]=2);AND([.F109]&gt;2;[.G111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4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7"/>
          <table:table-cell table:style-name="ce795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677"/>
          <table:table-cell table:style-name="ce795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77"/>
          <table:table-cell table:style-name="ce795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598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7x-1)(4x-1) &gt; 0" calcext:value-type="string" table:number-columns-spanned="5" table:number-rows-spanned="1">
            <text:p>(7x-1)(4x-1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4" table:number-columns-repeated="2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5" table:formula="of:=IF(OR([.F109]=2;[.F109]=4;[.H109]=2);&quot;]&quot;;&quot;[&quot;)" office:value-type="string" office:string-value="]" calcext:value-type="string">
            <text:p>]</text:p>
          </table:table-cell>
          <table:table-cell table:style-name="ce625" table:formula="of:=IF([.H109]=2;&quot;-infini&quot;;[.F96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0.142857142857143" calcext:value-type="float">
            <text:p>0,142857142857143</text:p>
          </table:table-cell>
          <table:table-cell table:style-name="ce731" table:formula="of:=IF(OR([.F109]=2;[.F109]=4);&quot;[&quot;;&quot;]&quot;)" office:value-type="string" office:string-value="[" calcext:value-type="string">
            <text:p>[</text:p>
          </table:table-cell>
          <table:table-cell table:style-name="ce731" table:formula="of:=IF([.H109]=1;&quot;&quot;;&quot;ou&quot;)" office:value-type="string" office:string-value="ou" calcext:value-type="string">
            <text:p>ou</text:p>
          </table:table-cell>
          <table:table-cell table:style-name="ce731" table:formula="of:=IF([.H109]=1;&quot;&quot;;IF(OR([.F109]=2;[.F109]=4);&quot;]&quot;;&quot;[&quot;))" office:value-type="string" office:string-value="]" calcext:value-type="string">
            <text:p>]</text:p>
          </table:table-cell>
          <table:table-cell table:style-name="ce625" table:formula="of:=IF([.H109]=1;&quot;&quot;;[.F97])" office:value-type="float" office:value="0.25" calcext:value-type="float">
            <text:p>0,25</text:p>
          </table:table-cell>
          <table:table-cell table:style-name="ce731" table:formula="of:=IF([.H109]=1;&quot;&quot;;&quot;;&quot;)" office:value-type="string" office:string-value=";" calcext:value-type="string">
            <text:p>;</text:p>
          </table:table-cell>
          <table:table-cell table:style-name="ce625" table:formula="of:=IF([.H109]=1;&quot;&quot;;&quot;+infini&quot;)" office:value-type="string" office:string-value="+infini" calcext:value-type="string">
            <text:p>+infini</text:p>
          </table:table-cell>
          <table:table-cell table:style-name="ce765" table:formula="of:=IF([.H109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4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]" calcext:value-type="string">
            <text:p>]</text:p>
          </table:table-cell>
          <table:table-cell table:style-name="ce756" table:formula="of:=IF([.H109]=2;[.B100];[.C100])" office:value-type="string" office:string-value="-∞" calcext:value-type="string">
            <text:p>-∞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0.142857142857143" calcext:value-type="float">
            <text:p><text:s/>1/7 </text:p>
          </table:table-cell>
          <table:table-cell table:style-name="ce736" table:formula="of:=[.F114]" office:value-type="string" office:string-value="[" calcext:value-type="string">
            <text:p>[</text:p>
          </table:table-cell>
          <table:table-cell table:style-name="ce773" table:formula="of:=IF([.H109]=1;&quot;&quot;;&quot;&quot;)" office:value-type="string" office:string-value="" calcext:value-type="string">
            <text:p></text:p>
          </table:table-cell>
          <table:table-cell table:style-name="ce749" table:formula="of:=[.H114]" office:value-type="string" office:string-value="]" calcext:value-type="string">
            <text:p>]</text:p>
          </table:table-cell>
          <table:table-cell table:style-name="ce756" table:formula="of:=[.I114]" office:value-type="float" office:value="0.25" calcext:value-type="float">
            <text:p><text:s/>1/4 </text:p>
          </table:table-cell>
          <table:table-cell table:style-name="ce749" table:formula="of:=[.J114]" office:value-type="string" office:string-value=";" calcext:value-type="string">
            <text:p>;</text:p>
          </table:table-cell>
          <table:table-cell table:style-name="ce756" table:formula="of:=IF([.H109]=1;&quot;&quot;;[.H100])" office:value-type="string" office:string-value="+∞" calcext:value-type="string">
            <text:p>+∞</text:p>
          </table:table-cell>
          <table:table-cell table:style-name="ce811" table:formula="of:=[.L114]" office:value-type="string" office:string-value="[" calcext:value-type="string">
            <text:p>[</text:p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594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94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8" table:formula="of:=[.C105]" office:value-type="string" office:string-value="(7x-1)(4x-1) = 0" calcext:value-type="string">
            <text:p>(7x-1)(4x-1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698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9" table:formula="of:=[.H113]" office:value-type="string" office:string-value="(7x-1)(4x-1) &gt; 0" calcext:value-type="string">
            <text:p>(7x-1)(4x-1) &gt;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594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605"/>
          <table:table-cell table:style-name="ce677"/>
          <table:table-cell table:style-name="ce605" table:number-columns-repeated="2"/>
          <table:table-cell table:style-name="ce677"/>
          <table:table-cell table:style-name="ce717"/>
          <table:table-cell table:style-name="ce677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649"/>
          <table:covered-table-cell table:style-name="ce605"/>
          <table:covered-table-cell table:style-name="ce677"/>
          <table:covered-table-cell table:number-columns-repeated="2" table:style-name="ce605"/>
          <table:covered-table-cell table:style-name="ce677"/>
          <table:covered-table-cell table:style-name="ce717"/>
          <table:covered-table-cell table:number-columns-repeated="5" table:style-name="ce677"/>
          <table:covered-table-cell table:style-name="ce835"/>
          <table:covered-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605"/>
          <table:table-cell table:style-name="ce677"/>
          <table:table-cell table:style-name="ce605" table:number-columns-repeated="2"/>
          <table:table-cell table:style-name="ce677"/>
          <table:table-cell table:style-name="ce717"/>
          <table:table-cell table:style-name="ce677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677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752" table:formula="of:=VLOOKUP([.$O$5];[.$B$3:.$N$32];13)" office:value-type="string" office:string-value="5/4" calcext:value-type="string">
            <text:p>5/4</text:p>
          </table:table-cell>
          <table:table-cell table:style-name="ce752" table:formula="of:=VLOOKUP([.$O$5];[.$B$3:.$N$32];10)" office:value-type="float" office:value="1.25" calcext:value-type="float">
            <text:p>1,25</text:p>
          </table:table-cell>
          <table:table-cell table:style-name="ce752" table:formula="of:=IF([.D124]&lt;[.D125];VLOOKUP([.$O$5];[.$B$3:.$N$32];13);VLOOKUP([.$O$6];[.$B$3:.$N$32];13))" office:value-type="string" office:string-value="-2/7" calcext:value-type="string">
            <text:p>-2/7</text:p>
          </table:table-cell>
          <table:table-cell table:style-name="ce752" table:formula="of:=MIN([.D124:.D125])" office:value-type="float" office:value="-0.285714285714286" calcext:value-type="float">
            <text:p>-0,285714285714286</text:p>
          </table:table-cell>
          <table:table-cell table:style-name="ce747" table:formula="of:=VLOOKUP([.O5];[.$B$3:.$N$32];4)" office:value-type="string" office:string-value="(-4x+5)" calcext:value-type="string">
            <text:p>(-4x+5)</text:p>
          </table:table-cell>
          <table:table-cell table:style-name="ce786" table:formula="of:=VLOOKUP([.O6];[.$B$3:.$N$32];4)" office:value-type="string" office:string-value="(7x+2)" calcext:value-type="string">
            <text:p>(7x+2)</text:p>
          </table:table-cell>
          <table:table-cell table:style-name="ce677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752" table:formula="of:=VLOOKUP([.$O$6];[.$B$3:.$N$32];13)" office:value-type="string" office:string-value="-2/7" calcext:value-type="string">
            <text:p>-2/7</text:p>
          </table:table-cell>
          <table:table-cell table:style-name="ce752" table:formula="of:=VLOOKUP([.$O$6];[.$B$3:.$N$32];10)" office:value-type="float" office:value="-0.285714285714286" calcext:value-type="float">
            <text:p>-0,285714285714286</text:p>
          </table:table-cell>
          <table:table-cell table:style-name="ce752" table:formula="of:=IF([.D124]&lt;[.D125];VLOOKUP([.$O$6];[.$B$3:.$N$32];13);VLOOKUP([.$O$5];[.$B$3:.$N$32];13))" office:value-type="string" office:string-value="5/4" calcext:value-type="string">
            <text:p>5/4</text:p>
          </table:table-cell>
          <table:table-cell table:style-name="ce752" table:formula="of:=MAX([.D124:.D125])" office:value-type="float" office:value="1.25" calcext:value-type="float">
            <text:p>1,25</text:p>
          </table:table-cell>
          <table:table-cell table:style-name="ce776" table:number-columns-repeated="2"/>
          <table:table-cell table:style-name="ce677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605"/>
          <table:table-cell table:style-name="ce677"/>
          <table:table-cell table:style-name="ce605" table:number-columns-repeated="2"/>
          <table:table-cell table:style-name="ce677"/>
          <table:table-cell table:style-name="ce717"/>
          <table:table-cell table:style-name="ce677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number-columns-repeated="8"/>
          <table:table-cell table:style-name="ce602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-2/7" calcext:value-type="string" table:number-columns-spanned="2" table:number-rows-spanned="1">
            <text:p>-2/7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5/4" calcext:value-type="string" table:number-columns-spanned="2" table:number-rows-spanned="1">
            <text:p>5/4</text:p>
          </table:table-cell>
          <table:covered-table-cell table:style-name="ce674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)" office:value-type="string" office:string-value="Signe de (-4x+5)" calcext:value-type="string">
            <text:p>Signe de (-4x+5)</text:p>
          </table:table-cell>
          <table:table-cell table:style-name="ce743" table:formula="of:=IF(SIGN(VLOOKUP([.O5];[.$B$3:.$N$32];2)*([.F124]-1)+VLOOKUP([.O5];[.$B$3:.$N$32];3))=1;&quot;+&quot;;&quot;-&quot;)" office:value-type="string" office:string-value="+" calcext:value-type="string">
            <text:p>+</text:p>
          </table:table-cell>
          <table:table-cell table:style-name="ce674" table:formula="of:=IF([.E124]=[.C124];0;&quot;&quot;)" table:number-columns-spanned="2" table:number-rows-spanned="1">
            <text:p/>
          </table:table-cell>
          <table:covered-table-cell table:style-name="ce754"/>
          <table:table-cell table:style-name="ce674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office:value-type="float" office:value="0" calcext:value-type="float" table:number-columns-spanned="2" table:number-rows-spanned="1">
            <text:p>0</text:p>
          </table:table-cell>
          <table:covered-table-cell table:style-name="ce674"/>
          <table:table-cell table:style-name="ce791" table:formula="of:=IF(SIGN(VLOOKUP([.O5];[.$B$3:.$N$32];2)*([.F125]+1)+VLOOKUP([.O5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H124])" office:value-type="string" office:string-value="Signe de (7x+2)" calcext:value-type="string">
            <text:p>Signe de (7x+2)</text:p>
          </table:table-cell>
          <table:table-cell table:style-name="ce743" table:formula="of:=IF(SIGN(VLOOKUP([.O6];[.$B$3:.$N$32];2)*([.F124]-1)+VLOOKUP([.O6];[.$B$3:.$N$32];3))=1;&quot;+&quot;;&quot;-&quot;)" office:value-type="string" office:string-value="-" calcext:value-type="string">
            <text:p>-</text:p>
          </table:table-cell>
          <table:table-cell table:style-name="ce754" table:formula="of:=IF([.E124]=[.C125];0;&quot;&quot;)" office:value-type="float" office:value="0" calcext:value-type="float" table:number-columns-spanned="2" table:number-rows-spanned="1">
            <text:p>0</text:p>
          </table:table-cell>
          <table:covered-table-cell table:style-name="ce674"/>
          <table:table-cell table:style-name="ce674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74" table:formula="of:=IF([.E125]=[.C125];0;&quot;&quot;)" table:number-columns-spanned="2" table:number-rows-spanned="1">
            <text:p/>
          </table:table-cell>
          <table:covered-table-cell table:style-name="ce674"/>
          <table:table-cell table:style-name="ce791" table:formula="of:=IF(SIGN(VLOOKUP([.O6];[.$B$3:.$N$32];2)*([.F125]+1)+VLOOKUP([.O6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;&quot; / &quot;;[.H124])" office:value-type="string" office:string-value="Signe de (-4x+5) / (7x+2)" calcext:value-type="string">
            <text:p>Signe de (-4x+5) / (7x+2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625" table:formula="of:=IF([.C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625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625" table:formula="of:=IF([.F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605"/>
          <table:table-cell table:style-name="ce677"/>
          <table:table-cell table:style-name="ce605" table:number-columns-repeated="2"/>
          <table:table-cell table:style-name="ce677"/>
          <table:table-cell table:style-name="ce717"/>
          <table:table-cell table:style-name="ce677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594"/>
          <table:table-cell table:style-name="ce661" table:formula="of:=COM.MICROSOFT.CONCAT([.G124];&quot; / &quot;;[.H124];&quot; = 0&quot;)" office:value-type="string" office:string-value="(-4x+5) / (7x+2) = 0" calcext:value-type="string" table:number-columns-spanned="4" table:number-rows-spanned="1">
            <text:p>(-4x+5) / (7x+2) = 0</text:p>
          </table:table-cell>
          <table:covered-table-cell table:number-columns-repeated="3" table:style-name="ce594"/>
          <table:table-cell table:style-name="ce771" office:value-type="string" calcext:value-type="string">
            <text:p>Pts</text:p>
          </table:table-cell>
          <table:table-cell table:style-name="ce594" table:number-columns-repeated="7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1.25" calcext:value-type="float">
            <text:p><text:s/>5/4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18">SI(OU(ET(</text:span><text:span text:style-name="T19">F137</text:span><text:span text:style-name="T18">&lt;=2;</text:span><text:span text:style-name="T20">F139</text:span><text:span text:style-name="T18">=2);ET(</text:span><text:span text:style-name="T19">F137</text:span><text:span text:style-name="T18">&gt;2;</text:span><text:span text:style-name="T20">F139</text:span><text:span text:style-name="T18">=2));2;1)</text:span></text:p>
          </table:table-cell>
          <table:table-cell table:style-name="ce795" table:number-columns-repeated="3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594" table:number-columns-repeated="6"/>
          <table:table-cell table:style-name="ce772" table:number-columns-repeated="2"/>
          <table:table-cell table:style-name="ce795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594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4"/>
          <table:table-cell table:style-name="ce795" table:number-columns-repeated="4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594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594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7"/>
          <table:table-cell table:style-name="ce795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677"/>
          <table:table-cell table:style-name="ce795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77"/>
          <table:table-cell table:style-name="ce795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598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-4x+5) / (7x+2) &lt; 0" calcext:value-type="string" table:number-columns-spanned="5" table:number-rows-spanned="1">
            <text:p>(-4x+5) / (7x+2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4" table:number-columns-repeated="2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5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625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-0.285714285714286" calcext:value-type="float">
            <text:p>-0,285714285714286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625" table:formula="of:=IF([.H137]=1;&quot;&quot;;[.F128])" office:value-type="string" office:string-value="5/4" calcext:value-type="string">
            <text:p>5/4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625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4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-0.285714285714286" calcext:value-type="float">
            <text:p>- 2/7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string" office:string-value="5/4" calcext:value-type="string">
            <text:p>5/4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0" calcext:value-type="float">
            <text:p>10</text:p>
          </table:table-cell>
          <table:table-cell table:style-name="ce594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94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8" table:formula="of:=[.C133]" office:value-type="string" office:string-value="(-4x+5) / (7x+2) = 0" calcext:value-type="string">
            <text:p>(-4x+5) / (7x+2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698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19" table:formula="of:=[.H141]" office:value-type="string" office:string-value="(-4x+5) / (7x+2) &lt; 0" calcext:value-type="string">
            <text:p>(-4x+5) / (7x+2) &l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594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605"/>
          <table:table-cell table:style-name="ce677"/>
          <table:table-cell table:style-name="ce605" table:number-columns-repeated="2"/>
          <table:table-cell table:style-name="ce677"/>
          <table:table-cell table:style-name="ce717"/>
          <table:table-cell table:style-name="ce677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649"/>
          <table:covered-table-cell table:style-name="ce605"/>
          <table:covered-table-cell table:style-name="ce677"/>
          <table:covered-table-cell table:number-columns-repeated="2" table:style-name="ce605"/>
          <table:covered-table-cell table:style-name="ce677"/>
          <table:covered-table-cell table:style-name="ce717"/>
          <table:covered-table-cell table:number-columns-repeated="5" table:style-name="ce677"/>
          <table:covered-table-cell table:style-name="ce835"/>
          <table:covered-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style-name="ce605"/>
          <table:table-cell table:style-name="ce649"/>
          <table:table-cell table:style-name="ce605"/>
          <table:table-cell table:style-name="ce677"/>
          <table:table-cell table:style-name="ce605" table:number-columns-repeated="2"/>
          <table:table-cell table:style-name="ce677"/>
          <table:table-cell table:style-name="ce717"/>
          <table:table-cell table:style-name="ce677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2];[.$D$152:.$D$154])" office:value-type="float" office:value="2" calcext:value-type="float">
            <text:p>2</text:p>
          </table:table-cell>
          <table:table-cell table:style-name="ce758" table:formula="of:=VLOOKUP([.O7];[.$B$3:.$N$32];13)" office:value-type="string" office:string-value="7/10" calcext:value-type="string">
            <text:p>7/10</text:p>
          </table:table-cell>
          <table:table-cell table:style-name="ce758" table:formula="of:=VLOOKUP([.O7];[.$B$3:.$N$32];10)" office:value-type="float" office:value="0.7" calcext:value-type="float">
            <text:p>0,7</text:p>
          </table:table-cell>
          <table:table-cell table:style-name="ce764" table:formula="of:=IF([.B152]=3;[.D152];IF([.B153]=3;[.D153];IF([.B154]=3;[.D154])))" office:value-type="float" office:value="-0.4" calcext:value-type="float">
            <text:p>- 2/5 </text:p>
          </table:table-cell>
          <table:table-cell table:style-name="ce758" table:formula="of:=IF([.B152]=3;[.D152];IF([.B153]=3;[.D153];IF([.B154]=3;[.D154])))" office:value-type="float" office:value="-0.4" calcext:value-type="float">
            <text:p>-0,4</text:p>
          </table:table-cell>
          <table:table-cell table:style-name="ce777" table:formula="of:=VLOOKUP([.O7];[.$B$3:.$N$32];2)" office:value-type="float" office:value="-10" calcext:value-type="float">
            <text:p>-10</text:p>
          </table:table-cell>
          <table:table-cell table:style-name="ce777" table:formula="of:=VLOOKUP([.O7];[.$B$3:.$N$32];3)" office:value-type="float" office:value="7" calcext:value-type="float">
            <text:p>7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-10x+7)" calcext:value-type="string">
            <text:p>(-10x+7)</text:p>
          </table:table-cell>
          <table:table-cell table:style-name="ce786" table:formula="of:=VLOOKUP([.O8];[.$B$3:.$N$32];4)" office:value-type="string" office:string-value="(-3x+5)" calcext:value-type="string">
            <text:p>(-3x+5)</text:p>
          </table:table-cell>
          <table:table-cell table:style-name="ce786" table:formula="of:=VLOOKUP([.O9];[.$B$3:.$N$32];4)" office:value-type="string" office:string-value="(-5x-2)" calcext:value-type="string">
            <text:p>(-5x-2)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3];[.$D$152:.$D$154])" office:value-type="float" office:value="1" calcext:value-type="float">
            <text:p>1</text:p>
          </table:table-cell>
          <table:table-cell table:style-name="ce758" table:formula="of:=VLOOKUP([.O8];[.$B$3:.$N$32];13)" office:value-type="string" office:string-value="5/3" calcext:value-type="string">
            <text:p>5/3</text:p>
          </table:table-cell>
          <table:table-cell table:style-name="ce758" table:formula="of:=VLOOKUP([.O8];[.$B$3:.$N$32];10)" office:value-type="float" office:value="1.66666666666667" calcext:value-type="float">
            <text:p>1,66666666666667</text:p>
          </table:table-cell>
          <table:table-cell table:style-name="ce764" table:formula="of:=IF([.B152]=2;[.D152];IF([.B153]=2;[.D153];IF([.B154]=2;[.D154])))" office:value-type="float" office:value="0.7" calcext:value-type="float">
            <text:p><text:s/>7/10</text:p>
          </table:table-cell>
          <table:table-cell table:style-name="ce758" table:formula="of:=IF([.B152]=2;[.D152];IF([.B153]=2;[.D153];IF([.B154]=2;[.D154])))" office:value-type="float" office:value="0.7" calcext:value-type="float">
            <text:p>0,7</text:p>
          </table:table-cell>
          <table:table-cell table:style-name="ce777" table:formula="of:=VLOOKUP([.O8];[.$B$3:.$N$32];2)" office:value-type="float" office:value="-3" calcext:value-type="float">
            <text:p>-3</text:p>
          </table:table-cell>
          <table:table-cell table:style-name="ce777" table:formula="of:=VLOOKUP([.O8];[.$B$3:.$N$32];3)" office:value-type="float" office:value="5" calcext:value-type="float">
            <text:p>5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54];[.$D$152:.$D$154])" office:value-type="float" office:value="3" calcext:value-type="float">
            <text:p>3</text:p>
          </table:table-cell>
          <table:table-cell table:style-name="ce758" table:formula="of:=VLOOKUP([.O9];[.$B$3:.$N$32];13)" office:value-type="string" office:string-value="-2/5" calcext:value-type="string">
            <text:p>-2/5</text:p>
          </table:table-cell>
          <table:table-cell table:style-name="ce758" table:formula="of:=VLOOKUP([.O9];[.$B$3:.$N$32];10)" office:value-type="float" office:value="-0.4" calcext:value-type="float">
            <text:p>-0,4</text:p>
          </table:table-cell>
          <table:table-cell table:style-name="ce764" table:formula="of:=IF([.B152]=1;[.D152];IF([.B153]=1;[.D153];IF([.B154]=1;[.D154])))" office:value-type="float" office:value="1.66666666666667" calcext:value-type="float">
            <text:p><text:s/>5/3 </text:p>
          </table:table-cell>
          <table:table-cell table:style-name="ce758" table:formula="of:=IF([.B152]=1;[.D152];IF([.B153]=1;[.D153];IF([.B154]=1;[.D154])))" office:value-type="float" office:value="1.66666666666667" calcext:value-type="float">
            <text:p>1,66666666666667</text:p>
          </table:table-cell>
          <table:table-cell table:style-name="ce758" table:formula="of:=VLOOKUP([.O9];[.$B$3:.$N$32];2)" office:value-type="float" office:value="-5" calcext:value-type="float">
            <text:p>-5</text:p>
          </table:table-cell>
          <table:table-cell table:style-name="ce777" table:formula="of:=VLOOKUP([.O9];[.$B$3:.$N$32];3)" office:value-type="float" office:value="-2" calcext:value-type="float">
            <text:p>-2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602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0.4" calcext:value-type="float" table:number-columns-spanned="2" table:number-rows-spanned="1">
            <text:p>- 2/5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0.7" calcext:value-type="float" table:number-columns-spanned="2" table:number-rows-spanned="1">
            <text:p><text:s/>7/10</text:p>
          </table:table-cell>
          <table:covered-table-cell table:style-name="ce674"/>
          <table:table-cell table:style-name="ce674"/>
          <table:table-cell table:style-name="ce753" table:formula="of:=[.F154]" office:value-type="float" office:value="1.66666666666667" calcext:value-type="float" table:number-columns-spanned="2" table:number-rows-spanned="1">
            <text:p><text:s/>5/3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)" office:value-type="string" office:string-value="Signe de (-10x+7)" calcext:value-type="string">
            <text:p>Signe de (-10x+7)</text:p>
          </table:table-cell>
          <table:table-cell table:style-name="ce743" table:formula="of:=IF(SIGN([.G152]*([.F152]-1)+[.H152])=1;&quot;+&quot;;&quot;-&quot;)" office:value-type="string" office:string-value="+" calcext:value-type="string">
            <text:p>+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+" calcext:value-type="string">
            <text:p>+</text:p>
          </table:table-cell>
          <table:table-cell table:style-name="ce754" table:formula="of:=IF([.D152]=[.F153];0;&quot;&quot;)" office:value-type="float" office:value="0" calcext:value-type="float" table:number-columns-spanned="2" table:number-rows-spanned="1">
            <text:p>0</text:p>
          </table:table-cell>
          <table:covered-table-cell table:style-name="ce674"/>
          <table:table-cell table:style-name="ce75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754" table:formula="of:=IF([.D152]=[.F154];0;&quot;&quot;)" table:number-columns-spanned="2" table:number-rows-spanned="1">
            <text:p/>
          </table:table-cell>
          <table:covered-table-cell table:style-name="ce674"/>
          <table:table-cell table:style-name="ce791" table:formula="of:=IF(SIGN([.G152]*([.F154]+1)+[.H152])=1;&quot;+&quot;;&quot;-&quot;)" office:value-type="string" office:string-value="-" calcext:value-type="string">
            <text:p>-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52])" office:value-type="string" office:string-value="Signe de (-3x+5)" calcext:value-type="string">
            <text:p>Signe de (-3x+5)</text:p>
          </table:table-cell>
          <table:table-cell table:style-name="ce743" table:formula="of:=IF(SIGN([.G153]*([.F152]-1)+[.H153])=1;&quot;+&quot;;&quot;-&quot;)" office:value-type="string" office:string-value="+" calcext:value-type="string">
            <text:p>+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674"/>
          <table:table-cell table:style-name="ce754" table:formula="of:=IF(SIGN([.G153]*AVERAGE([.F152];[.F153])+[.H153])=1;&quot;+&quot;;&quot;-&quot;)" office:value-type="string" office:string-value="+" calcext:value-type="string">
            <text:p>+</text:p>
          </table:table-cell>
          <table:table-cell table:style-name="ce754" table:formula="of:=IF([.D153]=[.F153];0;&quot;&quot;)" table:number-columns-spanned="2" table:number-rows-spanned="1">
            <text:p/>
          </table:table-cell>
          <table:covered-table-cell table:style-name="ce674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office:value-type="float" office:value="0" calcext:value-type="float" table:number-columns-spanned="2" table:number-rows-spanned="1">
            <text:p>0</text:p>
          </table:table-cell>
          <table:covered-table-cell table:style-name="ce674"/>
          <table:table-cell table:style-name="ce791" table:formula="of:=IF(SIGN([.G153]*([.F154]+1)+[.H153])=1;&quot;+&quot;;&quot;-&quot;)" office:value-type="string" office:string-value="-" calcext:value-type="string">
            <text:p>-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52])" office:value-type="string" office:string-value="Signe de (-5x-2)" calcext:value-type="string">
            <text:p>Signe de (-5x-2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office:value-type="float" office:value="0" calcext:value-type="float" table:number-columns-spanned="2" table:number-rows-spanned="1">
            <text:p>0</text:p>
          </table:table-cell>
          <table:covered-table-cell table:style-name="ce674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674"/>
          <table:table-cell table:style-name="ce75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74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;[.K152];[.L152])" office:value-type="string" office:string-value="Signe de (-10x+7)(-3x+5)(-5x-2)" calcext:value-type="string">
            <text:p>Signe de (-10x+7)(-3x+5)(-5x-2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594"/>
          <table:table-cell table:style-name="ce661" table:formula="of:=COM.MICROSOFT.CONCAT([.J152];[.K152];[.L152];&quot; = 0&quot;)" office:value-type="string" office:string-value="(-10x+7)(-3x+5)(-5x-2) = 0" calcext:value-type="string" table:number-columns-spanned="6" table:number-rows-spanned="1">
            <text:p>(-10x+7)(-3x+5)(-5x-2) = 0</text:p>
          </table:table-cell>
          <table:covered-table-cell table:number-columns-repeated="5" table:style-name="ce594"/>
          <table:table-cell table:style-name="ce771" office:value-type="string" calcext:value-type="string">
            <text:p>Pts</text:p>
          </table:table-cell>
          <table:table-cell table:style-name="ce594" table:number-columns-repeated="5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0.4" calcext:value-type="float">
            <text:p>- 2/5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0.7" calcext:value-type="float">
            <text:p><text:s/>7/10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1.66666666666667" calcext:value-type="float">
            <text:p><text:s/>5/3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4" table:number-columns-repeated="6"/>
          <table:table-cell table:style-name="ce772" table:number-columns-repeated="2"/>
          <table:table-cell table:style-name="ce795" table:number-columns-repeated="6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4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4"/>
          <table:table-cell table:style-name="ce795" table:number-columns-repeated="4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4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166]=1;&quot;≥&quot;;IF([.F166]=2;&quot;&gt;&quot;;IF([.F166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4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+" calcext:value-type="string">
            <text:p>+</text:p>
          </table:table-cell>
          <table:table-cell table:style-name="ce767" table:formula="of:=IF([.F167]=&quot;-&quot;;&quot;+&quot;;&quot;-&quot;)" office:value-type="string" office:string-value="-" calcext:value-type="string">
            <text:p>-</text:p>
          </table:table-cell>
          <table:table-cell table:style-name="ce677"/>
          <table:table-cell table:style-name="ce795" table:number-columns-repeated="6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77"/>
          <table:table-cell table:style-name="ce795" table:number-columns-repeated="6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77"/>
          <table:table-cell table:style-name="ce795" table:number-columns-repeated="6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8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-10x+7)(-3x+5)(-5x-2) ≥ 0" calcext:value-type="string" table:number-columns-spanned="5" table:number-rows-spanned="1">
            <text:p>(-10x+7)(-3x+5)(-5x-2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4" table:number-columns-repeated="2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5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625" table:formula="of:=IF([.B160]=[.F167];&quot;-infini&quot;;[.F15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0.4" calcext:value-type="float">
            <text:p>-0,4</text:p>
          </table:table-cell>
          <table:table-cell table:style-name="ce731" table:formula="of:=IF(OR([.F166]=2;[.F166]=4);&quot;[&quot;;&quot;]&quot;)" office:value-type="string" office:string-value="]" calcext:value-type="string">
            <text:p>]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[" calcext:value-type="string">
            <text:p>[</text:p>
          </table:table-cell>
          <table:table-cell table:style-name="ce625" table:formula="of:=IF([.H160]=[.F167];[.F153];[.F154])" office:value-type="float" office:value="0.7" calcext:value-type="float">
            <text:p>0,7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625" table:formula="of:=IF([.H160]=[.F167];[.F154];&quot;+infini&quot;)" office:value-type="float" office:value="1.66666666666667" calcext:value-type="float">
            <text:p>1,66666666666667</text:p>
          </table:table-cell>
          <table:table-cell table:style-name="ce765" table:formula="of:=IF(OR([.F166]=2;[.F166]=4;[.K160]=[.F167]);&quot;[&quot;;&quot;]&quot;)" office:value-type="string" office:string-value="]" calcext:value-type="string">
            <text:p>]</text:p>
          </table:table-cell>
          <table:table-cell table:style-name="ce771" office:value-type="string" calcext:value-type="string">
            <text:p>Pts</text:p>
          </table:table-cell>
          <table:table-cell table:style-name="ce594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string" office:string-value="-∞" calcext:value-type="string">
            <text:p>-∞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0.4" calcext:value-type="float">
            <text:p>- 2/5 </text:p>
          </table:table-cell>
          <table:table-cell table:style-name="ce736" table:formula="of:=[.F171]" office:value-type="string" office:string-value="]" calcext:value-type="string">
            <text:p>]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[" calcext:value-type="string">
            <text:p>[</text:p>
          </table:table-cell>
          <table:table-cell table:style-name="ce756" table:formula="of:=IF([.H160]=[.F167];[.F156];[.I156])" office:value-type="float" office:value="0.7" calcext:value-type="float">
            <text:p><text:s/>7/10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float" office:value="1.66666666666667" calcext:value-type="float">
            <text:p><text:s/>5/3 </text:p>
          </table:table-cell>
          <table:table-cell table:style-name="ce811" table:formula="of:=[.L171]" office:value-type="string" office:string-value="]" calcext:value-type="string">
            <text:p>]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594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94" table:number-columns-repeated="6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8" table:formula="of:=[.C162]" office:value-type="string" office:string-value="(-10x+7)(-3x+5)(-5x-2) = 0" calcext:value-type="string">
            <text:p>(-10x+7)(-3x+5)(-5x-2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698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9" table:formula="of:=[.H170]" office:value-type="string" office:string-value="(-10x+7)(-3x+5)(-5x-2) ≥ 0" calcext:value-type="string">
            <text:p>(-10x+7)(-3x+5)(-5x-2) ≥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594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4" table:number-columns-repeated="20"/>
          <table:table-cell table:number-columns-repeated="1004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594"/>
          <table:table-cell table:style-name="ce594"/>
          <table:table-cell table:style-name="ce827" table:number-columns-repeated="4"/>
          <table:table-cell table:style-name="ce828" table:number-columns-repeated="2"/>
          <table:table-cell table:number-columns-repeated="1002"/>
        </table:table-row>
        <table:table-row table:style-name="ro3">
          <table:table-cell table:style-name="ce594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1002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1002"/>
        </table:table-row>
        <table:table-row table:style-name="ro3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2" calcext:value-type="float">
            <text:p>2</text:p>
          </table:table-cell>
          <table:table-cell table:style-name="ce758" table:formula="of:=VLOOKUP([.O10];[.$B$3:.$N$32];13)" office:value-type="string" office:string-value="-1/3" calcext:value-type="string">
            <text:p>-1/3</text:p>
          </table:table-cell>
          <table:table-cell table:style-name="ce758" table:formula="of:=VLOOKUP([.O10];[.$B$3:.$N$32];10)" office:value-type="float" office:value="-0.333333333333333" calcext:value-type="float">
            <text:p>-0,333333333333333</text:p>
          </table:table-cell>
          <table:table-cell table:style-name="ce764" table:formula="of:=IF([.B181]=3;[.D181];IF([.B182]=3;[.D182];IF([.B183]=3;[.D183])))" office:value-type="float" office:value="-2.66666666666667" calcext:value-type="float">
            <text:p>- 8/3 </text:p>
          </table:table-cell>
          <table:table-cell table:style-name="ce758" table:formula="of:=IF([.B181]=3;[.D181];IF([.B182]=3;[.D182];IF([.B183]=3;[.D183])))" office:value-type="float" office:value="-2.66666666666667" calcext:value-type="float">
            <text:p>-2,66666666666667</text:p>
          </table:table-cell>
          <table:table-cell table:style-name="ce777" table:formula="of:=VLOOKUP([.O10];[.$B$3:.$N$32];2)" office:value-type="float" office:value="6" calcext:value-type="float">
            <text:p>6</text:p>
          </table:table-cell>
          <table:table-cell table:style-name="ce777" table:formula="of:=VLOOKUP([.O10];[.$B$3:.$N$32];3)" office:value-type="float" office:value="2" calcext:value-type="float">
            <text:p>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6x+2)" calcext:value-type="string">
            <text:p>(6x+2)</text:p>
          </table:table-cell>
          <table:table-cell table:style-name="ce786" table:formula="of:=VLOOKUP([.O11];[.$B$3:.$N$32];4)" office:value-type="string" office:string-value="(3x-7)" calcext:value-type="string">
            <text:p>(3x-7)</text:p>
          </table:table-cell>
          <table:table-cell table:style-name="ce786" table:formula="of:=VLOOKUP([.O12];[.$B$3:.$N$32];4)" office:value-type="string" office:string-value="(-3x-8)" calcext:value-type="string">
            <text:p>(-3x-8)</text:p>
          </table:table-cell>
          <table:table-cell table:number-columns-repeated="1012"/>
        </table:table-row>
        <table:table-row table:style-name="ro3">
          <table:table-cell table:style-name="ce722" table:formula="of:=RANDBETWEEN(0;2)" office:value-type="float" office:value="2" calcext:value-type="float">
            <text:p>2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7/3" calcext:value-type="string">
            <text:p>7/3</text:p>
          </table:table-cell>
          <table:table-cell table:style-name="ce758" table:formula="of:=VLOOKUP([.O11];[.$B$3:.$N$32];10)" office:value-type="float" office:value="2.33333333333333" calcext:value-type="float">
            <text:p>2,33333333333333</text:p>
          </table:table-cell>
          <table:table-cell table:style-name="ce764" table:formula="of:=IF([.B181]=2;[.D181];IF([.B182]=2;[.D182];IF([.B183]=2;[.D183])))" office:value-type="float" office:value="-0.333333333333333" calcext:value-type="float">
            <text:p>- 1/3 </text:p>
          </table:table-cell>
          <table:table-cell table:style-name="ce758" table:formula="of:=IF([.B181]=2;[.D181];IF([.B182]=2;[.D182];IF([.B183]=2;[.D183])))" office:value-type="float" office:value="-0.333333333333333" calcext:value-type="float">
            <text:p>-0,333333333333333</text:p>
          </table:table-cell>
          <table:table-cell table:style-name="ce777" table:formula="of:=VLOOKUP([.O11];[.$B$3:.$N$32];2)" office:value-type="float" office:value="3" calcext:value-type="float">
            <text:p>3</text:p>
          </table:table-cell>
          <table:table-cell table:style-name="ce777" table:formula="of:=VLOOKUP([.O11];[.$B$3:.$N$32];3)" office:value-type="float" office:value="-7" calcext:value-type="float">
            <text:p>-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83];[.$D$181:.$D$183])" office:value-type="float" office:value="3" calcext:value-type="float">
            <text:p>3</text:p>
          </table:table-cell>
          <table:table-cell table:style-name="ce758" table:formula="of:=VLOOKUP([.O12];[.$B$3:.$N$32];13)" office:value-type="string" office:string-value="-8/3" calcext:value-type="string">
            <text:p>-8/3</text:p>
          </table:table-cell>
          <table:table-cell table:style-name="ce758" table:formula="of:=VLOOKUP([.O12];[.$B$3:.$N$32];10)" office:value-type="float" office:value="-2.66666666666667" calcext:value-type="float">
            <text:p>-2,66666666666667</text:p>
          </table:table-cell>
          <table:table-cell table:style-name="ce764" table:formula="of:=IF([.B181]=1;[.D181];IF([.B182]=1;[.D182];IF([.B183]=1;[.D183])))" office:value-type="float" office:value="2.33333333333333" calcext:value-type="float">
            <text:p><text:s/>7/3 </text:p>
          </table:table-cell>
          <table:table-cell table:style-name="ce758" table:formula="of:=IF([.B181]=1;[.D181];IF([.B182]=1;[.D182];IF([.B183]=1;[.D183])))" office:value-type="float" office:value="2.33333333333333" calcext:value-type="float">
            <text:p>2,33333333333333</text:p>
          </table:table-cell>
          <table:table-cell table:style-name="ce758" table:formula="of:=VLOOKUP([.O12];[.$B$3:.$N$32];2)" office:value-type="float" office:value="-3" calcext:value-type="float">
            <text:p>-3</text:p>
          </table:table-cell>
          <table:table-cell table:style-name="ce777" table:formula="of:=VLOOKUP([.O12];[.$B$3:.$N$32];3)" office:value-type="float" office:value="-8" calcext:value-type="float">
            <text:p>-8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602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2.66666666666667" calcext:value-type="float" table:number-columns-spanned="2" table:number-rows-spanned="1">
            <text:p>- 8/3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-0.333333333333333" calcext:value-type="float" table:number-columns-spanned="2" table:number-rows-spanned="1">
            <text:p>- 1/3 </text:p>
          </table:table-cell>
          <table:covered-table-cell table:style-name="ce674"/>
          <table:table-cell table:style-name="ce674"/>
          <table:table-cell table:style-name="ce753" table:formula="of:=[.F183]" office:value-type="float" office:value="2.33333333333333" calcext:value-type="float" table:number-columns-spanned="2" table:number-rows-spanned="1">
            <text:p><text:s/>7/3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81])" office:value-type="string" office:string-value="Signe de (6x+2)" calcext:value-type="string">
            <text:p>Signe de (6x+2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-" calcext:value-type="string">
            <text:p>-</text:p>
          </table:table-cell>
          <table:table-cell table:style-name="ce754" table:formula="of:=IF([.D181]=[.F182];0;&quot;&quot;)" office:value-type="float" office:value="0" calcext:value-type="float" table:number-columns-spanned="2" table:number-rows-spanned="1">
            <text:p>0</text:p>
          </table:table-cell>
          <table:covered-table-cell table:style-name="ce674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74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81])" office:value-type="string" office:string-value="Signe de (3x-7)" calcext:value-type="string">
            <text:p>Signe de (3x-7)</text:p>
          </table:table-cell>
          <table:table-cell table:style-name="ce743" table:formula="of:=IF(SIGN([.G182]*([.F181]-1)+[.H182])=1;&quot;+&quot;;&quot;-&quot;)" office:value-type="string" office:string-value="-" calcext:value-type="string">
            <text:p>-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674"/>
          <table:table-cell table:style-name="ce754" table:formula="of:=IF(SIGN([.G182]*AVERAGE([.F181];[.F182])+[.H182])=1;&quot;+&quot;;&quot;-&quot;)" office:value-type="string" office:string-value="-" calcext:value-type="string">
            <text:p>-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74"/>
          <table:table-cell table:style-name="ce754" table:formula="of:=IF(SIGN([.G182]*AVERAGE([.F182];[.F183])+[.H182])=1;&quot;+&quot;;&quot;-&quot;)" office:value-type="string" office:string-value="-" calcext:value-type="string">
            <text:p>-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674"/>
          <table:table-cell table:style-name="ce791" table:formula="of:=IF(SIGN([.G182]*([.F183]+1)+[.H182])=1;&quot;+&quot;;&quot;-&quot;)" office:value-type="string" office:string-value="+" calcext:value-type="string">
            <text:p>+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81])" office:value-type="string" office:string-value="Signe de (-3x-8)" calcext:value-type="string">
            <text:p>Signe de (-3x-8)</text:p>
          </table:table-cell>
          <table:table-cell table:style-name="ce743" table:formula="of:=IF(SIGN([.G183]*([.F181]-1)+[.H183])=1;&quot;+&quot;;&quot;-&quot;)" office:value-type="string" office:string-value="+" calcext:value-type="string">
            <text:p>+</text:p>
          </table:table-cell>
          <table:table-cell table:style-name="ce754" table:formula="of:=IF([.D183]=[.F181];0;&quot;&quot;)" office:value-type="float" office:value="0" calcext:value-type="float" table:number-columns-spanned="2" table:number-rows-spanned="1">
            <text:p>0</text:p>
          </table:table-cell>
          <table:covered-table-cell table:style-name="ce674"/>
          <table:table-cell table:style-name="ce754" table:formula="of:=IF(SIGN([.G183]*AVERAGE([.F181];[.F182])+[.H183])=1;&quot;+&quot;;&quot;-&quot;)" office:value-type="string" office:string-value="-" calcext:value-type="string">
            <text:p>-</text:p>
          </table:table-cell>
          <table:table-cell table:style-name="ce754" table:formula="of:=IF([.D183]=[.F182];0;&quot;&quot;)" table:number-columns-spanned="2" table:number-rows-spanned="1">
            <text:p/>
          </table:table-cell>
          <table:covered-table-cell table:style-name="ce674"/>
          <table:table-cell table:style-name="ce754" table:formula="of:=IF(SIGN([.G183]*AVERAGE([.F182];[.F183])+[.H183])=1;&quot;+&quot;;&quot;-&quot;)" office:value-type="string" office:string-value="-" calcext:value-type="string">
            <text:p>-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74"/>
          <table:table-cell table:style-name="ce791" table:formula="of:=IF(SIGN([.G183]*([.F183]+1)+[.H183])=1;&quot;+&quot;;&quot;-&quot;)" office:value-type="string" office:string-value="-" calcext:value-type="string">
            <text:p>-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6x+2)(3x-7)(-3x-8)]" calcext:value-type="string">
            <text:p>Signe de 1 / [(6x+2)(3x-7)(-3x-8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594"/>
          <table:table-cell table:style-name="ce661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1 / [(6x+2)(3x-7)(-3x-8)] = 0" calcext:value-type="string" table:number-columns-spanned="6" table:number-rows-spanned="1">
            <text:p>1 / [(6x+2)(3x-7)(-3x-8)] = 0</text:p>
          </table:table-cell>
          <table:covered-table-cell table:number-columns-repeated="5" table:style-name="ce594"/>
          <table:table-cell table:style-name="ce771" office:value-type="string" calcext:value-type="string">
            <text:p>Pts</text:p>
          </table:table-cell>
          <table:table-cell table:style-name="ce594" table:number-columns-repeated="5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Ø" calcext:value-type="string">
            <text:p>Ø</text:p>
          </table:table-cell>
          <table:table-cell table:style-name="ce755" table:formula="of:=IF([.$A$182]=2;&quot;&quot;;IF([.C189]=0;[.C185];IF([.F189]=0;[.F185];[.I185])))">
            <text:p/>
          </table:table-cell>
          <table:table-cell table:style-name="ce731" table:formula="of:=IF([.$A$182]=2;&quot;&quot;;IF([.$A$182]=0;&quot;}&quot;;IF([.$A$182]=1;&quot;;&quot;;&quot;&quot;)))">
            <text:p/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1" calcext:value-type="float">
            <text:p>1</text:p>
          </table:table-cell>
          <table:table-cell table:style-name="ce795" table:number-columns-repeated="5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4" table:number-columns-repeated="4"/>
          <table:table-cell table:style-name="ce755"/>
          <table:table-cell table:style-name="ce594"/>
          <table:table-cell table:style-name="ce755"/>
          <table:table-cell table:style-name="ce772"/>
          <table:table-cell table:style-name="ce795" table:number-columns-repeated="6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4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4"/>
          <table:table-cell table:style-name="ce795" table:number-columns-repeated="4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4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3" calcext:value-type="float">
            <text:p>3</text:p>
          </table:table-cell>
          <table:table-cell table:style-name="ce766" table:formula="of:=IF([.F195]=1;&quot;≥&quot;;IF([.F195]=2;&quot;&gt;&quot;;IF([.F195]=3;&quot;≤&quot;;&quot;&lt;&quot;)))" office:value-type="string" office:string-value="≤" calcext:value-type="string">
            <text:p>≤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4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-" calcext:value-type="string">
            <text:p>-</text:p>
          </table:table-cell>
          <table:table-cell table:style-name="ce767" table:formula="of:=IF([.F196]=&quot;-&quot;;&quot;+&quot;;&quot;-&quot;)" office:value-type="string" office:string-value="+" calcext:value-type="string">
            <text:p>+</text:p>
          </table:table-cell>
          <table:table-cell table:style-name="ce677"/>
          <table:table-cell table:style-name="ce795" table:number-columns-repeated="6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77"/>
          <table:table-cell table:style-name="ce795"/>
          <table:table-cell table:style-name="ce795" office:value-type="string" calcext:value-type="string">
            <text:p><text:span text:style-name="T18">CONCAT(</text:span><text:span text:style-name="T19">J181</text:span><text:span text:style-name="T18">;</text:span><text:span text:style-name="T20">K181</text:span><text:span text:style-name="T18">;</text:span><text:span text:style-name="T21">L181</text:span><text:span text:style-name="T18">;" ";</text:span><text:span text:style-name="T22">G195</text:span><text:span text:style-name="T18">;" 0")</text:span></text:p>
          </table:table-cell>
          <table:table-cell table:style-name="ce795" table:number-columns-repeated="4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77"/>
          <table:table-cell table:style-name="ce795" table:number-columns-repeated="6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598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1 / [(6x+2)(3x-7)(-3x-8)] ≤ 0" calcext:value-type="string" table:number-columns-spanned="5" table:number-rows-spanned="1">
            <text:p>1 / [(6x+2)(3x-7)(-3x-8)]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4" table:number-columns-repeated="2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5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625" table:formula="of:=IF([.B189]=[.F196];&quot;-infini&quot;;[.F181])" office:value-type="float" office:value="-2.66666666666667" calcext:value-type="float">
            <text:p>-2,66666666666667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-0.333333333333333" calcext:value-type="float">
            <text:p>-0,333333333333333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625" table:formula="of:=IF([.H189]=[.F196];[.F182];[.F183])" office:value-type="float" office:value="2.33333333333333" calcext:value-type="float">
            <text:p>2,33333333333333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625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4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-2.66666666666667" calcext:value-type="float">
            <text:p>- 8/3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-0.333333333333333" calcext:value-type="float">
            <text:p>- 1/3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2.33333333333333" calcext:value-type="float">
            <text:p><text:s/>7/3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594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94" table:number-columns-repeated="6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8" table:formula="of:=[.C191]" office:value-type="string" office:string-value="1 / [(6x+2)(3x-7)(-3x-8)] = 0" calcext:value-type="string">
            <text:p>1 / [(6x+2)(3x-7)(-3x-8)]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698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>
          <table:table-cell table:style-name="ce719" table:formula="of:=[.H199]" office:value-type="string" office:string-value="1 / [(6x+2)(3x-7)(-3x-8)] ≤ 0" calcext:value-type="string">
            <text:p>1 / [(6x+2)(3x-7)(-3x-8)] ≤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38" table:formula="of:=IF(ISBLANK([$'Niveau 6'.H24]);0;IF([.G200]=[$'Niveau 6'.H24];1;-0.5))" office:value-type="float" office:value="0" calcext:value-type="float">
            <text:p>0</text:p>
          </table:table-cell>
          <table:table-cell table:style-name="ce738" table:formula="of:=IF(ISBLANK([$'Niveau 6'.J24]);0;IF([.H200]=[$'Niveau 6'.J24];1;-0.5))" office:value-type="float" office:value="0" calcext:value-type="float">
            <text:p>0</text:p>
          </table:table-cell>
          <table:table-cell table:style-name="ce738" table:formula="of:=IF(ISBLANK([$'Niveau 6'.K24]);0;IF([.I200]=[$'Niveau 6'.K24];1;-0.5))" office:value-type="float" office:value="0" calcext:value-type="float">
            <text:p>0</text:p>
          </table:table-cell>
          <table:table-cell table:style-name="ce738" table:formula="of:=IF(ISBLANK([$'Niveau 6'.L24]);0;IF([.J200]=[$'Niveau 6'.L24];1;-0.5))" office:value-type="float" office:value="0" calcext:value-type="float">
            <text:p>0</text:p>
          </table:table-cell>
          <table:table-cell table:style-name="ce738" table:formula="of:=IF(ISBLANK([$'Niveau 6'.M24]);0;IF([.K200]=[$'Niveau 6'.M24];1;-0.5))" office:value-type="float" office:value="0" calcext:value-type="float">
            <text:p>0</text:p>
          </table:table-cell>
          <table:table-cell table:style-name="ce738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594"/>
          <table:table-cell table:style-name="ce790"/>
          <table:table-cell table:style-name="ce594" table:number-columns-repeated="5"/>
          <table:table-cell table:number-columns-repeated="1004"/>
        </table:table-row>
        <table:table-row table:style-name="ro3" table:number-rows-repeated="10483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thèse" table:style-name="ta2" table:protected="true" table:protection-key="m/1T0Wq+BDYa2QVUH/Cuwko8Dj4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7" table:default-cell-style-name="ce881"/>
        <table:table-column table:style-name="co38" table:default-cell-style-name="ce881"/>
        <table:table-column table:style-name="co39" table:default-cell-style-name="ce881"/>
        <table:table-column table:style-name="co40" table:default-cell-style-name="ce881"/>
        <table:table-column table:style-name="co41" table:default-cell-style-name="ce881"/>
        <table:table-column table:style-name="co42" table:default-cell-style-name="ce881"/>
        <table:table-column table:style-name="co1" table:number-columns-repeated="1018" table:default-cell-style-name="ce881"/>
        <table:table-row table:style-name="ro9">
          <table:table-cell table:style-name="ce869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864" table:formula="of:=IF([.$G$1];&quot;Notes&quot;;&quot;&quot;)" office:value-type="string" office:string-value="Notes" calcext:value-type="string">
            <text:p>Notes</text:p>
          </table:table-cell>
          <table:table-cell table:style-name="ce869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869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876"/>
          <table:table-cell table:style-name="ce878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857" table:formula="of:=IF([.$G$1];&quot;1&quot;;&quot;&quot;)" office:value-type="string" office:string-value="1" calcext:value-type="string">
            <text:p>1</text:p>
          </table:table-cell>
          <table:table-cell table:style-name="ce857" office:value-type="string" calcext:value-type="string">
            <text:p>Niveau 1</text:p>
          </table:table-cell>
          <table:table-cell table:style-name="ce865" table:formula="of:=IF([.$G$1];[$Données.N61];&quot;&quot;)" office:value-type="float" office:value="0" calcext:value-type="float">
            <text:p>0,00</text:p>
          </table:table-cell>
          <table:covered-table-cell table:number-columns-repeated="2" table:style-name="ce871"/>
          <table:table-cell table:style-name="ce876"/>
          <table:table-cell table:number-columns-repeated="1018"/>
        </table:table-row>
        <table:table-row table:style-name="ro9">
          <table:table-cell table:style-name="ce858" table:formula="of:=IF([.$G$1];&quot;2&quot;;&quot;&quot;)" office:value-type="string" office:string-value="2" calcext:value-type="string">
            <text:p>2</text:p>
          </table:table-cell>
          <table:table-cell table:style-name="ce858" office:value-type="string" calcext:value-type="string">
            <text:p>Niveau 2</text:p>
          </table:table-cell>
          <table:table-cell table:style-name="ce866" table:formula="of:=IF([.$G$1];[$Données.N90];&quot;&quot;)" office:value-type="float" office:value="0" calcext:value-type="float">
            <text:p>0,00</text:p>
          </table:table-cell>
          <table:table-cell table:style-name="ce872" table:formula="of:=IF([.$G$1];ROUND(2*AVERAGE([.$C$2:.C3]);0)/2;&quot;&quot;)" office:value-type="float" office:value="0" calcext:value-type="float">
            <text:p>0</text:p>
          </table:table-cell>
          <table:table-cell table:style-name="ce858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9">
          <table:table-cell table:style-name="ce857" table:formula="of:=IF([.$G$1];&quot;3&quot;;&quot;&quot;)" office:value-type="string" office:string-value="3" calcext:value-type="string">
            <text:p>3</text:p>
          </table:table-cell>
          <table:table-cell table:style-name="ce857" office:value-type="string" calcext:value-type="string">
            <text:p>Niveau 3</text:p>
          </table:table-cell>
          <table:table-cell table:style-name="ce865" table:formula="of:=IF([.$G$1];[$Données.N118];&quot;&quot;)" office:value-type="float" office:value="0" calcext:value-type="float">
            <text:p>0,00</text:p>
          </table:table-cell>
          <table:table-cell table:style-name="ce873" table:formula="of:=IF([.$G$1];ROUND(2*AVERAGE([.$C$2:.C4]);0)/2;&quot;&quot;)" office:value-type="float" office:value="0" calcext:value-type="float">
            <text:p>0</text:p>
          </table:table-cell>
          <table:table-cell table:style-name="ce857" table:formula="of:=IF([.$G$1];&quot;de 1 à 3&quot;;&quot;&quot;)" office:value-type="string" office:string-value="de 1 à 3" calcext:value-type="string">
            <text:p>de 1 à 3</text:p>
          </table:table-cell>
          <table:table-cell table:style-name="ce877"/>
          <table:table-cell table:number-columns-repeated="1018"/>
        </table:table-row>
        <table:table-row table:style-name="ro9">
          <table:table-cell table:style-name="ce858" table:formula="of:=IF([.$G$1];&quot;4&quot;;&quot;&quot;)" office:value-type="string" office:string-value="4" calcext:value-type="string">
            <text:p>4</text:p>
          </table:table-cell>
          <table:table-cell table:style-name="ce858" office:value-type="string" calcext:value-type="string">
            <text:p>Niveau 4</text:p>
          </table:table-cell>
          <table:table-cell table:style-name="ce866" table:formula="of:=IF([.$G$1];[$Données.N146];&quot;&quot;)" office:value-type="float" office:value="0" calcext:value-type="float">
            <text:p>0,00</text:p>
          </table:table-cell>
          <table:table-cell table:style-name="ce872" table:formula="of:=IF([.$G$1];ROUND(2*AVERAGE([.$C$2:.C5]);0)/2;&quot;&quot;)" office:value-type="float" office:value="0" calcext:value-type="float">
            <text:p>0</text:p>
          </table:table-cell>
          <table:table-cell table:style-name="ce858" table:formula="of:=IF([.$G$1];&quot;de 1 à 4&quot;;&quot;&quot;)" office:value-type="string" office:string-value="de 1 à 4" calcext:value-type="string">
            <text:p>de 1 à 4</text:p>
          </table:table-cell>
          <table:table-cell table:style-name="ce877"/>
          <table:table-cell table:number-columns-repeated="2"/>
          <table:table-cell table:style-name="ce879"/>
          <table:table-cell table:number-columns-repeated="1015"/>
        </table:table-row>
        <table:table-row table:style-name="ro9">
          <table:table-cell table:style-name="ce857" table:formula="of:=IF([.$G$1];&quot;5&quot;;&quot;&quot;)" office:value-type="string" office:string-value="5" calcext:value-type="string">
            <text:p>5</text:p>
          </table:table-cell>
          <table:table-cell table:style-name="ce857" office:value-type="string" calcext:value-type="string">
            <text:p>Niveau 5</text:p>
          </table:table-cell>
          <table:table-cell table:style-name="ce865" table:formula="of:=IF([.$G$1];[$Données.N175];&quot;&quot;)" office:value-type="float" office:value="0" calcext:value-type="float">
            <text:p>0,00</text:p>
          </table:table-cell>
          <table:table-cell table:style-name="ce873" table:formula="of:=IF([.$G$1];ROUND(2*AVERAGE([.$C$2:.C6]);0)/2;&quot;&quot;)" office:value-type="float" office:value="0" calcext:value-type="float">
            <text:p>0</text:p>
          </table:table-cell>
          <table:table-cell table:style-name="ce857" table:formula="of:=IF([.$G$1];&quot;de 1 à 5&quot;;&quot;&quot;)" office:value-type="string" office:string-value="de 1 à 5" calcext:value-type="string">
            <text:p>de 1 à 5</text:p>
          </table:table-cell>
          <table:table-cell table:style-name="ce877"/>
          <table:table-cell table:number-columns-repeated="2"/>
          <table:table-cell table:style-name="ce879"/>
          <table:table-cell table:number-columns-repeated="1015"/>
        </table:table-row>
        <table:table-row table:style-name="ro9">
          <table:table-cell table:style-name="ce858" table:formula="of:=IF([.$G$1];&quot;6&quot;;&quot;&quot;)" office:value-type="string" office:string-value="6" calcext:value-type="string">
            <text:p>6</text:p>
          </table:table-cell>
          <table:table-cell table:style-name="ce858" office:value-type="string" calcext:value-type="string">
            <text:p>Niveau 6</text:p>
          </table:table-cell>
          <table:table-cell table:style-name="ce866" table:formula="of:=IF([.$G$1];[$Données.N204];&quot;&quot;)" office:value-type="float" office:value="0" calcext:value-type="float">
            <text:p>0,00</text:p>
          </table:table-cell>
          <table:table-cell table:style-name="ce872" table:formula="of:=IF([.$G$1];ROUND(2*AVERAGE([.$C$2:.C7]);0)/2;&quot;&quot;)" office:value-type="float" office:value="0" calcext:value-type="float">
            <text:p>0</text:p>
          </table:table-cell>
          <table:table-cell table:style-name="ce858" table:formula="of:=IF([.$G$1];&quot;de 1 à 6&quot;;&quot;&quot;)" office:value-type="string" office:string-value="de 1 à 6" calcext:value-type="string">
            <text:p>de 1 à 6</text:p>
          </table:table-cell>
          <table:table-cell table:style-name="ce877"/>
          <table:table-cell table:number-columns-repeated="1018"/>
        </table:table-row>
        <table:table-row table:style-name="ro9">
          <table:table-cell table:style-name="ce890" table:number-columns-repeated="2"/>
          <table:table-cell table:style-name="ce897"/>
          <table:table-cell table:style-name="ce903"/>
          <table:table-cell table:style-name="ce890"/>
          <table:table-cell table:style-name="ce906"/>
          <table:table-cell table:style-name="ce908" table:number-columns-repeated="1018"/>
        </table:table-row>
        <table:table-row table:style-name="ro9">
          <table:table-cell table:style-name="ce890" table:number-columns-repeated="2"/>
          <table:table-cell table:style-name="ce897"/>
          <table:table-cell table:style-name="ce903"/>
          <table:table-cell table:style-name="ce890"/>
          <table:table-cell table:style-name="ce907"/>
          <table:table-cell table:style-name="ce908" table:number-columns-repeated="1018"/>
        </table:table-row>
        <table:table-row table:style-name="ro9">
          <table:table-cell table:style-name="ce890" table:number-columns-repeated="2"/>
          <table:table-cell table:style-name="ce898"/>
          <table:table-cell table:style-name="ce903"/>
          <table:table-cell table:style-name="ce890"/>
          <table:table-cell table:style-name="ce907"/>
          <table:table-cell table:style-name="ce908" table:number-columns-repeated="1018"/>
        </table:table-row>
        <table:table-row table:style-name="ro9" table:number-rows-repeated="2">
          <table:table-cell table:style-name="ce890" table:number-columns-repeated="2"/>
          <table:table-cell table:style-name="ce897"/>
          <table:table-cell table:style-name="ce903"/>
          <table:table-cell table:style-name="ce890"/>
          <table:table-cell table:style-name="ce908"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862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8">
          <table:covered-table-cell table:number-columns-repeated="5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870"/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Default" table:number-columns-repeated="2"/>
          <table:table-cell table:number-columns-repeated="1022"/>
        </table:table-row>
        <table:table-row table:style-name="ro8" table:number-rows-repeated="80">
          <table:table-cell table:number-columns-repeated="1024"/>
        </table:table-row>
        <table:table-row table:style-name="ro8">
          <table:table-cell table:style-name="ce863" office:value-type="string" calcext:value-type="string">
            <text:p>MDP :</text:p>
          </table:table-cell>
          <table:table-cell table:style-name="ce863" office:value-type="string" calcext:value-type="string">
            <text:p>KELLER Stéphane</text:p>
          </table:table-cell>
          <table:table-cell table:number-columns-repeated="1022"/>
        </table:table-row>
        <table:table-row table:style-name="ro8" table:number-rows-repeated="10484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1:23:52.2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9-09-26T11:25:08.007000000</dc:date>
    <meta:editing-duration>P1DT21H23M45S</meta:editing-duration>
    <meta:editing-cycles>599</meta:editing-cycles>
    <meta:generator>LibreOffice/6.1.5.2$Windows_X86_64 LibreOffice_project/90f8dcf33c87b3705e78202e3df5142b201bd805</meta:generator>
    <meta:document-statistic meta:table-count="9" meta:cell-count="2100" meta:object-count="55"/>
  </office:meta>
</office:document-meta>
</file>